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EDC147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01" style:family="table-row">
      <style:table-row-properties style:min-row-height="0.995cm" fo:keep-together="auto"/>
    </style:style>
    <style:style style:name="Table1.A41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A13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B13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7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Body_20_A">
      <style:text-properties fo:color="#000000" loext:opacity="100%" style:text-outline="false" style:font-name="Ubuntu" fo:language="en" fo:country="GB" style:text-underline-style="none"/>
    </style:style>
    <style:style style:name="P130" style:family="paragraph" style:parent-style-name="Body">
      <style:text-properties style:font-name="Ubuntu" fo:language="en" fo:country="GB"/>
    </style:style>
    <style:style style:name="P131" style:family="paragraph" style:parent-style-name="Body_20_A">
      <style:text-properties style:font-name="Ubuntu" fo:language="en" fo:country="GB"/>
    </style:style>
    <style:style style:name="P132"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33"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3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35" style:family="paragraph" style:parent-style-name="Body_20_A">
      <style:text-properties style:font-name="Ubuntu" fo:language="en" fo:country="GB" fo:font-weight="normal" style:font-weight-asian="normal" style:font-weight-complex="normal"/>
    </style:style>
    <style:style style:name="P136" style:family="paragraph" style:parent-style-name="Body_20_A">
      <style:paragraph-properties fo:margin-left="0.192cm" fo:margin-right="0cm" fo:orphans="0" fo:widows="0" fo:text-indent="-0.192cm" style:auto-text-indent="false"/>
      <style:text-properties style:font-name="Ubuntu" fo:language="en" fo:country="GB"/>
    </style:style>
    <style:style style:name="P137" style:family="paragraph" style:parent-style-name="Body_20_A">
      <style:paragraph-properties fo:margin-left="0cm" fo:margin-right="0cm" fo:orphans="0" fo:widows="0" fo:text-indent="0cm" style:auto-text-indent="false"/>
      <style:text-properties style:font-name="Ubuntu" fo:language="en" fo:country="GB"/>
    </style:style>
    <style:style style:name="P138" style:family="paragraph" style:parent-style-name="Body_20_A">
      <style:paragraph-properties fo:margin-left="0.191cm" fo:margin-right="0cm" fo:orphans="0" fo:widows="0" fo:text-indent="-0.191cm" style:auto-text-indent="false"/>
      <style:text-properties style:font-name="Ubuntu" fo:language="en" fo:country="GB"/>
    </style:style>
    <style:style style:name="P139" style:family="paragraph" style:parent-style-name="Body_20_A">
      <style:paragraph-properties fo:text-align="start" style:justify-single-word="false"/>
      <style:text-properties style:font-name="Ubuntu" fo:language="en" fo:country="GB"/>
    </style:style>
    <style:style style:name="P140" style:family="paragraph" style:parent-style-name="Body_20_A">
      <style:paragraph-properties fo:text-align="start" style:justify-single-word="false"/>
      <style:text-properties style:font-name="Ubuntu" fo:language="en" fo:country="GB" officeooo:paragraph-rsid="00e3805e"/>
    </style:style>
    <style:style style:name="P141" style:family="paragraph" style:parent-style-name="Body_20_A">
      <style:paragraph-properties fo:text-align="start" style:justify-single-word="false"/>
      <style:text-properties style:font-name="Ubuntu" fo:language="en" fo:country="GB" officeooo:paragraph-rsid="004ebe68"/>
    </style:style>
    <style:style style:name="P14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43" style:family="paragraph" style:parent-style-name="Table_20_Contents">
      <style:paragraph-properties fo:text-align="start" style:justify-single-word="false"/>
      <style:text-properties style:font-name="Ubuntu" fo:language="en" fo:country="GB"/>
    </style:style>
    <style:style style:name="P144" style:family="paragraph" style:parent-style-name="Body_20_A">
      <style:paragraph-properties fo:text-align="start" style:justify-single-word="false"/>
      <style:text-properties style:font-name="Ubuntu" fo:language="en" fo:country="GB" officeooo:paragraph-rsid="0033ca69"/>
    </style:style>
    <style:style style:name="P145" style:family="paragraph" style:parent-style-name="Body_20_A">
      <style:paragraph-properties fo:text-align="start" style:justify-single-word="false"/>
      <style:text-properties style:font-name="Ubuntu" fo:language="en" fo:country="GB" officeooo:paragraph-rsid="011ec2f3"/>
    </style:style>
    <style:style style:name="P14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4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4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4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5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5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55" style:family="paragraph" style:parent-style-name="Table_20_Contents">
      <style:paragraph-properties fo:break-before="page"/>
      <style:text-properties style:font-name="Ubuntu" fo:language="en" fo:country="GB" style:font-name-asian="Arial Unicode MS" style:font-name-complex="Arial Unicode MS"/>
    </style:style>
    <style:style style:name="P156" style:family="paragraph" style:parent-style-name="Table_20_Contents">
      <style:text-properties style:font-name="Ubuntu" fo:language="en" fo:country="GB"/>
    </style:style>
    <style:style style:name="P157" style:family="paragraph" style:parent-style-name="Table_20_Contents">
      <style:paragraph-properties fo:break-before="page"/>
      <style:text-properties style:font-name="Ubuntu" fo:language="en" fo:country="GB" officeooo:rsid="010530fc" officeooo:paragraph-rsid="010530fc"/>
    </style:style>
    <style:style style:name="P158" style:family="paragraph" style:parent-style-name="Table_20_Contents">
      <style:text-properties style:font-name="Ubuntu" fo:language="en" fo:country="GB" officeooo:rsid="010530fc" officeooo:paragraph-rsid="010530fc"/>
    </style:style>
    <style:style style:name="P159" style:family="paragraph" style:parent-style-name="Table_20_Contents">
      <style:paragraph-properties fo:break-before="page"/>
      <style:text-properties style:font-name="Ubuntu" fo:language="en" fo:country="GB" officeooo:rsid="00c311ef" officeooo:paragraph-rsid="00c311ef"/>
    </style:style>
    <style:style style:name="P160" style:family="paragraph" style:parent-style-name="Table_20_Contents">
      <style:text-properties style:font-name="Ubuntu" fo:language="en" fo:country="GB" officeooo:rsid="00c311ef" officeooo:paragraph-rsid="00c311ef"/>
    </style:style>
    <style:style style:name="P161"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2"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63" style:family="paragraph" style:parent-style-name="Body_20_A">
      <style:text-properties fo:color="#9bbb59" loext:opacity="100%" style:text-outline="false" style:font-name="Ubuntu" fo:language="en" fo:country="GB" style:text-underline-style="none"/>
    </style:style>
    <style:style style:name="P164" style:family="paragraph" style:parent-style-name="Body_20_A">
      <style:text-properties fo:color="#c0504d" loext:opacity="100%" style:text-outline="false" style:font-name="Ubuntu" fo:language="en" fo:country="GB"/>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Body_20_A" style:master-page-name="Standard">
      <style:paragraph-properties style:page-number="auto"/>
      <style:text-properties style:font-name="Ubuntu" fo:language="en" fo:country="GB"/>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bold" officeooo:rsid="00e3805e" style:font-weight-asian="bold"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officeooo:rsid="010d9d28"/>
    </style:style>
    <style:style style:name="T62" style:family="text">
      <style:text-properties officeooo:rsid="0113a403"/>
    </style:style>
    <style:style style:name="T63" style:family="text">
      <style:text-properties officeooo:rsid="01143ffc"/>
    </style:style>
    <style:style style:name="T64" style:family="text">
      <style:text-properties officeooo:rsid="01153829"/>
    </style:style>
    <style:style style:name="T65" style:family="text">
      <style:text-properties officeooo:rsid="011ef5e1"/>
    </style:style>
    <style:style style:name="T66" style:family="text">
      <style:text-properties officeooo:rsid="01201981"/>
    </style:style>
    <style:style style:name="T67" style:family="text">
      <style:text-properties officeooo:rsid="012bbeb1"/>
    </style:style>
    <style:style style:name="T68" style:family="text">
      <style:text-properties officeooo:rsid="012ce19f"/>
    </style:style>
    <style:style style:name="T69" style:family="text">
      <style:text-properties officeooo:rsid="012d46e1"/>
    </style:style>
    <style:style style:name="T70" style:family="text">
      <style:text-properties officeooo:rsid="012e2488"/>
    </style:style>
    <style:style style:name="T71" style:family="text">
      <style:text-properties officeooo:rsid="012e50f5"/>
    </style:style>
    <style:style style:name="T72" style:family="text">
      <style:text-properties officeooo:rsid="012f012a"/>
    </style:style>
    <style:style style:name="T73" style:family="text">
      <style:text-properties officeooo:rsid="012fed38"/>
    </style:style>
    <style:style style:name="T74" style:family="text">
      <style:text-properties officeooo:rsid="0131cd19"/>
    </style:style>
    <style:style style:name="T75" style:family="text">
      <style:text-properties officeooo:rsid="01332c51"/>
    </style:style>
    <style:style style:name="T76" style:family="text">
      <style:text-properties officeooo:rsid="01360b6d"/>
    </style:style>
    <style:style style:name="T77" style:family="text">
      <style:text-properties officeooo:rsid="0136fa91"/>
    </style:style>
    <style:style style:name="T78" style:family="text">
      <style:text-properties officeooo:rsid="013d6524"/>
    </style:style>
    <style:style style:name="T79" style:family="text">
      <style:text-properties officeooo:rsid="013f9302"/>
    </style:style>
    <style:style style:name="T80" style:family="text">
      <style:text-properties officeooo:rsid="01421caa"/>
    </style:style>
    <style:style style:name="T81" style:family="text">
      <style:text-properties officeooo:rsid="014e1240"/>
    </style:style>
    <style:style style:name="T82" style:family="text">
      <style:text-properties officeooo:rsid="015550dc"/>
    </style:style>
    <style:style style:name="T83" style:family="text">
      <style:text-properties officeooo:rsid="01593045"/>
    </style:style>
    <style:style style:name="T84" style:family="text">
      <style:text-properties officeooo:rsid="015d4470"/>
    </style:style>
    <style:style style:name="T85" style:family="text">
      <style:text-properties officeooo:rsid="015e6cdd"/>
    </style:style>
    <style:style style:name="T86" style:family="text">
      <style:text-properties officeooo:rsid="01687d05"/>
    </style:style>
    <style:style style:name="T87" style:family="text">
      <style:text-properties officeooo:rsid="016ca091"/>
    </style:style>
    <style:style style:name="T88" style:family="text">
      <style:text-properties officeooo:rsid="016ddee8"/>
    </style:style>
    <style:style style:name="T89" style:family="text">
      <style:text-properties officeooo:rsid="016ffd19"/>
    </style:style>
    <style:style style:name="T90" style:family="text">
      <style:text-properties officeooo:rsid="0171c287"/>
    </style:style>
    <style:style style:name="T91" style:family="text">
      <style:text-properties officeooo:rsid="017488cf"/>
    </style:style>
    <style:style style:name="T92" style:family="text">
      <style:text-properties officeooo:rsid="0175b9f6"/>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VaME Documentation.</text:p>
      <text:p text:style-name="P131"><text:span text:style-name="T1">Studio Pond.</text:span><draw:frame draw:style-name="fr1" draw:name="officeArt object" text:anchor-type="char" svg:x="7.615cm" svg:y="0.683cm" svg:width="1.727cm" svg:height="1.727cm" draw:z-index="0"><draw:image xlink:href="Pictures/100000010000001900000019EDC14730.png" xlink:type="simple" xlink:show="embed" xlink:actuate="onLoad" draw:mime-type="image/png"/><svg:desc>Image</svg:desc><draw:contour-polygon svg:width="20px" svg:height="23px" svg:viewBox="0 0 20 23" draw:points="11,1 22,6 22,19 11,24 2,17 3,6" draw:recreate-on-edit="false"/></draw:frame></text:p>
      <text:p text:style-name="P132"/>
      <text:p text:style-name="P2"/>
      <text:h text:style-name="P3" text:outline-level="1"><text:bookmark-start text:name="_Toc"/><text:span text:style-name="headers"><text:span text:style-name="T3">Variables</text:span></text:span><text:bookmark-end text:name="_Toc"/></text:h>
      <text:p text:style-name="P131"/>
      <text:p text:style-name="P129"/>
      <table:table table:name="Table1" table:style-name="Table1" table:template-name="Elegant">
        <table:table-column table:style-name="Table1.A"/>
        <table:table-column table:style-name="Table1.B"/>
        <table:table-row table:style-name="Table1.1">
          <table:table-cell table:style-name="Table1.A1" office:value-type="string">
            <text:h text:style-name="P126" text:outline-level="1">Value</text:h>
          </table:table-cell>
          <table:table-cell table:style-name="Table1.A1" office:value-type="string">
            <text:h text:style-name="P126" text:outline-level="1">Description</text:h>
          </table:table-cell>
        </table:table-row>
        <table:table-row table:style-name="Table1.2">
          <table:table-cell table:style-name="Table1.A2" office:value-type="string">
            <text:h text:style-name="P102" text:outline-level="1">allowscriptcontrol</text:h>
          </table:table-cell>
          <table:table-cell table:style-name="Table1.A2" office:value-type="string">
            <text:h text:style-name="P102" text:outline-level="1">If player can control the game throughout the script’s execution (no pockets or further scripts). 0 = no. 1 = yes.</text:h>
          </table:table-cell>
        </table:table-row>
        <table:table-row table:style-name="Table1.1">
          <table:table-cell table:style-name="Table1.A2" office:value-type="string">
            <text:h text:style-name="P107" text:outline-level="1">autoobjectcull(no)</text:h>
          </table:table-cell>
          <table:table-cell table:style-name="Table1.A2" office:value-type="string">
            <text:h text:style-name="P107" text:outline-level="1">If autocull is enabled on an object. 1 = yes. 0 = no.</text:h>
          </table:table-cell>
        </table:table-row>
        <table:table-row table:style-name="Table1.2">
          <table:table-cell table:style-name="Table1.A2" office:value-type="string">
            <text:h text:style-name="P107" text:outline-level="1">autoplayercull(no)</text:h>
          </table:table-cell>
          <table:table-cell table:style-name="Table1.A2" office:value-type="string">
            <text:h text:style-name="P107" text:outline-level="1">IF autocull is enabled on a player. 1 = yes. 0 = no.</text:h>
          </table:table-cell>
        </table:table-row>
        <table:table-row table:style-name="Table1.1">
          <table:table-cell table:style-name="Table1.A2" office:value-type="string">
            <text:p text:style-name="P165">autotxtsfx</text:p>
          </table:table-cell>
          <table:table-cell table:style-name="Table1.A2" office:value-type="string">
            <text:p text:style-name="P165">If engine generates automatic tones for dialogue boxes. 1= yes <text:span text:style-name="T87">with PC speaker emu</text:span>. 0 = no. <text:span text:style-name="T87">2 = yes (with sfx named “talk”). 3 = yes (with individual player sfx named “talk-playername$(no)”</text:span></text:p>
          </table:table-cell>
        </table:table-row>
        <table:table-row table:style-name="Table1.1">
          <table:table-cell table:style-name="Table1.A2" office:value-type="string">
            <text:h text:style-name="P7" text:outline-level="1">autoupdate</text:h>
          </table:table-cell>
          <table:table-cell table:style-name="Table1.A2" office:value-type="string">
            <text:h text:style-name="P7" text:outline-level="1">If game automatically checks for updates. 1 = yes. 0 = no. <text:span text:style-name="T66">2 = yes and also it will display a readme file once updated.</text:span></text:h>
          </table:table-cell>
        </table:table-row>
        <table:table-row table:style-name="Table1.1">
          <table:table-cell table:style-name="Table1.A2" office:value-type="string">
            <text:h text:style-name="P113" text:outline-level="1">awardbannerlocx</text:h>
          </table:table-cell>
          <table:table-cell table:style-name="Table1.A2" office:value-type="string">
            <text:h text:style-name="P113" text:outline-level="1">X location of award banner</text:h>
          </table:table-cell>
        </table:table-row>
        <table:table-row table:style-name="Table1.1">
          <table:table-cell table:style-name="Table1.A2" office:value-type="string">
            <text:h text:style-name="P113" text:outline-level="1">awardbannerlocy</text:h>
          </table:table-cell>
          <table:table-cell table:style-name="Table1.A2" office:value-type="string">
            <text:h text:style-name="P113" text:outline-level="1">Y location of award banner</text:h>
          </table:table-cell>
        </table:table-row>
        <table:table-row table:style-name="Table1.1">
          <table:table-cell table:style-name="Table1.A2" office:value-type="string">
            <text:h text:style-name="P113" text:outline-level="1">awardbannerresx</text:h>
          </table:table-cell>
          <table:table-cell table:style-name="Table1.A2" office:value-type="string">
            <text:h text:style-name="P113" text:outline-level="1">X resolution of award banner</text:h>
          </table:table-cell>
        </table:table-row>
        <table:table-row table:style-name="Table1.2">
          <table:table-cell table:style-name="Table1.A2" office:value-type="string">
            <text:h text:style-name="P113" text:outline-level="1">awardbannerresy</text:h>
          </table:table-cell>
          <table:table-cell table:style-name="Table1.A2" office:value-type="string">
            <text:h text:style-name="P113" text:outline-level="1">Y resolution of award banner</text:h>
          </table:table-cell>
        </table:table-row>
        <table:table-row table:style-name="Table1.2">
          <table:table-cell table:style-name="Table1.A2" office:value-type="string">
            <text:h text:style-name="P115" text:outline-level="1">awarddisplay</text:h>
          </table:table-cell>
          <table:table-cell table:style-name="Table1.A2" office:value-type="string">
            <text:h text:style-name="P115" text:outline-level="1">Number if award to be displayed.</text:h>
          </table:table-cell>
        </table:table-row>
        <table:table-row table:style-name="Table1.2">
          <table:table-cell table:style-name="Table1.A2" office:value-type="string">
            <text:h text:style-name="P116" text:outline-level="1">award<text:span text:style-name="T84">grace</text:span>time</text:h>
          </table:table-cell>
          <table:table-cell table:style-name="Table1.A2" office:value-type="string">
            <text:h text:style-name="P116" text:outline-level="1">Amount of time award is displayed.</text:h>
          </table:table-cell>
        </table:table-row>
        <table:table-row table:style-name="Table1.2">
          <table:table-cell table:style-name="Table1.A2" office:value-type="string">
            <text:h text:style-name="P113" text:outline-level="1">awarditemlocx</text:h>
          </table:table-cell>
          <table:table-cell table:style-name="Table1.A2" office:value-type="string">
            <text:h text:style-name="P113" text:outline-level="1">X location of award item</text:h>
          </table:table-cell>
        </table:table-row>
        <table:table-row table:style-name="Table1.2">
          <table:table-cell table:style-name="Table1.A2" office:value-type="string">
            <text:h text:style-name="P113" text:outline-level="1">awarditemlocy</text:h>
          </table:table-cell>
          <table:table-cell table:style-name="Table1.A2" office:value-type="string">
            <text:h text:style-name="P113" text:outline-level="1">Y location of award item</text:h>
          </table:table-cell>
        </table:table-row>
        <table:table-row table:style-name="Table1.2">
          <table:table-cell table:style-name="Table1.A2" office:value-type="string">
            <text:h text:style-name="P113" text:outline-level="1">awarditemresx</text:h>
          </table:table-cell>
          <table:table-cell table:style-name="Table1.A2" office:value-type="string">
            <text:h text:style-name="P113" text:outline-level="1">X resolution of award item</text:h>
          </table:table-cell>
        </table:table-row>
        <table:table-row table:style-name="Table1.2">
          <table:table-cell table:style-name="Table1.A2" office:value-type="string">
            <text:h text:style-name="P113" text:outline-level="1">awarditemresy</text:h>
          </table:table-cell>
          <table:table-cell table:style-name="Table1.A2" office:value-type="string">
            <text:h text:style-name="P113" text:outline-level="1">Y resolution of award item</text:h>
          </table:table-cell>
        </table:table-row>
        <table:table-row table:style-name="Table1.2">
          <table:table-cell table:style-name="Table1.A2" office:value-type="string">
            <text:h text:style-name="P119" text:outline-level="1">awardmenuno</text:h>
          </table:table-cell>
          <table:table-cell table:style-name="Table1.A2" office:value-type="string">
            <text:h text:style-name="P119" text:outline-level="1">Which number award the award menu is displaying.</text:h>
          </table:table-cell>
        </table:table-row>
        <table:table-row table:style-name="Table1.2">
          <table:table-cell table:style-name="Table1.A2" office:value-type="string">
            <text:h text:style-name="P118" text:outline-level="1">awardspeed</text:h>
          </table:table-cell>
          <table:table-cell table:style-name="Table1.A2" office:value-type="string">
            <text:h text:style-name="P118" text:outline-level="1">Number of pixels per frame the award notification scrolls in by.</text:h>
          </table:table-cell>
        </table:table-row>
        <table:table-row table:style-name="Table1.2">
          <table:table-cell table:style-name="Table1.A2" office:value-type="string">
            <text:h text:style-name="P114" text:outline-level="1">awardtextlocx</text:h>
          </table:table-cell>
          <table:table-cell table:style-name="Table1.A2" office:value-type="string">
            <text:h text:style-name="P114" text:outline-level="1">X location of award text</text:h>
          </table:table-cell>
        </table:table-row>
        <table:table-row table:style-name="Table1.2">
          <table:table-cell table:style-name="Table1.A2" office:value-type="string">
            <text:h text:style-name="P114" text:outline-level="1">awardtextlocy</text:h>
          </table:table-cell>
          <table:table-cell table:style-name="Table1.A2" office:value-type="string">
            <text:h text:style-name="P114" text:outline-level="1">Y location of award text</text:h>
          </table:table-cell>
        </table:table-row>
        <table:table-row table:style-name="Table1.2">
          <table:table-cell table:style-name="Table1.A2" office:value-type="string">
            <text:h text:style-name="P110" text:outline-level="1">awardvalue(no)</text:h>
          </table:table-cell>
          <table:table-cell table:style-name="Table1.A2" office:value-type="string">
            <text:h text:style-name="P110" text:outline-level="1">If award has been completed or not, 0 = no. 1 = yes.</text:h>
          </table:table-cell>
        </table:table-row>
        <table:table-row table:style-name="Table1.2">
          <table:table-cell table:style-name="Table1.A2" office:value-type="string">
            <text:h text:style-name="P8" text:outline-level="1">bannerlettercount</text:h>
          </table:table-cell>
          <table:table-cell table:style-name="Table1.A2" office:value-type="string">
            <text:h text:style-name="P8" text:outline-level="1">Counts number of letters produced by a text banner.</text:h>
          </table:table-cell>
        </table:table-row>
        <text:soft-page-break/>
        <table:table-row table:style-name="Table1.2">
          <table:table-cell table:style-name="Table1.A2" office:value-type="string">
            <text:p text:style-name="P165">bcontrol</text:p>
          </table:table-cell>
          <table:table-cell table:style-name="Table1.A2" office:value-type="string">
            <text:p text:style-name="P165">If back control is enabled. 1 = yes. 0 = no.</text:p>
          </table:table-cell>
        </table:table-row>
        <table:table-row table:style-name="Table1.2">
          <table:table-cell table:style-name="Table1.A2" office:value-type="string">
            <text:h text:style-name="P9" text:outline-level="1">bcontrolcode1</text:h>
          </table:table-cell>
          <table:table-cell table:style-name="Table1.A2" office:value-type="string">
            <text:h text:style-name="P9" text:outline-level="1">Hardware code for BACK/PAUSE key (option 1)</text:h>
          </table:table-cell>
        </table:table-row>
        <table:table-row table:style-name="Table1.2">
          <table:table-cell table:style-name="Table1.A2" office:value-type="string">
            <text:h text:style-name="P9" text:outline-level="1">bcontrolcode2</text:h>
          </table:table-cell>
          <table:table-cell table:style-name="Table1.A2" office:value-type="string">
            <text:h text:style-name="P9" text:outline-level="1">Hardware code for BACK/PAUSE key (option 2)</text:h>
          </table:table-cell>
        </table:table-row>
        <table:table-row table:style-name="Table1.2">
          <table:table-cell table:style-name="Table1.A2" office:value-type="string">
            <text:h text:style-name="P10" text:outline-level="1">bcontrolcode3</text:h>
          </table:table-cell>
          <table:table-cell table:style-name="Table1.A2" office:value-type="string">
            <text:h text:style-name="P10" text:outline-level="1">Hardware code for BACK/PAUSE key (option 3)</text:h>
          </table:table-cell>
        </table:table-row>
        <table:table-row table:style-name="Table1.2">
          <table:table-cell table:style-name="Table1.A2" office:value-type="string">
            <text:h text:style-name="P10" text:outline-level="1">bcontrolcode4</text:h>
          </table:table-cell>
          <table:table-cell table:style-name="Table1.A2" office:value-type="string">
            <text:h text:style-name="P10" text:outline-level="1">Hardware code for BACK/PAUSE key (option 4)</text:h>
          </table:table-cell>
        </table:table-row>
        <table:table-row table:style-name="Table1.2">
          <table:table-cell table:style-name="Table1.A2" office:value-type="string">
            <text:p text:style-name="P165">bgcurrencycoloura</text:p>
          </table:table-cell>
          <table:table-cell table:style-name="Table1.A2" office:value-type="string">
            <text:p text:style-name="P165">Alpha transparency of letter backgrounds in currency.</text:p>
          </table:table-cell>
        </table:table-row>
        <table:table-row table:style-name="Table1.2">
          <table:table-cell table:style-name="Table1.A2" office:value-type="string">
            <text:p text:style-name="P165">bgcurrencycolourb</text:p>
          </table:table-cell>
          <table:table-cell table:style-name="Table1.A2" office:value-type="string">
            <text:p text:style-name="P165">Blue colour of letter backgrounds in currency.</text:p>
          </table:table-cell>
        </table:table-row>
        <table:table-row table:style-name="Table1.2">
          <table:table-cell table:style-name="Table1.A2" office:value-type="string">
            <text:p text:style-name="P165">bgcurrencycolourg</text:p>
          </table:table-cell>
          <table:table-cell table:style-name="Table1.A2" office:value-type="string">
            <text:p text:style-name="P165">Green colour of letter backgrounds in currency.</text:p>
          </table:table-cell>
        </table:table-row>
        <table:table-row table:style-name="Table1.1">
          <table:table-cell table:style-name="Table1.A2" office:value-type="string">
            <text:p text:style-name="P165">bgcurrencycolourr</text:p>
          </table:table-cell>
          <table:table-cell table:style-name="Table1.A2" office:value-type="string">
            <text:p text:style-name="P165">Red colour of letter backgrounds in currency.</text:p>
          </table:table-cell>
        </table:table-row>
        <table:table-row table:style-name="Table1.1">
          <table:table-cell table:style-name="Table1.A2" office:value-type="string">
            <text:p text:style-name="P165">bgmenudefaultcoloura</text:p>
          </table:table-cell>
          <table:table-cell table:style-name="Table1.A2" office:value-type="string">
            <text:p text:style-name="P165">Alpha transparency of default letter backgrounds in menus.</text:p>
          </table:table-cell>
        </table:table-row>
        <table:table-row table:style-name="Table1.1">
          <table:table-cell table:style-name="Table1.A2" office:value-type="string">
            <text:p text:style-name="P165">bgmenudefaultcolourb</text:p>
          </table:table-cell>
          <table:table-cell table:style-name="Table1.A2" office:value-type="string">
            <text:p text:style-name="P165">Blue colour of default letter backgrounds in menus.</text:p>
          </table:table-cell>
        </table:table-row>
        <table:table-row table:style-name="Table1.2">
          <table:table-cell table:style-name="Table1.A2" office:value-type="string">
            <text:p text:style-name="P165">bgmenudefaultcolourg</text:p>
          </table:table-cell>
          <table:table-cell table:style-name="Table1.A2" office:value-type="string">
            <text:p text:style-name="P165">Green colour of default letter backgrounds in menus.</text:p>
          </table:table-cell>
        </table:table-row>
        <table:table-row table:style-name="Table1.1">
          <table:table-cell table:style-name="Table1.A2" office:value-type="string">
            <text:p text:style-name="P165">bgmenudefaultcolourr</text:p>
          </table:table-cell>
          <table:table-cell table:style-name="Table1.A2" office:value-type="string">
            <text:p text:style-name="P165">Red colour of default letter backgrounds in menus.</text:p>
          </table:table-cell>
        </table:table-row>
        <table:table-row table:style-name="Table1.1">
          <table:table-cell table:style-name="Table1.A2" office:value-type="string">
            <text:p text:style-name="P165">bgmenuselectcoloura</text:p>
          </table:table-cell>
          <table:table-cell table:style-name="Table1.A2" office:value-type="string">
            <text:p text:style-name="P165">Alpha transparency of selected letter backgrounds in menus.</text:p>
          </table:table-cell>
        </table:table-row>
        <table:table-row table:style-name="Table1.1">
          <table:table-cell table:style-name="Table1.A2" office:value-type="string">
            <text:p text:style-name="P165">bgmenuselectcolourb</text:p>
          </table:table-cell>
          <table:table-cell table:style-name="Table1.A2" office:value-type="string">
            <text:p text:style-name="P165">Blue colour of selected letter backgrounds in menus.</text:p>
          </table:table-cell>
        </table:table-row>
        <table:table-row table:style-name="Table1.2">
          <table:table-cell table:style-name="Table1.A2" office:value-type="string">
            <text:p text:style-name="P165">bgmenuselectcolourg</text:p>
          </table:table-cell>
          <table:table-cell table:style-name="Table1.A2" office:value-type="string">
            <text:p text:style-name="P165">Green colour of selected letter backgrounds in menus.</text:p>
          </table:table-cell>
        </table:table-row>
        <table:table-row table:style-name="Table1.2">
          <table:table-cell table:style-name="Table1.A2" office:value-type="string">
            <text:p text:style-name="P165">bgmenuselectcolourr</text:p>
          </table:table-cell>
          <table:table-cell table:style-name="Table1.A2" office:value-type="string">
            <text:p text:style-name="P165">Red colour of selected letter backgrounds in menus.</text:p>
          </table:table-cell>
        </table:table-row>
        <table:table-row table:style-name="Table1.2">
          <table:table-cell table:style-name="Table1.A2" office:value-type="string">
            <text:p text:style-name="P165">bgpocketdefaultcoloura</text:p>
          </table:table-cell>
          <table:table-cell table:style-name="Table1.A2" office:value-type="string">
            <text:p text:style-name="P165">Alpha transparency colour of default letter backgrounds in pockets.</text:p>
          </table:table-cell>
        </table:table-row>
        <table:table-row table:style-name="Table1.2">
          <table:table-cell table:style-name="Table1.A2" office:value-type="string">
            <text:p text:style-name="P165">bgpocketdefaultcolourb</text:p>
          </table:table-cell>
          <table:table-cell table:style-name="Table1.A2" office:value-type="string">
            <text:p text:style-name="P165">Blue colour of default letter backgrounds in pockets.</text:p>
          </table:table-cell>
        </table:table-row>
        <table:table-row table:style-name="Table1.42">
          <table:table-cell table:style-name="Table1.A2" office:value-type="string">
            <text:p text:style-name="P165">bgpocketdefaultcolourg</text:p>
          </table:table-cell>
          <table:table-cell table:style-name="Table1.A2" office:value-type="string">
            <text:p text:style-name="P165">Green colour of default letter backgrounds in pockets.</text:p>
          </table:table-cell>
        </table:table-row>
        <table:table-row table:style-name="Table1.43">
          <table:table-cell table:style-name="Table1.A2" office:value-type="string">
            <text:p text:style-name="P165">bgpocketdefaultcolourr</text:p>
          </table:table-cell>
          <table:table-cell table:style-name="Table1.A2" office:value-type="string">
            <text:p text:style-name="P165">Red colour of default letter backgrounds in pockets.</text:p>
          </table:table-cell>
        </table:table-row>
        <table:table-row table:style-name="Table1.1">
          <table:table-cell table:style-name="Table1.A2" office:value-type="string">
            <text:p text:style-name="P165">bgpocketselectcoloura</text:p>
          </table:table-cell>
          <table:table-cell table:style-name="Table1.A2" office:value-type="string">
            <text:p text:style-name="P165">Alpha transparency of selected letter backgrounds in pockets.</text:p>
          </table:table-cell>
        </table:table-row>
        <table:table-row table:style-name="Table1.2">
          <table:table-cell table:style-name="Table1.A2" office:value-type="string">
            <text:p text:style-name="P165">bgpocketselectcolourb</text:p>
          </table:table-cell>
          <table:table-cell table:style-name="Table1.A2" office:value-type="string">
            <text:p text:style-name="P165">Blue colour of selected letter backgrounds in pockets.</text:p>
          </table:table-cell>
        </table:table-row>
        <table:table-row table:style-name="Table1.2">
          <table:table-cell table:style-name="Table1.A2" office:value-type="string">
            <text:p text:style-name="P165">bgpocketselectcolourg</text:p>
          </table:table-cell>
          <table:table-cell table:style-name="Table1.A2" office:value-type="string">
            <text:p text:style-name="P165">Green colour of selected letter backgrounds in pockets.</text:p>
          </table:table-cell>
        </table:table-row>
        <table:table-row table:style-name="Table1.43">
          <table:table-cell table:style-name="Table1.A2" office:value-type="string">
            <text:p text:style-name="P165">bgpocketselectcolourr</text:p>
          </table:table-cell>
          <table:table-cell table:style-name="Table1.A2" office:value-type="string">
            <text:p text:style-name="P165">Red colour of selected letter backgrounds in <text:soft-page-break/>pockets.</text:p>
          </table:table-cell>
        </table:table-row>
        <table:table-row table:style-name="Table1.1">
          <table:table-cell table:style-name="Table1.A2" office:value-type="string">
            <text:p text:style-name="P165">bgpromptcoloura</text:p>
          </table:table-cell>
          <table:table-cell table:style-name="Table1.A2" office:value-type="string">
            <text:p text:style-name="P165">Alpha transparency of letter backgrounds in developer prompt.</text:p>
          </table:table-cell>
        </table:table-row>
        <table:table-row table:style-name="Table1.2">
          <table:table-cell table:style-name="Table1.A2" office:value-type="string">
            <text:p text:style-name="P165">bgpromptcolourb</text:p>
          </table:table-cell>
          <table:table-cell table:style-name="Table1.A2" office:value-type="string">
            <text:p text:style-name="P165">Blue colour of letter backgrounds in developer prompt.</text:p>
          </table:table-cell>
        </table:table-row>
        <table:table-row table:style-name="Table1.42">
          <table:table-cell table:style-name="Table1.A2" office:value-type="string">
            <text:p text:style-name="P165">bgpromptcolourg</text:p>
          </table:table-cell>
          <table:table-cell table:style-name="Table1.A2" office:value-type="string">
            <text:p text:style-name="P165">Green colour of letter backgrounds in developer prompt.</text:p>
          </table:table-cell>
        </table:table-row>
        <table:table-row table:style-name="Table1.43">
          <table:table-cell table:style-name="Table1.A2" office:value-type="string">
            <text:p text:style-name="P165">bgpromptcolourr</text:p>
          </table:table-cell>
          <table:table-cell table:style-name="Table1.A2" office:value-type="string">
            <text:p text:style-name="P165">Red colour of letter backgrounds in developer prompt.</text:p>
          </table:table-cell>
        </table:table-row>
        <table:table-row table:style-name="Table1.43">
          <table:table-cell table:style-name="Table1.A2" office:value-type="string">
            <text:h text:style-name="P109" text:outline-level="1">bgselectobjectcoloura</text:h>
          </table:table-cell>
          <table:table-cell table:style-name="Table1.A2" office:value-type="string">
            <text:h text:style-name="P109" text:outline-level="1">Alpha colour of background in select object banner.</text:h>
          </table:table-cell>
        </table:table-row>
        <table:table-row table:style-name="Table1.2">
          <table:table-cell table:style-name="Table1.A2" office:value-type="string">
            <text:h text:style-name="P109" text:outline-level="1">bgselectobjectcolourb</text:h>
          </table:table-cell>
          <table:table-cell table:style-name="Table1.A2" office:value-type="string">
            <text:h text:style-name="P109" text:outline-level="1">Blue colour of background in select object banner.</text:h>
          </table:table-cell>
        </table:table-row>
        <table:table-row table:style-name="Table1.42">
          <table:table-cell table:style-name="Table1.A2" office:value-type="string">
            <text:h text:style-name="P109" text:outline-level="1">bgselectobjectcolourg</text:h>
          </table:table-cell>
          <table:table-cell table:style-name="Table1.A2" office:value-type="string">
            <text:h text:style-name="P109" text:outline-level="1">Green colour of background in select object banner.</text:h>
          </table:table-cell>
        </table:table-row>
        <table:table-row table:style-name="Table1.2">
          <table:table-cell table:style-name="Table1.A2" office:value-type="string">
            <text:h text:style-name="P109" text:outline-level="1">bgselectobjectcolourr</text:h>
          </table:table-cell>
          <table:table-cell table:style-name="Table1.A2" office:value-type="string">
            <text:h text:style-name="P109" text:outline-level="1">Red colour of background in select object banner.</text:h>
          </table:table-cell>
        </table:table-row>
        <table:table-row table:style-name="Table1.42">
          <table:table-cell table:style-name="Table1.A2" office:value-type="string">
            <text:p text:style-name="P165">bgspeechcoloura</text:p>
          </table:table-cell>
          <table:table-cell table:style-name="Table1.A2" office:value-type="string">
            <text:p text:style-name="P165">Alpha transparency of letter backgrounds in speech.</text:p>
          </table:table-cell>
        </table:table-row>
        <table:table-row table:style-name="Table1.2">
          <table:table-cell table:style-name="Table1.A2" office:value-type="string">
            <text:p text:style-name="P165">bgspeechcolourb</text:p>
          </table:table-cell>
          <table:table-cell table:style-name="Table1.A2" office:value-type="string">
            <text:p text:style-name="P165">Blue colour of letter backgrounds in speech.</text:p>
          </table:table-cell>
        </table:table-row>
        <table:table-row table:style-name="Table1.2">
          <table:table-cell table:style-name="Table1.A2" office:value-type="string">
            <text:p text:style-name="P165">bgspeechcolourg</text:p>
          </table:table-cell>
          <table:table-cell table:style-name="Table1.A2" office:value-type="string">
            <text:p text:style-name="P165">Green colour of letter backgrounds in speech.</text:p>
          </table:table-cell>
        </table:table-row>
        <table:table-row table:style-name="Table1.2">
          <table:table-cell table:style-name="Table1.A2" office:value-type="string">
            <text:p text:style-name="P165">bgspeechcolourr</text:p>
          </table:table-cell>
          <table:table-cell table:style-name="Table1.A2" office:value-type="string">
            <text:p text:style-name="P165">Red colour of letter backgrounds in speech.</text:p>
          </table:table-cell>
        </table:table-row>
        <table:table-row table:style-name="Table1.43">
          <table:table-cell table:style-name="Table1.A2" office:value-type="string">
            <text:p text:style-name="P165">bgterminalcoloura</text:p>
          </table:table-cell>
          <table:table-cell table:style-name="Table1.A2" office:value-type="string">
            <text:p text:style-name="P165">Alpha transparency of letter backgrounds in terminals.</text:p>
          </table:table-cell>
        </table:table-row>
        <table:table-row table:style-name="Table1.43">
          <table:table-cell table:style-name="Table1.A2" office:value-type="string">
            <text:p text:style-name="P165">bgterminalcolourb</text:p>
          </table:table-cell>
          <table:table-cell table:style-name="Table1.A2" office:value-type="string">
            <text:p text:style-name="P165">Blue colour of letter backgrounds in terminals.</text:p>
          </table:table-cell>
        </table:table-row>
        <table:table-row table:style-name="Table1.42">
          <table:table-cell table:style-name="Table1.A2" office:value-type="string">
            <text:p text:style-name="P165">bgterminalcolourg</text:p>
          </table:table-cell>
          <table:table-cell table:style-name="Table1.A2" office:value-type="string">
            <text:p text:style-name="P165">Green colour of letter backgrounds in terminals.</text:p>
          </table:table-cell>
        </table:table-row>
        <table:table-row table:style-name="Table1.2">
          <table:table-cell table:style-name="Table1.A2" office:value-type="string">
            <text:p text:style-name="P165">bgterminalcolourr</text:p>
          </table:table-cell>
          <table:table-cell table:style-name="Table1.A2" office:value-type="string">
            <text:p text:style-name="P165">Red colour of letter backgrounds in terminals.</text:p>
          </table:table-cell>
        </table:table-row>
        <table:table-row table:style-name="Table1.2">
          <table:table-cell table:style-name="Table1.A2" office:value-type="string">
            <text:p text:style-name="P165">carryplayerd(no)</text:p>
          </table:table-cell>
          <table:table-cell table:style-name="Table1.A2" office:value-type="string">
            <text:p text:style-name="P165">Carries NPC direction value into memory for next map.</text:p>
          </table:table-cell>
        </table:table-row>
        <table:table-row table:style-name="Table1.2">
          <table:table-cell table:style-name="Table1.A2" office:value-type="string">
            <text:p text:style-name="P165">carryplayerjourney(no)</text:p>
          </table:table-cell>
          <table:table-cell table:style-name="Table1.A2" office:value-type="string">
            <text:p text:style-name="P165">Carries NPC journey progress value into memory for next map.</text:p>
          </table:table-cell>
        </table:table-row>
        <table:table-row table:style-name="Table1.2">
          <table:table-cell table:style-name="Table1.A2" office:value-type="string">
            <text:p text:style-name="P165">carryplayerx(no)</text:p>
          </table:table-cell>
          <table:table-cell table:style-name="Table1.A2" office:value-type="string">
            <text:p text:style-name="P165">Carries NPC x location into memory for next map.</text:p>
          </table:table-cell>
        </table:table-row>
        <table:table-row table:style-name="Table1.2">
          <table:table-cell table:style-name="Table1.A2" office:value-type="string">
            <text:p text:style-name="P165">carryplayery(no)</text:p>
          </table:table-cell>
          <table:table-cell table:style-name="Table1.A2" office:value-type="string">
            <text:p text:style-name="P165">Carries NPC y location into memory for next map.</text:p>
          </table:table-cell>
        </table:table-row>
        <table:table-row table:style-name="Table1.2">
          <table:table-cell table:style-name="Table1.A2" office:value-type="string">
            <text:p text:style-name="P165">carryvalues</text:p>
          </table:table-cell>
          <table:table-cell table:style-name="Table1.A2" office:value-type="string">
            <text:p text:style-name="P165">Tells engine if new map has any values to be carried over from previous map. 1 = carry values. 0 = do not carry values.</text:p>
          </table:table-cell>
        </table:table-row>
        <table:table-row table:style-name="Table1.1">
          <table:table-cell table:style-name="Table1.A2" office:value-type="string">
            <text:p text:style-name="P165">centreno</text:p>
          </table:table-cell>
          <table:table-cell table:style-name="Table1.A2" office:value-type="string">
            <text:p text:style-name="P165">Number of characters in string to be centred</text:p>
          </table:table-cell>
        </table:table-row>
        <text:soft-page-break/>
        <table:table-row table:style-name="Table1.1">
          <table:table-cell table:style-name="Table1.A2" office:value-type="string">
            <text:p text:style-name="P165">checkpoint(no)</text:p>
          </table:table-cell>
          <table:table-cell table:style-name="Table1.A2" office:value-type="string">
            <text:p text:style-name="P165">Value of checkpoint (1-10). 0 = off. 1 = on.</text:p>
          </table:table-cell>
        </table:table-row>
        <table:table-row table:style-name="Table1.2">
          <table:table-cell table:style-name="Table1.A2" office:value-type="string">
            <text:h text:style-name="P11" text:outline-level="1">choicearrowl</text:h>
          </table:table-cell>
          <table:table-cell table:style-name="Table1.A2" office:value-type="string">
            <text:h text:style-name="P11" text:outline-level="1">X location value of left arrow in choice banner.</text:h>
          </table:table-cell>
        </table:table-row>
        <table:table-row table:style-name="Table1.2">
          <table:table-cell table:style-name="Table1.A2" office:value-type="string">
            <text:h text:style-name="P11" text:outline-level="1">choicearrowr</text:h>
          </table:table-cell>
          <table:table-cell table:style-name="Table1.A2" office:value-type="string">
            <text:h text:style-name="P11" text:outline-level="1">X location of right arrow in choice banner.</text:h>
          </table:table-cell>
        </table:table-row>
        <table:table-row table:style-name="Table1.43">
          <table:table-cell table:style-name="Table1.A2" office:value-type="string">
            <text:h text:style-name="P12" text:outline-level="1">choiceno</text:h>
          </table:table-cell>
          <table:table-cell table:style-name="Table1.A2" office:value-type="string">
            <text:h text:style-name="P12" text:outline-level="1">Number of choice selected by player</text:h>
          </table:table-cell>
        </table:table-row>
        <table:table-row table:style-name="Table1.1">
          <table:table-cell table:style-name="Table1.A2" office:value-type="string">
            <text:h text:style-name="P13" text:outline-level="1">choicescriptloop</text:h>
          </table:table-cell>
          <table:table-cell table:style-name="Table1.A2" office:value-type="string">
            <text:h text:style-name="P13"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2" text:outline-level="1">choicetotal</text:h>
          </table:table-cell>
          <table:table-cell table:style-name="Table1.A2" office:value-type="string">
            <text:h text:style-name="P12"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A2"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165">collisionstep</text:p>
          </table:table-cell>
          <table:table-cell table:style-name="Table1.A2" office:value-type="string">
            <text:p text:style-name="P165">Step for objects marked as collision only. Default is 13.</text:p>
          </table:table-cell>
        </table:table-row>
        <table:table-row table:style-name="Table1.1">
          <table:table-cell table:style-name="Table1.A2" office:value-type="string">
            <text:h text:style-name="P14" text:outline-level="1">colpass1</text:h>
          </table:table-cell>
          <table:table-cell table:style-name="Table1.A2" office:value-type="string">
            <text:h text:style-name="P14"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4" text:outline-level="1">colpass2</text:h>
          </table:table-cell>
          <table:table-cell table:style-name="Table1.A2"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165">combinex</text:p>
          </table:table-cell>
          <table:table-cell table:style-name="Table1.A2" office:value-type="string">
            <text:p text:style-name="P165">X location of “COMBINE” text in pockets.</text:p>
          </table:table-cell>
        </table:table-row>
        <table:table-row table:style-name="Table1.2">
          <table:table-cell table:style-name="Table1.A2" office:value-type="string">
            <text:p text:style-name="P165">consolelogging</text:p>
          </table:table-cell>
          <table:table-cell table:style-name="Table1.A2" office:value-type="string">
            <text:p text:style-name="P165">If engine logs to console or not. 1 = yes. 0 = no.</text:p>
          </table:table-cell>
        </table:table-row>
        <table:table-row table:style-name="Table1.82">
          <table:table-cell table:style-name="Table1.A2" office:value-type="string">
            <text:p text:style-name="P165">ct(no)</text:p>
          </table:table-cell>
          <table:table-cell table:style-name="Table1.A2" office:value-type="string">
            <text:p text:style-name="P165">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A2"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165">currency</text:p>
          </table:table-cell>
          <table:table-cell table:style-name="Table1.A2" office:value-type="string">
            <text:p text:style-name="P165">Amount of currency player has</text:p>
          </table:table-cell>
        </table:table-row>
        <table:table-row table:style-name="Table1.2">
          <table:table-cell table:style-name="Table1.A2" office:value-type="string">
            <text:p text:style-name="P165">currencychange</text:p>
          </table:table-cell>
          <table:table-cell table:style-name="Table1.A2" office:value-type="string">
            <text:p text:style-name="P165">Amount currency is proposed to change</text:p>
          </table:table-cell>
        </table:table-row>
        <table:table-row table:style-name="Table1.42">
          <table:table-cell table:style-name="Table1.A2" office:value-type="string">
            <text:p text:style-name="P165">dcontrol</text:p>
          </table:table-cell>
          <table:table-cell table:style-name="Table1.A2" office:value-type="string">
            <text:p text:style-name="P165">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A2" office:value-type="string">
            <text:h text:style-name="P9" text:outline-level="1">Hardware code for DOWN key (option 1)</text:h>
          </table:table-cell>
        </table:table-row>
        <table:table-row table:style-name="Table1.43">
          <table:table-cell table:style-name="Table1.A2" office:value-type="string">
            <text:h text:style-name="P9" text:outline-level="1">dcontrolcode2</text:h>
          </table:table-cell>
          <table:table-cell table:style-name="Table1.A2" office:value-type="string">
            <text:h text:style-name="P9" text:outline-level="1">Hardware code for DOWN key (option 2)</text:h>
          </table:table-cell>
        </table:table-row>
        <table:table-row table:style-name="Table1.42">
          <table:table-cell table:style-name="Table1.A2" office:value-type="string">
            <text:h text:style-name="P10" text:outline-level="1">dcontrolcode3</text:h>
          </table:table-cell>
          <table:table-cell table:style-name="Table1.A2"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A2" office:value-type="string">
            <text:h text:style-name="P10" text:outline-level="1">Hardware code for DOWN key (option 4)</text:h>
          </table:table-cell>
        </table:table-row>
        <table:table-row table:style-name="Table1.2">
          <table:table-cell table:style-name="Table1.A2" office:value-type="string">
            <text:h text:style-name="P15" text:outline-level="1">demofilesamount</text:h>
          </table:table-cell>
          <table:table-cell table:style-name="Table1.A2" office:value-type="string">
            <text:h text:style-name="P15" text:outline-level="1">Amount of demo files detected for the demo files menu.</text:h>
          </table:table-cell>
        </table:table-row>
        <table:table-row table:style-name="Table1.1">
          <table:table-cell table:style-name="Table1.A2" office:value-type="string">
            <text:p text:style-name="P165">devlogomode</text:p>
          </table:table-cell>
          <table:table-cell table:style-name="Table1.A2" office:value-type="string">
            <text:p text:style-name="P165">Tells engine when music on developer logo <text:soft-page-break/>should be played. 1 = before/during fade. 2 = after fade.</text:p>
          </table:table-cell>
        </table:table-row>
        <table:table-row table:style-name="Table1.1">
          <table:table-cell table:style-name="Table1.A2" office:value-type="string">
            <text:h text:style-name="P16" text:outline-level="1">devlogono</text:h>
          </table:table-cell>
          <table:table-cell table:style-name="Table1.A2" office:value-type="string">
            <text:h text:style-name="P16"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A2"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A2"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A2" office:value-type="string">
            <text:h text:style-name="P5" text:outline-level="1">Direction of player character. 1 = UP. 2 = DOWN. 3 = RIGHT. 4 = LEFT.</text:h>
          </table:table-cell>
        </table:table-row>
        <table:table-row table:style-name="Table1.1">
          <table:table-cell table:style-name="Table1.A2" office:value-type="string">
            <text:p text:style-name="P165">disablefade</text:p>
          </table:table-cell>
          <table:table-cell table:style-name="Table1.A2" office:value-type="string">
            <text:p text:style-name="P165">Disables fade effects for dev purposes. 0 = fade on. 1 = fade off.</text:p>
          </table:table-cell>
        </table:table-row>
        <table:table-row table:style-name="Table1.1">
          <table:table-cell table:style-name="Table1.A2" office:value-type="string">
            <text:p text:style-name="P165">displayconsole</text:p>
          </table:table-cell>
          <table:table-cell table:style-name="Table1.A2" office:value-type="string">
            <text:p text:style-name="P165">If console messages are displayed or not. 0 = no. 1 = yes.</text:p>
          </table:table-cell>
        </table:table-row>
        <table:table-row table:style-name="Table1.1">
          <table:table-cell table:style-name="Table1.A2" office:value-type="string">
            <text:h text:style-name="P17" text:outline-level="1">downloadiconresx</text:h>
          </table:table-cell>
          <table:table-cell table:style-name="Table1.A2" office:value-type="string">
            <text:h text:style-name="P17" text:outline-level="1">X resolution of download icon.</text:h>
          </table:table-cell>
        </table:table-row>
        <table:table-row table:style-name="Table1.1">
          <table:table-cell table:style-name="Table1.A2" office:value-type="string">
            <text:h text:style-name="P17" text:outline-level="1">downloadiconresy</text:h>
          </table:table-cell>
          <table:table-cell table:style-name="Table1.A2" office:value-type="string">
            <text:h text:style-name="P17" text:outline-level="1">Y resolution of download icon.</text:h>
          </table:table-cell>
        </table:table-row>
        <table:table-row table:style-name="Table1.1">
          <table:table-cell table:style-name="Table1.A2" office:value-type="string">
            <text:p text:style-name="P165">dplayerx(no)</text:p>
          </table:table-cell>
          <table:table-cell table:style-name="Table1.A2" office:value-type="string">
            <text:p text:style-name="P165">Default X position of NPC</text:p>
          </table:table-cell>
        </table:table-row>
        <table:table-row table:style-name="Table1.1">
          <table:table-cell table:style-name="Table1.A2" office:value-type="string">
            <text:p text:style-name="P165">dplayery(no)</text:p>
          </table:table-cell>
          <table:table-cell table:style-name="Table1.A2" office:value-type="string">
            <text:p text:style-name="P165">Default Y position of NPC</text:p>
          </table:table-cell>
        </table:table-row>
        <table:table-row table:style-name="Table1.1">
          <table:table-cell table:style-name="Table1.A2" office:value-type="string">
            <text:h text:style-name="P18" text:outline-level="1">drawpass1</text:h>
          </table:table-cell>
          <table:table-cell table:style-name="Table1.A2" office:value-type="string">
            <text:h text:style-name="P18" text:outline-level="1">Used to tell engine if object or players X co-ordinate is on screen and needs to be drawn.</text:h>
          </table:table-cell>
        </table:table-row>
        <table:table-row table:style-name="Table1.1">
          <table:table-cell table:style-name="Table1.A2" office:value-type="string">
            <text:h text:style-name="P18" text:outline-level="1">drawpass2</text:h>
          </table:table-cell>
          <table:table-cell table:style-name="Table1.A2" office:value-type="string">
            <text:h text:style-name="P18" text:outline-level="1">Used to tell engine if object or players Y co-ordinate is on screen and needs to be drawn.</text:h>
          </table:table-cell>
        </table:table-row>
        <table:table-row table:style-name="Table1.1">
          <table:table-cell table:style-name="Table1.A2" office:value-type="string">
            <text:p text:style-name="P165">effectani</text:p>
          </table:table-cell>
          <table:table-cell table:style-name="Table1.A2" office:value-type="string">
            <text:p text:style-name="P165">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65">enablemapoffsets</text:p>
          </table:table-cell>
          <table:table-cell table:style-name="Table1.A2" office:value-type="string">
            <text:p text:style-name="P165">If map animation offsets are activated. 0 = no. 1 = yes.</text:p>
          </table:table-cell>
        </table:table-row>
        <table:table-row table:style-name="Table1.1">
          <table:table-cell table:style-name="Table1.A2" office:value-type="string">
            <text:p text:style-name="P165">enableobjectoffsets</text:p>
          </table:table-cell>
          <table:table-cell table:style-name="Table1.A2" office:value-type="string">
            <text:p text:style-name="P165">If object animation offsets are activated. 0 = no. 1 = yes.</text:p>
          </table:table-cell>
        </table:table-row>
        <table:table-row table:style-name="Table1.1">
          <table:table-cell table:style-name="Table1.A2" office:value-type="string">
            <text:p text:style-name="P165">enableplayeroffsets</text:p>
          </table:table-cell>
          <table:table-cell table:style-name="Table1.A2" office:value-type="string">
            <text:p text:style-name="P165">If player animation offsets are activated. 0 = no. 1 = yes.</text:p>
          </table:table-cell>
        </table:table-row>
        <table:table-row table:style-name="Table1.1">
          <table:table-cell table:style-name="Table1.A2" office:value-type="string">
            <text:h text:style-name="P19" text:outline-level="1">endframes</text:h>
          </table:table-cell>
          <table:table-cell table:style-name="Table1.A2" office:value-type="string">
            <text:h text:style-name="P20" text:outline-level="1">Total number of frames in a speedrun.</text:h>
          </table:table-cell>
        </table:table-row>
        <table:table-row table:style-name="Table1.2">
          <table:table-cell table:style-name="Table1.A2" office:value-type="string">
            <text:h text:style-name="P21" text:outline-level="1">endofspeedrunfile</text:h>
          </table:table-cell>
          <table:table-cell table:style-name="Table1.A2" office:value-type="string">
            <text:h text:style-name="P21" text:outline-level="1">Tells engine if a speedrun file has reached the end. 1 = yes. 0 = no.</text:h>
          </table:table-cell>
        </table:table-row>
        <table:table-row table:style-name="Table1.1">
          <table:table-cell table:style-name="Table1.A2" office:value-type="string">
            <text:p text:style-name="P165">erasesaveonly</text:p>
          </table:table-cell>
          <table:table-cell table:style-name="Table1.A2" office:value-type="string">
            <text:p text:style-name="P165">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A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A2" office:value-type="string">
            <text:h text:style-name="P5" text:outline-level="1">Extra console event data</text:h>
          </table:table-cell>
        </table:table-row>
        <table:table-row table:style-name="Table1.2">
          <table:table-cell table:style-name="Table1.A2" office:value-type="string">
            <text:p text:style-name="P165">exitsave</text:p>
          </table:table-cell>
          <table:table-cell table:style-name="Table1.A2" office:value-type="string">
            <text:p text:style-name="P165">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A2" office:value-type="string">
            <text:h text:style-name="P22" text:outline-level="1">Loop limiter for parts of the game that don’t require frames to be pushed.</text:h>
          </table:table-cell>
        </table:table-row>
        <table:table-row table:style-name="Table1.1">
          <table:table-cell table:style-name="Table1.A2" office:value-type="string">
            <text:h text:style-name="P5" text:outline-level="1">fadespeed</text:h>
          </table:table-cell>
          <table:table-cell table:style-name="Table1.A2" office:value-type="string">
            <text:h text:style-name="P98" text:outline-level="1">How much the fade increases or decreases by per cycle.</text:h>
          </table:table-cell>
        </table:table-row>
        <table:table-row table:style-name="Table1.1">
          <table:table-cell table:style-name="Table1.A2" office:value-type="string">
            <text:p text:style-name="P165">fadestatus</text:p>
          </table:table-cell>
          <table:table-cell table:style-name="Table1.A2" office:value-type="string">
            <text:p text:style-name="P165">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7" text:outline-level="1">fading</text:h>
          </table:table-cell>
          <table:table-cell table:style-name="Table1.A2" office:value-type="string">
            <text:h text:style-name="P117" text:outline-level="1">If a fade effect is currently occurring. 1 = yes. <text:soft-page-break/>0 = no.</text:h>
          </table:table-cell>
        </table:table-row>
        <table:table-row table:style-name="Table1.1">
          <table:table-cell table:style-name="Table1.A2" office:value-type="string">
            <text:p text:style-name="P165">fixvame</text:p>
          </table:table-cell>
          <table:table-cell table:style-name="Table1.A2" office:value-type="string">
            <text:p text:style-name="P165">Used to tell engine to force an update.</text:p>
          </table:table-cell>
        </table:table-row>
        <table:table-row table:style-name="Table1.1">
          <table:table-cell table:style-name="Table1.A2" office:value-type="string">
            <text:h text:style-name="P23" text:outline-level="1">fontbuffer</text:h>
          </table:table-cell>
          <table:table-cell table:style-name="Table1.A2" office:value-type="string">
            <text:h text:style-name="P23" text:outline-level="1">Number of pixels given at the end of a letter in text banners.</text:h>
          </table:table-cell>
        </table:table-row>
        <table:table-row table:style-name="Table1.1">
          <table:table-cell table:style-name="Table1.A2" office:value-type="string">
            <text:p text:style-name="P165">fontmode</text:p>
          </table:table-cell>
          <table:table-cell table:style-name="Table1.A2" office:value-type="string">
            <text:p text:style-name="P165">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A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A2"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A2"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A2" office:value-type="string">
            <text:h text:style-name="P25" text:outline-level="1">Forces VaME to launch in windowed mode. 1 = yes. 0 = no.</text:h>
          </table:table-cell>
        </table:table-row>
        <table:table-row table:style-name="Table1.1">
          <table:table-cell table:style-name="Table1.A2" office:value-type="string">
            <text:h text:style-name="P5" text:outline-level="1">fps</text:h>
          </table:table-cell>
          <table:table-cell table:style-name="Table1.A2"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A2" office:value-type="string">
            <text:h text:style-name="P26" text:outline-level="1">Number of frames displayed in speedrun info.</text:h>
          </table:table-cell>
        </table:table-row>
        <table:table-row table:style-name="Table1.2">
          <table:table-cell table:style-name="Table1.A2" office:value-type="string">
            <text:h text:style-name="P5" text:outline-level="1">frames</text:h>
          </table:table-cell>
          <table:table-cell table:style-name="Table1.A2" office:value-type="string">
            <text:h text:style-name="P5" text:outline-level="1">Counts number of frames pushed to screen</text:h>
          </table:table-cell>
        </table:table-row>
        <table:table-row table:style-name="Table1.43">
          <table:table-cell table:style-name="Table1.A2" office:value-type="string">
            <text:h text:style-name="P91" text:outline-level="1">gametime</text:h>
          </table:table-cell>
          <table:table-cell table:style-name="Table1.A2" office:value-type="string">
            <text:h text:style-name="P91" text:outline-level="1">Amount of time save file has been played.</text:h>
          </table:table-cell>
        </table:table-row>
        <table:table-row table:style-name="Table1.43">
          <table:table-cell table:style-name="Table1.A2" office:value-type="string">
            <text:p text:style-name="P165">givex</text:p>
          </table:table-cell>
          <table:table-cell table:style-name="Table1.A2" office:value-type="string">
            <text:p text:style-name="P165">X location of “GIVE” text in pockets.</text:p>
          </table:table-cell>
        </table:table-row>
        <table:table-row table:style-name="Table1.43">
          <table:table-cell table:style-name="Table1.A2" office:value-type="string">
            <text:h text:style-name="P5" text:outline-level="1">hertz</text:h>
          </table:table-cell>
          <table:table-cell table:style-name="Table1.A2" office:value-type="string">
            <text:h text:style-name="P5" text:outline-level="1">Loops per second / fps engine performs. Set to 0 if uncapped. </text:h>
          </table:table-cell>
        </table:table-row>
        <table:table-row table:style-name="Table1.2">
          <table:table-cell table:style-name="Table1.A2" office:value-type="string">
            <text:h text:style-name="P5" text:outline-level="1">hud</text:h>
          </table:table-cell>
          <table:table-cell table:style-name="Table1.A2" office:value-type="string">
            <text:h text:style-name="P5" text:outline-level="1">Developer HUD type.</text:h>
          </table:table-cell>
        </table:table-row>
        <table:table-row table:style-name="Table1.1">
          <table:table-cell table:style-name="Table1.A2" office:value-type="string">
            <text:h text:style-name="P121" text:outline-level="1">ifaward</text:h>
          </table:table-cell>
          <table:table-cell table:style-name="Table1.A2" office:value-type="string">
            <text:h text:style-name="P121" text:outline-level="1">Number of award being checked</text:h>
          </table:table-cell>
        </table:table-row>
        <table:table-row table:style-name="Table1.134">
          <table:table-cell table:style-name="Table1.A2" office:value-type="string">
            <text:h text:style-name="P122" text:outline-level="1">ifawardno</text:h>
          </table:table-cell>
          <table:table-cell table:style-name="Table1.A2" office:value-type="string">
            <text:h text:style-name="P122" text:outline-level="1">Number of times in script chain the ‘ifaward’ command has been run</text:h>
          </table:table-cell>
        </table:table-row>
        <table:table-row table:style-name="Table1.2">
          <table:table-cell table:style-name="Table1.A2" office:value-type="string">
            <text:h text:style-name="P121" text:outline-level="1">ifawardresult</text:h>
          </table:table-cell>
          <table:table-cell table:style-name="Table1.A2" office:value-type="string">
            <text:h text:style-name="P121" text:outline-level="1">Result of award checking. 1 = award granted. 0 = award not granted.</text:h>
          </table:table-cell>
        </table:table-row>
        <table:table-row table:style-name="Table1.2">
          <table:table-cell table:style-name="Table1.A2" office:value-type="string">
            <text:h text:style-name="P27" text:outline-level="1">ifcheckpointno</text:h>
          </table:table-cell>
          <table:table-cell table:style-name="Table1.A2" office:value-type="string">
            <text:h text:style-name="P27" text:outline-level="1">Number of times a ‘ifcheckpoint’ command has been run during a script</text:h>
          </table:table-cell>
        </table:table-row>
        <table:table-row table:style-name="Table1.2">
          <table:table-cell table:style-name="Table1.A2" office:value-type="string">
            <text:p text:style-name="P165">Ifcheckpointresult</text:p>
          </table:table-cell>
          <table:table-cell table:style-name="Table1.A2" office:value-type="string">
            <text:p text:style-name="P165">Result of ifcheckpoint enquiry. 1 = checkpoint active. 0 = checkpoint inactive.</text:p>
          </table:table-cell>
        </table:table-row>
        <table:table-row table:style-name="Table1.42">
          <table:table-cell table:style-name="Table1.A2" office:value-type="string">
            <text:p text:style-name="P165">ifcurrencyamount</text:p>
          </table:table-cell>
          <table:table-cell table:style-name="Table1.A2" office:value-type="string">
            <text:p text:style-name="P165">Amount of currency ifcurrency should check.</text:p>
          </table:table-cell>
        </table:table-row>
        <table:table-row table:style-name="Table1.2">
          <table:table-cell table:style-name="Table1.A2" office:value-type="string">
            <text:h text:style-name="P27" text:outline-level="1">ifcurrencyno</text:h>
          </table:table-cell>
          <table:table-cell table:style-name="Table1.A2" office:value-type="string">
            <text:h text:style-name="P27" text:outline-level="1">Number of times a ‘ifcurrency’ command has been run during a script</text:h>
          </table:table-cell>
        </table:table-row>
        <table:table-row table:style-name="Table1.1">
          <table:table-cell table:style-name="Table1.A2" office:value-type="string">
            <text:p text:style-name="P165">ifcurrencyresult</text:p>
          </table:table-cell>
          <table:table-cell table:style-name="Table1.A2" office:value-type="string">
            <text:p text:style-name="P165">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A2" office:value-type="string">
            <text:h text:style-name="P27" text:outline-level="1">Number of times a ‘ifdirection’ command has been run during a script</text:h>
          </table:table-cell>
        </table:table-row>
        <table:table-row table:style-name="Table1.43">
          <table:table-cell table:style-name="Table1.A2" office:value-type="string">
            <text:p text:style-name="P165">ifgone</text:p>
          </table:table-cell>
          <table:table-cell table:style-name="Table1.A2" office:value-type="string">
            <text:p text:style-name="P165">Tels engine if requested pocket item has been marked “gone forever” or not. 2 = item gone. (anything else) = item available.</text:p>
          </table:table-cell>
        </table:table-row>
        <table:table-row table:style-name="Table1.43">
          <table:table-cell table:style-name="Table1.A2" office:value-type="string">
            <text:h text:style-name="P27" text:outline-level="1">ifgoneno</text:h>
          </table:table-cell>
          <table:table-cell table:style-name="Table1.A2" office:value-type="string">
            <text:h text:style-name="P27" text:outline-level="1">Number of times a ‘ifgone’ command has been run during a script</text:h>
          </table:table-cell>
        </table:table-row>
        <text:soft-page-break/>
        <table:table-row table:style-name="Table1.2">
          <table:table-cell table:style-name="Table1.A2" office:value-type="string">
            <text:p text:style-name="P165">ifholding</text:p>
          </table:table-cell>
          <table:table-cell table:style-name="Table1.A2" office:value-type="string">
            <text:p text:style-name="P165">Result of ifholding enquiry. 1 = item found. 0 = item not found.</text:p>
          </table:table-cell>
        </table:table-row>
        <table:table-row table:style-name="Table1.43">
          <table:table-cell table:style-name="Table1.A2" office:value-type="string">
            <text:h text:style-name="P27" text:outline-level="1">ifholdingno</text:h>
          </table:table-cell>
          <table:table-cell table:style-name="Table1.A2" office:value-type="string">
            <text:h text:style-name="P27" text:outline-level="1">Number of times a ‘ifholding’ command has been run during a script</text:h>
          </table:table-cell>
        </table:table-row>
        <table:table-row table:style-name="Table1.2">
          <table:table-cell table:style-name="Table1.A2" office:value-type="string">
            <text:p text:style-name="P165">ifmapno</text:p>
          </table:table-cell>
          <table:table-cell table:style-name="Table1.A2" office:value-type="string">
            <text:p text:style-name="P165">Tells engine what map number to query. </text:p>
          </table:table-cell>
        </table:table-row>
        <table:table-row table:style-name="Table1.1">
          <table:table-cell table:style-name="Table1.A2" office:value-type="string">
            <text:h text:style-name="P27" text:outline-level="1">ifmapnono</text:h>
          </table:table-cell>
          <table:table-cell table:style-name="Table1.A2" office:value-type="string">
            <text:h text:style-name="P27" text:outline-level="1">Number of times a ‘ifmapno’ command has been run during a script</text:h>
          </table:table-cell>
        </table:table-row>
        <table:table-row table:style-name="Table1.2">
          <table:table-cell table:style-name="Table1.A2" office:value-type="string">
            <text:p text:style-name="P165">ifmapnoresult</text:p>
          </table:table-cell>
          <table:table-cell table:style-name="Table1.A2" office:value-type="string">
            <text:p text:style-name="P165">Tells engine if the mapno request is successful or not. 1 = on requested map. 0 = not on requested map.</text:p>
          </table:table-cell>
        </table:table-row>
        <table:table-row table:style-name="Table1.43">
          <table:table-cell table:style-name="Table1.A2" office:value-type="string">
            <text:p text:style-name="P204">ifmodel</text:p>
          </table:table-cell>
          <table:table-cell table:style-name="Table1.A2" office:value-type="string">
            <text:p text:style-name="P204">Tells engine if the ‘ifmodel’ request is successful or not. 0 = no. 1 = yes.</text:p>
          </table:table-cell>
        </table:table-row>
        <table:table-row table:style-name="Table1.43">
          <table:table-cell table:style-name="Table1.A2" office:value-type="string">
            <text:h text:style-name="P27" text:outline-level="1">ifmodelno</text:h>
          </table:table-cell>
          <table:table-cell table:style-name="Table1.A2" office:value-type="string">
            <text:h text:style-name="P27" text:outline-level="1">Number of times a ‘ifmodel’ command has been run during a script</text:h>
          </table:table-cell>
        </table:table-row>
        <table:table-row table:style-name="Table1.43">
          <table:table-cell table:style-name="Table1.A2" office:value-type="string">
            <text:p text:style-name="P165">ifpocket</text:p>
          </table:table-cell>
          <table:table-cell table:style-name="Table1.A2" office:value-type="string">
            <text:p text:style-name="P165">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A2" office:value-type="string">
            <text:h text:style-name="P27" text:outline-level="1">Number of times a ‘ifpocket’ command has been run during a script</text:h>
          </table:table-cell>
        </table:table-row>
        <table:table-row table:style-name="Table1.1">
          <table:table-cell table:style-name="Table1.A2" office:value-type="string">
            <text:h text:style-name="P97" text:outline-level="1">ifrandomno</text:h>
          </table:table-cell>
          <table:table-cell table:style-name="Table1.A2" office:value-type="string">
            <text:h text:style-name="P27" text:outline-level="1">Number of times a ‘if<text:span text:style-name="T77">random</text:span>’ command has been run during a script</text:h>
          </table:table-cell>
        </table:table-row>
        <table:table-row table:style-name="Table1.43">
          <table:table-cell table:style-name="Table1.A2" office:value-type="string">
            <text:h text:style-name="P97" text:outline-level="1">ifrandomresult</text:h>
          </table:table-cell>
          <table:table-cell table:style-name="Table1.A2" office:value-type="string">
            <text:p text:style-name="P165">Result of if<text:span text:style-name="T77">random</text:span> enquiry. 1 = conditions<text:span text:style-name="T77"> met</text:span>. 0 = <text:span text:style-name="T77">conditions not met</text:span>.</text:p>
          </table:table-cell>
        </table:table-row>
        <table:table-row table:style-name="Table1.2">
          <table:table-cell table:style-name="Table1.A2" office:value-type="string">
            <text:h text:style-name="P104" text:outline-level="1">ifvalueno</text:h>
          </table:table-cell>
          <table:table-cell table:style-name="Table1.A2" office:value-type="string">
            <text:h text:style-name="P104" text:outline-level="1">Number of times ifvalue command has been run in script chain</text:h>
          </table:table-cell>
        </table:table-row>
        <table:table-row table:style-name="Table1.1">
          <table:table-cell table:style-name="Table1.A2" office:value-type="string">
            <text:h text:style-name="P104" text:outline-level="1">ifvalueresult</text:h>
          </table:table-cell>
          <table:table-cell table:style-name="Table1.A2" office:value-type="string">
            <text:h text:style-name="P104" text:outline-level="1">Result of ifvalue command. 0 = no. 1 = yes.</text:h>
          </table:table-cell>
        </table:table-row>
        <table:table-row table:style-name="Table1.1">
          <table:table-cell table:style-name="Table1.A2" office:value-type="string">
            <text:h text:style-name="P91" text:outline-level="1">igametime</text:h>
          </table:table-cell>
          <table:table-cell table:style-name="Table1.A2" office:value-type="string">
            <text:h text:style-name="P91" text:outline-level="1">Initial amount of time played in save file when loaded.</text:h>
          </table:table-cell>
        </table:table-row>
        <table:table-row table:style-name="Table1.2">
          <table:table-cell table:style-name="Table1.A2" office:value-type="string">
            <text:h text:style-name="P28" text:outline-level="1">imode</text:h>
          </table:table-cell>
          <table:table-cell table:style-name="Table1.A2"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43">
          <table:table-cell table:style-name="Table1.A2" office:value-type="string">
            <text:h text:style-name="P29" text:outline-level="1">installtype</text:h>
          </table:table-cell>
          <table:table-cell table:style-name="Table1.A2" office:value-type="string">
            <text:h text:style-name="P29" text:outline-level="1">What type of install the game has. 1 = multi platform. 2 = platform specicfic.</text:h>
          </table:table-cell>
        </table:table-row>
        <table:table-row table:style-name="Table1.2">
          <table:table-cell table:style-name="Table1.A2" office:value-type="string">
            <text:h text:style-name="P30" text:outline-level="1">iscripttimer</text:h>
          </table:table-cell>
          <table:table-cell table:style-name="Table1.A2" office:value-type="string">
            <text:h text:style-name="P30"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A2" office:value-type="string">
            <text:h text:style-name="P5" text:outline-level="1">Initial TIMER value when game launches</text:h>
          </table:table-cell>
        </table:table-row>
        <table:table-row table:style-name="Table1.2">
          <table:table-cell table:style-name="Table1.A2" office:value-type="string">
            <text:h text:style-name="P31" text:outline-level="1">keypresseddown</text:h>
          </table:table-cell>
          <table:table-cell table:style-name="Table1.A2" office:value-type="string">
            <text:h text:style-name="P31" text:outline-level="1">If DOWN key is registered as being pressed. 0 = not pressed. 1 = pressed.</text:h>
          </table:table-cell>
        </table:table-row>
        <table:table-row table:style-name="Table1.2">
          <table:table-cell table:style-name="Table1.A2" office:value-type="string">
            <text:h text:style-name="P31" text:outline-level="1">keypressedleft</text:h>
          </table:table-cell>
          <table:table-cell table:style-name="Table1.A2" office:value-type="string">
            <text:h text:style-name="P31" text:outline-level="1">If LEFT key is registered as being pressed. 0 = not pressed. 1 = pressed.</text:h>
          </table:table-cell>
        </table:table-row>
        <table:table-row table:style-name="Table1.42">
          <table:table-cell table:style-name="Table1.A2" office:value-type="string">
            <text:h text:style-name="P31" text:outline-level="1"><text:span text:style-name="T7">k</text:span>eypressedright</text:h>
          </table:table-cell>
          <table:table-cell table:style-name="Table1.A2" office:value-type="string">
            <text:h text:style-name="P31" text:outline-level="1">If RIGHT key is registered as being pressed. 0 = not pressed. 1 = pressed.</text:h>
          </table:table-cell>
        </table:table-row>
        <table:table-row table:style-name="Table1.1">
          <table:table-cell table:style-name="Table1.A2" office:value-type="string">
            <text:h text:style-name="P31" text:outline-level="1">keypressedup</text:h>
          </table:table-cell>
          <table:table-cell table:style-name="Table1.A2" office:value-type="string">
            <text:h text:style-name="P31" text:outline-level="1">If UP key is registered as being pressed. 0 = not pressed. 1 = pressed.</text:h>
          </table:table-cell>
        </table:table-row>
        <table:table-row table:style-name="Table1.1">
          <table:table-cell table:style-name="Table1.A2" office:value-type="string">
            <text:p text:style-name="P165">lcontrol</text:p>
          </table:table-cell>
          <table:table-cell table:style-name="Table1.A2" office:value-type="string">
            <text:p text:style-name="P165">If walk left control is enabled. 1 = yes. 0 = no.</text:p>
          </table:table-cell>
        </table:table-row>
        <table:table-row table:style-name="Table1.1">
          <table:table-cell table:style-name="Table1.A2" office:value-type="string">
            <text:h text:style-name="P9" text:outline-level="1">lcontrolcode1</text:h>
          </table:table-cell>
          <table:table-cell table:style-name="Table1.A2" office:value-type="string">
            <text:h text:style-name="P9" text:outline-level="1">Hardware code for LEFT key (option 1)</text:h>
          </table:table-cell>
        </table:table-row>
        <text:soft-page-break/>
        <table:table-row table:style-name="Table1.42">
          <table:table-cell table:style-name="Table1.A2" office:value-type="string">
            <text:h text:style-name="P9" text:outline-level="1">lcontrolcode2</text:h>
          </table:table-cell>
          <table:table-cell table:style-name="Table1.A2" office:value-type="string">
            <text:h text:style-name="P9" text:outline-level="1">Hardware code for LEFT key (option 2)</text:h>
          </table:table-cell>
        </table:table-row>
        <table:table-row table:style-name="Table1.2">
          <table:table-cell table:style-name="Table1.A2" office:value-type="string">
            <text:h text:style-name="P10" text:outline-level="1">lcontrolcode3</text:h>
          </table:table-cell>
          <table:table-cell table:style-name="Table1.A2" office:value-type="string">
            <text:h text:style-name="P10" text:outline-level="1">Hardware code for LEFT key (option 3)</text:h>
          </table:table-cell>
        </table:table-row>
        <table:table-row table:style-name="Table1.1">
          <table:table-cell table:style-name="Table1.A2" office:value-type="string">
            <text:h text:style-name="P10" text:outline-level="1">lcontrolcode4</text:h>
          </table:table-cell>
          <table:table-cell table:style-name="Table1.A2" office:value-type="string">
            <text:h text:style-name="P10" text:outline-level="1">Hardware code for LEFT key (option 4)</text:h>
          </table:table-cell>
        </table:table-row>
        <table:table-row table:style-name="Table1.1">
          <table:table-cell table:style-name="Table1.A2" office:value-type="string">
            <text:p text:style-name="P165">letcurrencycoloura</text:p>
          </table:table-cell>
          <table:table-cell table:style-name="Table1.A2" office:value-type="string">
            <text:p text:style-name="P165">Alpha transparency of letters in currency.</text:p>
          </table:table-cell>
        </table:table-row>
        <table:table-row table:style-name="Table1.1">
          <table:table-cell table:style-name="Table1.A2" office:value-type="string">
            <text:p text:style-name="P165">letcurrencycolourb</text:p>
          </table:table-cell>
          <table:table-cell table:style-name="Table1.A2" office:value-type="string">
            <text:p text:style-name="P165">Blue colour of letters in currency.</text:p>
          </table:table-cell>
        </table:table-row>
        <table:table-row table:style-name="Table1.1">
          <table:table-cell table:style-name="Table1.A2" office:value-type="string">
            <text:p text:style-name="P165">letcurrencycolourg</text:p>
          </table:table-cell>
          <table:table-cell table:style-name="Table1.A2" office:value-type="string">
            <text:p text:style-name="P165">Green colour of letters in currency.</text:p>
          </table:table-cell>
        </table:table-row>
        <table:table-row table:style-name="Table1.1">
          <table:table-cell table:style-name="Table1.A2" office:value-type="string">
            <text:p text:style-name="P165">letcurrencycolourr</text:p>
          </table:table-cell>
          <table:table-cell table:style-name="Table1.A2" office:value-type="string">
            <text:p text:style-name="P165">Red colour of letters in currency.</text:p>
          </table:table-cell>
        </table:table-row>
        <table:table-row table:style-name="Table1.2">
          <table:table-cell table:style-name="Table1.A2" office:value-type="string">
            <text:p text:style-name="P165">letmenudefaultcoloura</text:p>
          </table:table-cell>
          <table:table-cell table:style-name="Table1.A2" office:value-type="string">
            <text:p text:style-name="P165">Alpha transparency of default letters in menus.</text:p>
          </table:table-cell>
        </table:table-row>
        <table:table-row table:style-name="Table1.1">
          <table:table-cell table:style-name="Table1.A2" office:value-type="string">
            <text:p text:style-name="P165">letmenudefaultcolourb</text:p>
          </table:table-cell>
          <table:table-cell table:style-name="Table1.A2" office:value-type="string">
            <text:p text:style-name="P165">Blue colour of default letters in menus.</text:p>
          </table:table-cell>
        </table:table-row>
        <table:table-row table:style-name="Table1.2">
          <table:table-cell table:style-name="Table1.A2" office:value-type="string">
            <text:p text:style-name="P165">letmenudefaultcolourg</text:p>
          </table:table-cell>
          <table:table-cell table:style-name="Table1.A2" office:value-type="string">
            <text:p text:style-name="P165">Green colour of default letters in menus.</text:p>
          </table:table-cell>
        </table:table-row>
        <table:table-row table:style-name="Table1.2">
          <table:table-cell table:style-name="Table1.A2" office:value-type="string">
            <text:p text:style-name="P165">letmenudefaultcolourr</text:p>
          </table:table-cell>
          <table:table-cell table:style-name="Table1.A2" office:value-type="string">
            <text:p text:style-name="P165">Red colour of default letters in menus.</text:p>
          </table:table-cell>
        </table:table-row>
        <table:table-row table:style-name="Table1.2">
          <table:table-cell table:style-name="Table1.A2" office:value-type="string">
            <text:p text:style-name="P165">letmenuselectcoloura</text:p>
          </table:table-cell>
          <table:table-cell table:style-name="Table1.A2" office:value-type="string">
            <text:p text:style-name="P165">Alpha transparency of selected letters in menus.</text:p>
          </table:table-cell>
        </table:table-row>
        <table:table-row table:style-name="Table1.42">
          <table:table-cell table:style-name="Table1.A2" office:value-type="string">
            <text:p text:style-name="P165">letmenuselectcolourb</text:p>
          </table:table-cell>
          <table:table-cell table:style-name="Table1.A2" office:value-type="string">
            <text:p text:style-name="P165">Blue colour of selected letters in menus.</text:p>
          </table:table-cell>
        </table:table-row>
        <table:table-row table:style-name="Table1.2">
          <table:table-cell table:style-name="Table1.A2" office:value-type="string">
            <text:p text:style-name="P165">letmenuselectcolourg</text:p>
          </table:table-cell>
          <table:table-cell table:style-name="Table1.A2" office:value-type="string">
            <text:p text:style-name="P165">Green colour of selected letters in menus.</text:p>
          </table:table-cell>
        </table:table-row>
        <table:table-row table:style-name="Table1.42">
          <table:table-cell table:style-name="Table1.A2" office:value-type="string">
            <text:p text:style-name="P165">letmenuselectcolourr</text:p>
          </table:table-cell>
          <table:table-cell table:style-name="Table1.A2" office:value-type="string">
            <text:p text:style-name="P165">Red colour of selected letters in menus.</text:p>
          </table:table-cell>
        </table:table-row>
        <table:table-row table:style-name="Table1.42">
          <table:table-cell table:style-name="Table1.A2" office:value-type="string">
            <text:p text:style-name="P165">letpocketdefaultcoloura</text:p>
          </table:table-cell>
          <table:table-cell table:style-name="Table1.A2" office:value-type="string">
            <text:p text:style-name="P165">Alpha transparency colour of default letters in pockets.</text:p>
          </table:table-cell>
        </table:table-row>
        <table:table-row table:style-name="Table1.2">
          <table:table-cell table:style-name="Table1.A2" office:value-type="string">
            <text:p text:style-name="P165">letpocketdefaultcolourb</text:p>
          </table:table-cell>
          <table:table-cell table:style-name="Table1.A2" office:value-type="string">
            <text:p text:style-name="P165">Blue colour of default letters in pockets.</text:p>
          </table:table-cell>
        </table:table-row>
        <table:table-row table:style-name="Table1.42">
          <table:table-cell table:style-name="Table1.A2" office:value-type="string">
            <text:p text:style-name="P165">letpocketdefaultcolourg</text:p>
          </table:table-cell>
          <table:table-cell table:style-name="Table1.A2" office:value-type="string">
            <text:p text:style-name="P165">Green colour of default letters in pockets.</text:p>
          </table:table-cell>
        </table:table-row>
        <table:table-row table:style-name="Table1.43">
          <table:table-cell table:style-name="Table1.A2" office:value-type="string">
            <text:p text:style-name="P165">letpocketdefaultcolourr</text:p>
          </table:table-cell>
          <table:table-cell table:style-name="Table1.A2" office:value-type="string">
            <text:p text:style-name="P165">Red colour of default letters in pockets.</text:p>
          </table:table-cell>
        </table:table-row>
        <table:table-row table:style-name="Table1.1">
          <table:table-cell table:style-name="Table1.A2" office:value-type="string">
            <text:p text:style-name="P165">letpocketselectcoloura</text:p>
          </table:table-cell>
          <table:table-cell table:style-name="Table1.A2" office:value-type="string">
            <text:p text:style-name="P165">Alpha transparency of selected letters in pockets.</text:p>
          </table:table-cell>
        </table:table-row>
        <table:table-row table:style-name="Table1.43">
          <table:table-cell table:style-name="Table1.A2" office:value-type="string">
            <text:p text:style-name="P165">letpocketselectcolourb</text:p>
          </table:table-cell>
          <table:table-cell table:style-name="Table1.A2" office:value-type="string">
            <text:p text:style-name="P165">Blue colour of selected letters in pockets.</text:p>
          </table:table-cell>
        </table:table-row>
        <table:table-row table:style-name="Table1.42">
          <table:table-cell table:style-name="Table1.A2" office:value-type="string">
            <text:p text:style-name="P165">letpocketselectcolourg</text:p>
          </table:table-cell>
          <table:table-cell table:style-name="Table1.A2" office:value-type="string">
            <text:p text:style-name="P165">Green colour of selected letters in pockets.</text:p>
          </table:table-cell>
        </table:table-row>
        <table:table-row table:style-name="Table1.2">
          <table:table-cell table:style-name="Table1.A2" office:value-type="string">
            <text:p text:style-name="P165">letpocketselectcolourr</text:p>
          </table:table-cell>
          <table:table-cell table:style-name="Table1.A2" office:value-type="string">
            <text:p text:style-name="P165">Red colour of selected letters in pockets.</text:p>
          </table:table-cell>
        </table:table-row>
        <table:table-row table:style-name="Table1.2">
          <table:table-cell table:style-name="Table1.A2" office:value-type="string">
            <text:p text:style-name="P165">letpromptcoloura</text:p>
          </table:table-cell>
          <table:table-cell table:style-name="Table1.A2" office:value-type="string">
            <text:p text:style-name="P165">Alpha transparency of letters in developer prompt.</text:p>
          </table:table-cell>
        </table:table-row>
        <table:table-row table:style-name="Table1.43">
          <table:table-cell table:style-name="Table1.A2" office:value-type="string">
            <text:p text:style-name="P165">letpromptcolourb</text:p>
          </table:table-cell>
          <table:table-cell table:style-name="Table1.A2" office:value-type="string">
            <text:p text:style-name="P165">Blue colour of letters in developer prompt.</text:p>
          </table:table-cell>
        </table:table-row>
        <text:soft-page-break/>
        <table:table-row table:style-name="Table1.43">
          <table:table-cell table:style-name="Table1.A2" office:value-type="string">
            <text:p text:style-name="P165">letpromptcolourg</text:p>
          </table:table-cell>
          <table:table-cell table:style-name="Table1.A2" office:value-type="string">
            <text:p text:style-name="P165">Green colour of letters in developer prompt.</text:p>
          </table:table-cell>
        </table:table-row>
        <table:table-row table:style-name="Table1.43">
          <table:table-cell table:style-name="Table1.A2" office:value-type="string">
            <text:p text:style-name="P165">letpromptcolourr</text:p>
          </table:table-cell>
          <table:table-cell table:style-name="Table1.A2" office:value-type="string">
            <text:p text:style-name="P165">Red colour of letters in developer prompt.</text:p>
          </table:table-cell>
        </table:table-row>
        <table:table-row table:style-name="Table1.43">
          <table:table-cell table:style-name="Table1.A2" office:value-type="string">
            <text:h text:style-name="P109" text:outline-level="1">letselectobjectcoloura</text:h>
          </table:table-cell>
          <table:table-cell table:style-name="Table1.A2" office:value-type="string">
            <text:h text:style-name="P109" text:outline-level="1">Alpha colour of letters in select object banner.</text:h>
          </table:table-cell>
        </table:table-row>
        <table:table-row table:style-name="Table1.43">
          <table:table-cell table:style-name="Table1.A2" office:value-type="string">
            <text:h text:style-name="P109" text:outline-level="1">letselectobjectcolourb</text:h>
          </table:table-cell>
          <table:table-cell table:style-name="Table1.A2" office:value-type="string">
            <text:h text:style-name="P109" text:outline-level="1">Blue colour of letters in select object banner.</text:h>
          </table:table-cell>
        </table:table-row>
        <table:table-row table:style-name="Table1.43">
          <table:table-cell table:style-name="Table1.A2" office:value-type="string">
            <text:h text:style-name="P109" text:outline-level="1">letselectobjectcolourg</text:h>
          </table:table-cell>
          <table:table-cell table:style-name="Table1.A2" office:value-type="string">
            <text:h text:style-name="P109" text:outline-level="1">Green colour of letters in select object banner.</text:h>
          </table:table-cell>
        </table:table-row>
        <table:table-row table:style-name="Table1.43">
          <table:table-cell table:style-name="Table1.A2" office:value-type="string">
            <text:h text:style-name="P109" text:outline-level="1">letselectobjectcolourr</text:h>
          </table:table-cell>
          <table:table-cell table:style-name="Table1.A2" office:value-type="string">
            <text:h text:style-name="P109" text:outline-level="1">Red colour of letters in select object banner.</text:h>
          </table:table-cell>
        </table:table-row>
        <table:table-row table:style-name="Table1.43">
          <table:table-cell table:style-name="Table1.A2" office:value-type="string">
            <text:p text:style-name="P165">letspeechcoloura</text:p>
          </table:table-cell>
          <table:table-cell table:style-name="Table1.A2" office:value-type="string">
            <text:p text:style-name="P165">Alpha transparency of letters in speech.</text:p>
          </table:table-cell>
        </table:table-row>
        <table:table-row table:style-name="Table1.43">
          <table:table-cell table:style-name="Table1.A2" office:value-type="string">
            <text:p text:style-name="P165">letspeechcolourb</text:p>
          </table:table-cell>
          <table:table-cell table:style-name="Table1.A2" office:value-type="string">
            <text:p text:style-name="P165">Blue colour of letters in speech.</text:p>
          </table:table-cell>
        </table:table-row>
        <table:table-row table:style-name="Table1.43">
          <table:table-cell table:style-name="Table1.A2" office:value-type="string">
            <text:p text:style-name="P165">letspeechcolourg</text:p>
          </table:table-cell>
          <table:table-cell table:style-name="Table1.A2" office:value-type="string">
            <text:p text:style-name="P165">Green colour of letters in speech.</text:p>
          </table:table-cell>
        </table:table-row>
        <table:table-row table:style-name="Table1.43">
          <table:table-cell table:style-name="Table1.A2" office:value-type="string">
            <text:p text:style-name="P165">letspeechcolourr</text:p>
          </table:table-cell>
          <table:table-cell table:style-name="Table1.A2" office:value-type="string">
            <text:p text:style-name="P165">Red colour of letters in speech.</text:p>
          </table:table-cell>
        </table:table-row>
        <table:table-row table:style-name="Table1.43">
          <table:table-cell table:style-name="Table1.A2" office:value-type="string">
            <text:p text:style-name="P165">letterminalcoloura</text:p>
          </table:table-cell>
          <table:table-cell table:style-name="Table1.A2" office:value-type="string">
            <text:p text:style-name="P165">Alpha transparency of letters in terminals.</text:p>
          </table:table-cell>
        </table:table-row>
        <table:table-row table:style-name="Table1.2">
          <table:table-cell table:style-name="Table1.A2" office:value-type="string">
            <text:p text:style-name="P165">letterminalcolourb</text:p>
          </table:table-cell>
          <table:table-cell table:style-name="Table1.A2" office:value-type="string">
            <text:p text:style-name="P165">Blue colour of letters in terminals.</text:p>
          </table:table-cell>
        </table:table-row>
        <table:table-row table:style-name="Table1.2">
          <table:table-cell table:style-name="Table1.A2" office:value-type="string">
            <text:p text:style-name="P165">letterminalcolourg</text:p>
          </table:table-cell>
          <table:table-cell table:style-name="Table1.A2" office:value-type="string">
            <text:p text:style-name="P165">Green colour of letters in terminals.</text:p>
          </table:table-cell>
        </table:table-row>
        <table:table-row table:style-name="Table1.43">
          <table:table-cell table:style-name="Table1.A2" office:value-type="string">
            <text:p text:style-name="P165">letterminalcolourr</text:p>
          </table:table-cell>
          <table:table-cell table:style-name="Table1.A2" office:value-type="string">
            <text:p text:style-name="P165">Red colour of letters in terminals.</text:p>
          </table:table-cell>
        </table:table-row>
        <table:table-row table:style-name="Table1.43">
          <table:table-cell table:style-name="Table1.A2" office:value-type="string">
            <text:p text:style-name="P165">liteload</text:p>
          </table:table-cell>
          <table:table-cell table:style-name="Table1.A2" office:value-type="string">
            <text:p text:style-name="P165">Tells engine if a lighter load has been requested by parameter. 1 = yes. 0 = no.</text:p>
          </table:table-cell>
        </table:table-row>
        <table:table-row table:style-name="Table1.43">
          <table:table-cell table:style-name="Table1.A2" office:value-type="string">
            <text:h text:style-name="P84" text:outline-level="1">loadassets</text:h>
          </table:table-cell>
          <table:table-cell table:style-name="Table1.A2" office:value-type="string">
            <text:h text:style-name="P84" text:outline-level="1">Number of assets to be loaded in (for load bar use)</text:h>
          </table:table-cell>
        </table:table-row>
        <table:table-row table:style-name="Table1.42">
          <table:table-cell table:style-name="Table1.A2" office:value-type="string">
            <text:h text:style-name="P84" text:outline-level="1">loadbarsize</text:h>
          </table:table-cell>
          <table:table-cell table:style-name="Table1.A2" office:value-type="string">
            <text:h text:style-name="P84" text:outline-level="1">Amount load bar should increase with every loaded asset</text:h>
          </table:table-cell>
        </table:table-row>
        <table:table-row table:style-name="Table1.43">
          <table:table-cell table:style-name="Table1.A2" office:value-type="string">
            <text:p text:style-name="P165">loadiconresx</text:p>
          </table:table-cell>
          <table:table-cell table:style-name="Table1.A2" office:value-type="string">
            <text:p text:style-name="P165">X resolution of load icon</text:p>
          </table:table-cell>
        </table:table-row>
        <table:table-row table:style-name="Table1.43">
          <table:table-cell table:style-name="Table1.A2" office:value-type="string">
            <text:p text:style-name="P165">loadiconresy</text:p>
          </table:table-cell>
          <table:table-cell table:style-name="Table1.A2" office:value-type="string">
            <text:p text:style-name="P165">Y resolution of load icon</text:p>
          </table:table-cell>
        </table:table-row>
        <table:table-row table:style-name="Table1.43">
          <table:table-cell table:style-name="Table1.A2" office:value-type="string">
            <text:p text:style-name="P165">lookx</text:p>
          </table:table-cell>
          <table:table-cell table:style-name="Table1.A2" office:value-type="string">
            <text:p text:style-name="P165">X location of “LOOK” text in pockets.</text:p>
          </table:table-cell>
        </table:table-row>
        <table:table-row table:style-name="Table1.43">
          <table:table-cell table:style-name="Table1.A2" office:value-type="string">
            <text:h text:style-name="P5" text:outline-level="1">mainmenu</text:h>
          </table:table-cell>
          <table:table-cell table:style-name="Table1.A2" office:value-type="string">
            <text:h text:style-name="P5" text:outline-level="1">Used to tell engine if main menu is active. 1 = yes. 0 = no.</text:h>
          </table:table-cell>
        </table:table-row>
        <table:table-row table:style-name="Table1.43">
          <table:table-cell table:style-name="Table1.A2" office:value-type="string">
            <text:p text:style-name="P165">mapanioffset</text:p>
          </table:table-cell>
          <table:table-cell table:style-name="Table1.A2" office:value-type="string">
            <text:p text:style-name="P165">Number of ms player animation is offset by.</text:p>
          </table:table-cell>
        </table:table-row>
        <table:table-row table:style-name="Table1.43">
          <table:table-cell table:style-name="Table1.A2" office:value-type="string">
            <text:p text:style-name="P165">mapeffect</text:p>
          </table:table-cell>
          <table:table-cell table:style-name="Table1.A2" office:value-type="string">
            <text:p text:style-name="P165">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A2"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A2"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A2" office:value-type="string">
            <text:h text:style-name="P5" text:outline-level="1">Number of NPC’s on map, stored in map metadata.</text:h>
          </table:table-cell>
        </table:table-row>
        <table:table-row table:style-name="Table1.43">
          <table:table-cell table:style-name="Table1.A2" office:value-type="string">
            <text:p text:style-name="P165">mapscript</text:p>
          </table:table-cell>
          <table:table-cell table:style-name="Table1.A2" office:value-type="string">
            <text:p text:style-name="P165">Whether script is assigned to map or loose or combination. 1 = map <text:span text:style-name="T44">object/player </text:span>script. 2 <text:soft-page-break/>=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A2" office:value-type="string">
            <text:h text:style-name="P5" text:outline-level="1">Number of triggers on map, stored in map metadata.</text:h>
          </table:table-cell>
        </table:table-row>
        <table:table-row table:style-name="Table1.43">
          <table:table-cell table:style-name="Table1.A2" office:value-type="string">
            <text:h text:style-name="P5" text:outline-level="1">mapx</text:h>
          </table:table-cell>
          <table:table-cell table:style-name="Table1.A2" office:value-type="string">
            <text:h text:style-name="P5" text:outline-level="1">Width of current map spirte</text:h>
          </table:table-cell>
        </table:table-row>
        <table:table-row table:style-name="Table1.43">
          <table:table-cell table:style-name="Table1.A2" office:value-type="string">
            <text:h text:style-name="P5" text:outline-level="1">mapy</text:h>
          </table:table-cell>
          <table:table-cell table:style-name="Table1.A2" office:value-type="string">
            <text:h text:style-name="P5" text:outline-level="1">Hieght of current map sprite</text:h>
          </table:table-cell>
        </table:table-row>
        <table:table-row table:style-name="Table1.1">
          <table:table-cell table:style-name="Table1.A2" office:value-type="string">
            <text:p text:style-name="P165">mcy(no)</text:p>
          </table:table-cell>
          <table:table-cell table:style-name="Table1.A2" office:value-type="string">
            <text:p text:style-name="P165">Y location of menu choice</text:p>
          </table:table-cell>
        </table:table-row>
        <table:table-row table:style-name="Table1.1">
          <table:table-cell table:style-name="Table1.A2" office:value-type="string">
            <text:p text:style-name="P165">menunos</text:p>
          </table:table-cell>
          <table:table-cell table:style-name="Table1.A2" office:value-type="string">
            <text:p text:style-name="P165">Number of items in menu</text:p>
          </table:table-cell>
        </table:table-row>
        <table:table-row table:style-name="Table1.2">
          <table:table-cell table:style-name="Table1.A2" office:value-type="string">
            <text:p text:style-name="P165">menuposx</text:p>
          </table:table-cell>
          <table:table-cell table:style-name="Table1.A2" office:value-type="string">
            <text:p text:style-name="P165">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A2"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A2" office:value-type="string">
            <text:h text:style-name="P33" text:outline-level="1">If mod is enabled. 1 = yes. 0 = no.</text:h>
          </table:table-cell>
        </table:table-row>
        <table:table-row table:style-name="Table1.43">
          <table:table-cell table:style-name="Table1.A2" office:value-type="string">
            <text:p text:style-name="P165">mouse</text:p>
          </table:table-cell>
          <table:table-cell table:style-name="Table1.A2" office:value-type="string">
            <text:p text:style-name="P165">Mouse input.</text:p>
          </table:table-cell>
        </table:table-row>
        <table:table-row table:style-name="Table1.1">
          <table:table-cell table:style-name="Table1.A2" office:value-type="string">
            <text:h text:style-name="P5" text:outline-level="1">mpfoot</text:h>
          </table:table-cell>
          <table:table-cell table:style-name="Table1.A2" office:value-type="string">
            <text:h text:style-name="P5" text:outline-level="1">Current foot of player walking. Set at either 1 or 2.</text:h>
          </table:table-cell>
        </table:table-row>
        <table:table-row table:style-name="Table1.1">
          <table:table-cell table:style-name="Table1.A2" office:value-type="string">
            <text:h text:style-name="P5" text:outline-level="1">mpfootloop </text:h>
          </table:table-cell>
          <table:table-cell table:style-name="Table1.A2" office:value-type="string">
            <text:h text:style-name="P5" text:outline-level="1">Keeps main player foot changing.</text:h>
          </table:table-cell>
        </table:table-row>
        <table:table-row table:style-name="Table1.1">
          <table:table-cell table:style-name="Table1.A2" office:value-type="string">
            <text:p text:style-name="P165">mpidle</text:p>
          </table:table-cell>
          <table:table-cell table:style-name="Table1.A2" office:value-type="string">
            <text:p text:style-name="P165">Number of seconds engine must wait before main player begins idle animation</text:p>
          </table:table-cell>
        </table:table-row>
        <table:table-row table:style-name="Table1.2">
          <table:table-cell table:style-name="Table1.A2" office:value-type="string">
            <text:h text:style-name="P5" text:outline-level="1">mplayerx(no)</text:h>
          </table:table-cell>
          <table:table-cell table:style-name="Table1.A2" office:value-type="string">
            <text:h text:style-name="P5" text:outline-level="1">End X location for NPC</text:h>
          </table:table-cell>
        </table:table-row>
        <table:table-row table:style-name="Table1.2">
          <table:table-cell table:style-name="Table1.A2" office:value-type="string">
            <text:h text:style-name="P5" text:outline-level="1">mplayery(no)</text:h>
          </table:table-cell>
          <table:table-cell table:style-name="Table1.A2" office:value-type="string">
            <text:h text:style-name="P5" text:outline-level="1">End Y location for NPC</text:h>
          </table:table-cell>
        </table:table-row>
        <table:table-row table:style-name="Table1.1">
          <table:table-cell table:style-name="Table1.A2" office:value-type="string">
            <text:p text:style-name="P165">mpnote(no)</text:p>
          </table:table-cell>
          <table:table-cell table:style-name="Table1.A2" office:value-type="string">
            <text:p text:style-name="P165">Frequency of main player talk noise.</text:p>
          </table:table-cell>
        </table:table-row>
        <table:table-row table:style-name="Table1.1">
          <table:table-cell table:style-name="Table1.A2" office:value-type="string">
            <text:h text:style-name="P5" text:outline-level="1">mpposx</text:h>
          </table:table-cell>
          <table:table-cell table:style-name="Table1.A2" office:value-type="string">
            <text:h text:style-name="P5" text:outline-level="1">Main player X position</text:h>
          </table:table-cell>
        </table:table-row>
        <table:table-row table:style-name="Table1.43">
          <table:table-cell table:style-name="Table1.A2" office:value-type="string">
            <text:h text:style-name="P5" text:outline-level="1">mpposy</text:h>
          </table:table-cell>
          <table:table-cell table:style-name="Table1.A2" office:value-type="string">
            <text:h text:style-name="P5" text:outline-level="1">Main player Y position</text:h>
          </table:table-cell>
        </table:table-row>
        <table:table-row table:style-name="Table1.43">
          <table:table-cell table:style-name="Table1.A2" office:value-type="string">
            <text:p text:style-name="P165">mps</text:p>
          </table:table-cell>
          <table:table-cell table:style-name="Table1.A2" office:value-type="string">
            <text:p text:style-name="P165">Main player “step”</text:p>
          </table:table-cell>
        </table:table-row>
        <table:table-row table:style-name="Table1.2">
          <table:table-cell table:style-name="Table1.A2" office:value-type="string">
            <text:h text:style-name="P5" text:outline-level="1">mpwalking</text:h>
          </table:table-cell>
          <table:table-cell table:style-name="Table1.A2" office:value-type="string">
            <text:h text:style-name="P5" text:outline-level="1">Value switch if main player is walking. 1 = walking. 0 = not walking.</text:h>
          </table:table-cell>
        </table:table-row>
        <table:table-row table:style-name="Table1.2">
          <table:table-cell table:style-name="Table1.A2" office:value-type="string">
            <text:h text:style-name="P5" text:outline-level="1">mpx</text:h>
          </table:table-cell>
          <table:table-cell table:style-name="Table1.A2"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A2" office:value-type="string">
            <text:h text:style-name="P5" text:outline-level="1">Height of main player character</text:h>
          </table:table-cell>
        </table:table-row>
        <table:table-row table:style-name="Table1.43">
          <table:table-cell table:style-name="Table1.A2" office:value-type="string">
            <text:h text:style-name="P5" text:outline-level="1">musicpause</text:h>
          </table:table-cell>
          <table:table-cell table:style-name="Table1.A2" office:value-type="string">
            <text:h text:style-name="P5" text:outline-level="1">Used to tell engine if music is paused. 1 = paused. 0 = playing.</text:h>
          </table:table-cell>
        </table:table-row>
        <table:table-row table:style-name="Table1.2">
          <table:table-cell table:style-name="Table1.A2" office:value-type="string">
            <text:p text:style-name="P165">musicvol</text:p>
          </table:table-cell>
          <table:table-cell table:style-name="Table1.A2" office:value-type="string">
            <text:p text:style-name="P165">Tells engine what volume music is at.</text:p>
          </table:table-cell>
        </table:table-row>
        <table:table-row table:style-name="Table1.42">
          <table:table-cell table:style-name="Table1.A2" office:value-type="string">
            <text:p text:style-name="P165">nextmapscript</text:p>
          </table:table-cell>
          <table:table-cell table:style-name="Table1.A2" office:value-type="string">
            <text:p text:style-name="P165">Map script value of any scripts triggered by an already running script.</text:p>
          </table:table-cell>
        </table:table-row>
        <table:table-row table:style-name="Table1.43">
          <table:table-cell table:style-name="Table1.A2" office:value-type="string">
            <text:h text:style-name="P5" text:outline-level="1">noclip</text:h>
          </table:table-cell>
          <table:table-cell table:style-name="Table1.A2"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A2"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65">nosave</text:p>
          </table:table-cell>
          <table:table-cell table:style-name="Table1.A2" office:value-type="string">
            <text:p text:style-name="P165">Tells engine if a no save load has been requested by parameter. 1 = yes. 0 = no.</text:p>
          </table:table-cell>
        </table:table-row>
        <table:table-row table:style-name="Table1.43">
          <table:table-cell table:style-name="Table1.A2" office:value-type="string">
            <text:p text:style-name="P168">noupdate</text:p>
          </table:table-cell>
          <table:table-cell table:style-name="Table1.A2" office:value-type="string">
            <text:p text:style-name="P165">Tells engine if <text:span text:style-name="T4">update check should be </text:span><text:soft-page-break/><text:span text:style-name="T4">skipped or not. 1 = yes. 0 = no.</text:span></text:p>
          </table:table-cell>
        </table:table-row>
        <table:table-row table:style-name="Table1.1">
          <table:table-cell table:style-name="Table1.A2" office:value-type="string">
            <text:h text:style-name="P35" text:outline-level="1">objectcollision(no)</text:h>
          </table:table-cell>
          <table:table-cell table:style-name="Table1.A2" office:value-type="string">
            <text:h text:style-name="P35" text:outline-level="1">Custom collision for object. 1 = Collision on. 0 = Collision off.</text:h>
          </table:table-cell>
        </table:table-row>
        <table:table-row table:style-name="Table1.43">
          <table:table-cell table:style-name="Table1.A2" office:value-type="string">
            <text:h text:style-name="P117" text:outline-level="1">objecthighlight<text:span text:style-name="T85">(no)</text:span></text:h>
          </table:table-cell>
          <table:table-cell table:style-name="Table1.A2" office:value-type="string">
            <text:h text:style-name="P117"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A2"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A2" office:value-type="string">
            <text:h text:style-name="P5" text:outline-level="1">Assigned to tell draw system which layer object is on. 1 = before mainplayer. 2 = aftermainplayer. 3 = don’t draw.</text:h>
          </table:table-cell>
        </table:table-row>
        <table:table-row table:style-name="Table1.2">
          <table:table-cell table:style-name="Table1.A2" office:value-type="string">
            <text:h text:style-name="P36" text:outline-level="1">objectlayer(no)</text:h>
          </table:table-cell>
          <table:table-cell table:style-name="Table1.A2" office:value-type="string">
            <text:h text:style-name="P36"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165">objectoffset(no)</text:p>
          </table:table-cell>
          <table:table-cell table:style-name="Table1.A2" office:value-type="string">
            <text:p text:style-name="P165">Number of ms object animation is offset by.</text:p>
          </table:table-cell>
        </table:table-row>
        <table:table-row table:style-name="Table1.43">
          <table:table-cell table:style-name="Table1.A2" office:value-type="string">
            <text:h text:style-name="P5" text:outline-level="1">objectresx(no)</text:h>
          </table:table-cell>
          <table:table-cell table:style-name="Table1.A2" office:value-type="string">
            <text:h text:style-name="P5" text:outline-level="1">X Resolution for object</text:h>
          </table:table-cell>
        </table:table-row>
        <table:table-row table:style-name="Table1.43">
          <table:table-cell table:style-name="Table1.A2" office:value-type="string">
            <text:h text:style-name="P5" text:outline-level="1">objectresy(no)</text:h>
          </table:table-cell>
          <table:table-cell table:style-name="Table1.A2" office:value-type="string">
            <text:h text:style-name="P5" text:outline-level="1">Y Resolution for object</text:h>
          </table:table-cell>
        </table:table-row>
        <table:table-row table:style-name="Table1.43">
          <table:table-cell table:style-name="Table1.A2" office:value-type="string">
            <text:h text:style-name="P5" text:outline-level="1">object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h text:style-name="P37" text:outline-level="1">objectspeed(no)</text:h>
          </table:table-cell>
          <table:table-cell table:style-name="Table1.A2" office:value-type="string">
            <text:h text:style-name="P37" text:outline-level="1">Speed multiplier for object. Default is 1.</text:h>
          </table:table-cell>
        </table:table-row>
        <table:table-row table:style-name="Table1.43">
          <table:table-cell table:style-name="Table1.A2" office:value-type="string">
            <text:h text:style-name="P5" text:outline-level="1">objectstep</text:h>
          </table:table-cell>
          <table:table-cell table:style-name="Table1.A2" office:value-type="string">
            <text:h text:style-name="P5" text:outline-level="1">Used to tell object collision how many X pixels to allow “wriggle room” for. Usually set at 2.</text:h>
          </table:table-cell>
        </table:table-row>
        <table:table-row table:style-name="Table1.43">
          <table:table-cell table:style-name="Table1.A2" office:value-type="string">
            <text:h text:style-name="P5" text:outline-level="1">objectx(no)</text:h>
          </table:table-cell>
          <table:table-cell table:style-name="Table1.A2" office:value-type="string">
            <text:h text:style-name="P5" text:outline-level="1">X Location for object</text:h>
          </table:table-cell>
        </table:table-row>
        <table:table-row table:style-name="Table1.43">
          <table:table-cell table:style-name="Table1.A2" office:value-type="string">
            <text:h text:style-name="P5" text:outline-level="1">objecty(no)</text:h>
          </table:table-cell>
          <table:table-cell table:style-name="Table1.A2"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A2" office:value-type="string">
            <text:h text:style-name="P5" text:outline-level="1">Old map number</text:h>
          </table:table-cell>
        </table:table-row>
        <table:table-row table:style-name="Table1.2">
          <table:table-cell table:style-name="Table1.A2" office:value-type="string">
            <text:h text:style-name="P90" text:outline-level="1">oldpocketdisplay</text:h>
          </table:table-cell>
          <table:table-cell table:style-name="Table1.A2" office:value-type="string">
            <text:h text:style-name="P90" text:outline-level="1">Old pocketdisplay value to check if pocket item displayed has changed.</text:h>
          </table:table-cell>
        </table:table-row>
        <table:table-row table:style-name="Table1.2">
          <table:table-cell table:style-name="Table1.A2" office:value-type="string">
            <text:h text:style-name="P38" text:outline-level="1">oldsaveamount</text:h>
          </table:table-cell>
          <table:table-cell table:style-name="Table1.A2" office:value-type="string">
            <text:h text:style-name="P38" text:outline-level="1">Amount of erased saves counted in save folder.</text:h>
          </table:table-cell>
        </table:table-row>
        <table:table-row table:style-name="Table1.2">
          <table:table-cell table:style-name="Table1.A2" office:value-type="string">
            <text:h text:style-name="P5" text:outline-level="1">oposx</text:h>
          </table:table-cell>
          <table:table-cell table:style-name="Table1.A2" office:value-type="string">
            <text:h text:style-name="P5" text:outline-level="1">Previous X axis position of player/background</text:h>
          </table:table-cell>
        </table:table-row>
        <table:table-row table:style-name="Table1.1">
          <table:table-cell table:style-name="Table1.A2" office:value-type="string">
            <text:h text:style-name="P5" text:outline-level="1">oposy</text:h>
          </table:table-cell>
          <table:table-cell table:style-name="Table1.A2"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A2" office:value-type="string">
            <text:h text:style-name="P5" text:outline-level="1">Speed of scrolling game world (or character speed)</text:h>
          </table:table-cell>
        </table:table-row>
        <table:table-row table:style-name="Table1.1">
          <table:table-cell table:style-name="Table1.A2" office:value-type="string">
            <text:h text:style-name="P39" text:outline-level="1">parallaxmode </text:h>
          </table:table-cell>
          <table:table-cell table:style-name="Table1.A2" office:value-type="string">
            <text:h text:style-name="P40" text:outline-level="1">What parallax mode the map loads. 0 = off. 1 = background. 2 = foreground.</text:h>
          </table:table-cell>
        </table:table-row>
        <table:table-row table:style-name="Table1.2">
          <table:table-cell table:style-name="Table1.A2" office:value-type="string">
            <text:h text:style-name="P41" text:outline-level="1">parallaxoffset</text:h>
          </table:table-cell>
          <table:table-cell table:style-name="Table1.A2" office:value-type="string">
            <text:h text:style-name="P41" text:outline-level="1">Randomly generated animation offset</text:h>
          </table:table-cell>
        </table:table-row>
        <table:table-row table:style-name="Table1.2">
          <table:table-cell table:style-name="Table1.A2" office:value-type="string">
            <text:p text:style-name="P165">pcontrol</text:p>
          </table:table-cell>
          <table:table-cell table:style-name="Table1.A2" office:value-type="string">
            <text:p text:style-name="P165">If pockets control is enabled. 1 = yes. 0 = no.</text:p>
          </table:table-cell>
        </table:table-row>
        <table:table-row table:style-name="Table1.2">
          <table:table-cell table:style-name="Table1.A2" office:value-type="string">
            <text:h text:style-name="P9" text:outline-level="1">pcontrolcode1</text:h>
          </table:table-cell>
          <table:table-cell table:style-name="Table1.A2" office:value-type="string">
            <text:h text:style-name="P9" text:outline-level="1">Hardware code for POCKETS key (option 1)</text:h>
          </table:table-cell>
        </table:table-row>
        <table:table-row table:style-name="Table1.1">
          <table:table-cell table:style-name="Table1.A2" office:value-type="string">
            <text:h text:style-name="P9" text:outline-level="1">pcontrolcode2</text:h>
          </table:table-cell>
          <table:table-cell table:style-name="Table1.A2" office:value-type="string">
            <text:h text:style-name="P9" text:outline-level="1">Hardware code for POCKETS key (option 2)</text:h>
          </table:table-cell>
        </table:table-row>
        <table:table-row table:style-name="Table1.1">
          <table:table-cell table:style-name="Table1.A2" office:value-type="string">
            <text:h text:style-name="P10" text:outline-level="1">pcontrolcode3</text:h>
          </table:table-cell>
          <table:table-cell table:style-name="Table1.A2" office:value-type="string">
            <text:h text:style-name="P10" text:outline-level="1">Hardware code for POCKETS key (option 3)</text:h>
          </table:table-cell>
        </table:table-row>
        <text:soft-page-break/>
        <table:table-row table:style-name="Table1.2">
          <table:table-cell table:style-name="Table1.A2" office:value-type="string">
            <text:h text:style-name="P10" text:outline-level="1">pcontrolcode4</text:h>
          </table:table-cell>
          <table:table-cell table:style-name="Table1.A2" office:value-type="string">
            <text:h text:style-name="P10" text:outline-level="1">Hardware code for POCKETS key (option 4)</text:h>
          </table:table-cell>
        </table:table-row>
        <table:table-row table:style-name="Table1.1">
          <table:table-cell table:style-name="Table1.A2" office:value-type="string">
            <text:p text:style-name="P165">pfoot(no)</text:p>
          </table:table-cell>
          <table:table-cell table:style-name="Table1.A2" office:value-type="string">
            <text:p text:style-name="P165">Tells engine which foot NPC is on when walking.</text:p>
          </table:table-cell>
        </table:table-row>
        <table:table-row table:style-name="Table1.1">
          <table:table-cell table:style-name="Table1.A2" office:value-type="string">
            <text:p text:style-name="P165">pfootloop(no)</text:p>
          </table:table-cell>
          <table:table-cell table:style-name="Table1.A2" office:value-type="string">
            <text:p text:style-name="P165">Tells engine when to switch NPC foot whilst walking.</text:p>
          </table:table-cell>
        </table:table-row>
        <table:table-row table:style-name="Table1.1">
          <table:table-cell table:style-name="Table1.A2" office:value-type="string">
            <text:h text:style-name="P35" text:outline-level="1">playercollision(no)</text:h>
          </table:table-cell>
          <table:table-cell table:style-name="Table1.A2" office:value-type="string">
            <text:h text:style-name="P35" text:outline-level="1">Custom collision for player. 1 = Collision on. 0 = Collision off.</text:h>
          </table:table-cell>
        </table:table-row>
        <table:table-row table:style-name="Table1.1">
          <table:table-cell table:style-name="Table1.A2" office:value-type="string">
            <text:p text:style-name="P165">playerd(no)</text:p>
          </table:table-cell>
          <table:table-cell table:style-name="Table1.A2" office:value-type="string">
            <text:p text:style-name="P165">Direction of NPC. 1 = UP. 2 = DOWN. 3 = RIGHT. 4 = LEFT</text:p>
          </table:table-cell>
        </table:table-row>
        <table:table-row table:style-name="Table1.2">
          <table:table-cell table:style-name="Table1.A2" office:value-type="string">
            <text:p text:style-name="P165">playerdefault(no)</text:p>
          </table:table-cell>
          <table:table-cell table:style-name="Table1.A2" office:value-type="string">
            <text:p text:style-name="P165">Default direction of NPC. 1 = UP. 2 = DOWN. 3 = RIGHT. 4 = LEFT. -1 = FOLLOWS MAIN PLAYER.</text:p>
          </table:table-cell>
        </table:table-row>
        <table:table-row table:style-name="Table1.1">
          <table:table-cell table:style-name="Table1.A2" office:value-type="string">
            <text:p text:style-name="P165">playergrace(no)</text:p>
          </table:table-cell>
          <table:table-cell table:style-name="Table1.A2" office:value-type="string">
            <text:p text:style-name="P165">Number of seconds engine must wait before moving NPC. <text:span text:style-name="T40">Can be set to -1 to bypass return journey or -2 to bypass journey to destination.</text:span></text:p>
          </table:table-cell>
        </table:table-row>
        <table:table-row table:style-name="Table1.2">
          <table:table-cell table:style-name="Table1.A2" office:value-type="string">
            <text:h text:style-name="P117" text:outline-level="1">playerhighlight<text:span text:style-name="T85">(no)</text:span></text:h>
          </table:table-cell>
          <table:table-cell table:style-name="Table1.A2" office:value-type="string">
            <text:h text:style-name="P117" text:outline-level="1">If a player is being highlighted by the selectobject banner. 1 = yes. 0 = no.</text:h>
          </table:table-cell>
        </table:table-row>
        <table:table-row table:style-name="Table1.2">
          <table:table-cell table:style-name="Table1.A2" office:value-type="string">
            <text:p text:style-name="P165">playeridle</text:p>
          </table:table-cell>
          <table:table-cell table:style-name="Table1.A2" office:value-type="string">
            <text:p text:style-name="P165">Number of seconds engine must wait before players begin idle animation (effects all players including NPCs)</text:p>
          </table:table-cell>
        </table:table-row>
        <table:table-row table:style-name="Table1.2">
          <table:table-cell table:style-name="Table1.A2" office:value-type="string">
            <text:p text:style-name="P165">playerjourney(no)</text:p>
          </table:table-cell>
          <table:table-cell table:style-name="Table1.A2" office:value-type="string">
            <text:p text:style-name="P165">Tells engine what stage of idle walk NPC is at. 1 = first stage (walk away). 2 = second stage (walk back).</text:p>
          </table:table-cell>
        </table:table-row>
        <table:table-row table:style-name="Table1.2">
          <table:table-cell table:style-name="Table1.A2" office:value-type="string">
            <text:h text:style-name="P5" text:outline-level="1">playerl<text:span text:style-name="T43">ayer</text:span>(no)</text:h>
          </table:table-cell>
          <table:table-cell table:style-name="Table1.A2" office:value-type="string">
            <text:h text:style-name="P5" text:outline-level="1">Assigned to tell draw system which layer player is on. 1 = before mainplayer. 2 = aftermainplayer.</text:h>
          </table:table-cell>
        </table:table-row>
        <table:table-row table:style-name="Table1.43">
          <table:table-cell table:style-name="Table1.A2" office:value-type="string">
            <text:h text:style-name="P42" text:outline-level="1">playerlayer<text:span text:style-name="T43">2</text:span>(no)</text:h>
          </table:table-cell>
          <table:table-cell table:style-name="Table1.A2" office:value-type="string">
            <text:h text:style-name="P36"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165">playernote(no)(no)</text:p>
          </table:table-cell>
          <table:table-cell table:style-name="Table1.A2" office:value-type="string">
            <text:p text:style-name="P165">Frequency of NPC talk noise.</text:p>
          </table:table-cell>
        </table:table-row>
        <table:table-row table:style-name="Table1.1">
          <table:table-cell table:style-name="Table1.A2" office:value-type="string">
            <text:p text:style-name="P165">playeroffset(no)</text:p>
          </table:table-cell>
          <table:table-cell table:style-name="Table1.A2" office:value-type="string">
            <text:p text:style-name="P165">Number of ms player animation is offset by.</text:p>
          </table:table-cell>
        </table:table-row>
        <table:table-row table:style-name="Table1.1">
          <table:table-cell table:style-name="Table1.A2" office:value-type="string">
            <text:p text:style-name="P165">playerperiod(no)</text:p>
          </table:table-cell>
          <table:table-cell table:style-name="Table1.A2" office:value-type="string">
            <text:p text:style-name="P165">Number of seconds left before player moves.</text:p>
          </table:table-cell>
        </table:table-row>
        <table:table-row table:style-name="Table1.1">
          <table:table-cell table:style-name="Table1.A2" office:value-type="string">
            <text:h text:style-name="P5" text:outline-level="1">player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p text:style-name="P165">playerscript(no)</text:p>
          </table:table-cell>
          <table:table-cell table:style-name="Table1.A2" office:value-type="string">
            <text:p text:style-name="P165">If NPC is being controlled by a script or not. 1 = YES. 0 = NO.</text:p>
          </table:table-cell>
        </table:table-row>
        <table:table-row table:style-name="Table1.1">
          <table:table-cell table:style-name="Table1.A2" office:value-type="string">
            <text:h text:style-name="P37" text:outline-level="1">playerspeed(no)</text:h>
          </table:table-cell>
          <table:table-cell table:style-name="Table1.A2" office:value-type="string">
            <text:h text:style-name="P37" text:outline-level="1">Speed multiplier for player. Default is 1.</text:h>
          </table:table-cell>
        </table:table-row>
        <table:table-row table:style-name="Table1.1">
          <table:table-cell table:style-name="Table1.A2" office:value-type="string">
            <text:p text:style-name="P165">playerwalkdivide</text:p>
          </table:table-cell>
          <table:table-cell table:style-name="Table1.A2" office:value-type="string">
            <text:p text:style-name="P165">Tells engine to divide all NPC default walking speed (pace) by an amount.</text:p>
          </table:table-cell>
        </table:table-row>
        <table:table-row table:style-name="Table1.1">
          <table:table-cell table:style-name="Table1.A2" office:value-type="string">
            <text:p text:style-name="P165">playerwalking(no)</text:p>
          </table:table-cell>
          <table:table-cell table:style-name="Table1.A2" office:value-type="string">
            <text:p text:style-name="P165">If NPC is walking or not.</text:p>
          </table:table-cell>
        </table:table-row>
        <table:table-row table:style-name="Table1.1">
          <table:table-cell table:style-name="Table1.A2" office:value-type="string">
            <text:h text:style-name="P5" text:outline-level="1">playerx(no)</text:h>
          </table:table-cell>
          <table:table-cell table:style-name="Table1.A2" office:value-type="string">
            <text:h text:style-name="P5" text:outline-level="1">Starting X location for NPC</text:h>
          </table:table-cell>
        </table:table-row>
        <table:table-row table:style-name="Table1.1">
          <table:table-cell table:style-name="Table1.A2" office:value-type="string">
            <text:h text:style-name="P5" text:outline-level="1">playery(no)</text:h>
          </table:table-cell>
          <table:table-cell table:style-name="Table1.A2" office:value-type="string">
            <text:h text:style-name="P5" text:outline-level="1">Starting Y location for NPC</text:h>
          </table:table-cell>
        </table:table-row>
        <table:table-row table:style-name="Table1.1">
          <table:table-cell table:style-name="Table1.A2" office:value-type="string">
            <text:p text:style-name="P165">pocketarrowllocx</text:p>
          </table:table-cell>
          <table:table-cell table:style-name="Table1.A2" office:value-type="string">
            <text:p text:style-name="P165">X location of left pocket arrow</text:p>
          </table:table-cell>
        </table:table-row>
        <table:table-row table:style-name="Table1.1">
          <table:table-cell table:style-name="Table1.A2" office:value-type="string">
            <text:p text:style-name="P165">pocketarrowllocy</text:p>
          </table:table-cell>
          <table:table-cell table:style-name="Table1.A2" office:value-type="string">
            <text:p text:style-name="P165">Y location of left pocket arrow</text:p>
          </table:table-cell>
        </table:table-row>
        <table:table-row table:style-name="Table1.1">
          <table:table-cell table:style-name="Table1.A2" office:value-type="string">
            <text:p text:style-name="P165">pocketarrowresx</text:p>
          </table:table-cell>
          <table:table-cell table:style-name="Table1.A2" office:value-type="string">
            <text:p text:style-name="P165">X resolution of pocket arrow</text:p>
          </table:table-cell>
        </table:table-row>
        <table:table-row table:style-name="Table1.1">
          <table:table-cell table:style-name="Table1.A2" office:value-type="string">
            <text:p text:style-name="P165">pocketarrowresy</text:p>
          </table:table-cell>
          <table:table-cell table:style-name="Table1.A2" office:value-type="string">
            <text:p text:style-name="P165">Y resolution of pocket arrow</text:p>
          </table:table-cell>
        </table:table-row>
        <table:table-row table:style-name="Table1.1">
          <table:table-cell table:style-name="Table1.A2" office:value-type="string">
            <text:p text:style-name="P165">pocketarrowrlocx</text:p>
          </table:table-cell>
          <table:table-cell table:style-name="Table1.A2" office:value-type="string">
            <text:p text:style-name="P165">X location of right pocket arrow</text:p>
          </table:table-cell>
        </table:table-row>
        <text:soft-page-break/>
        <table:table-row table:style-name="Table1.1">
          <table:table-cell table:style-name="Table1.A2" office:value-type="string">
            <text:p text:style-name="P165">pocketarrowrlocy</text:p>
          </table:table-cell>
          <table:table-cell table:style-name="Table1.A2" office:value-type="string">
            <text:p text:style-name="P165">Y location of right pocket arrow</text:p>
          </table:table-cell>
        </table:table-row>
        <table:table-row table:style-name="Table1.301">
          <table:table-cell table:style-name="Table1.A2" office:value-type="string">
            <text:p text:style-name="P165">pocketbannerresx</text:p>
          </table:table-cell>
          <table:table-cell table:style-name="Table1.A2" office:value-type="string">
            <text:p text:style-name="P165">X resolution of pocket banner</text:p>
          </table:table-cell>
        </table:table-row>
        <table:table-row table:style-name="Table1.301">
          <table:table-cell table:style-name="Table1.A2" office:value-type="string">
            <text:p text:style-name="P165">pocketbannerresy</text:p>
          </table:table-cell>
          <table:table-cell table:style-name="Table1.A2" office:value-type="string">
            <text:p text:style-name="P165">Y resolution of pocket banner</text:p>
          </table:table-cell>
        </table:table-row>
        <table:table-row table:style-name="Table1.301">
          <table:table-cell table:style-name="Table1.A2" office:value-type="string">
            <text:p text:style-name="P165">pocketcarry</text:p>
          </table:table-cell>
          <table:table-cell table:style-name="Table1.A2" office:value-type="string">
            <text:p text:style-name="P165">Number of pocket items player is carrying.</text:p>
          </table:table-cell>
        </table:table-row>
        <table:table-row table:style-name="Table1.301">
          <table:table-cell table:style-name="Table1.A2" office:value-type="string">
            <text:p text:style-name="P165">pocketdisplay</text:p>
          </table:table-cell>
          <table:table-cell table:style-name="Table1.A2" office:value-type="string">
            <text:p text:style-name="P165">ID number of pocket value being displayed in inventory</text:p>
          </table:table-cell>
        </table:table-row>
        <table:table-row table:style-name="Table1.301">
          <table:table-cell table:style-name="Table1.A2" office:value-type="string">
            <text:p text:style-name="P165">pocketdivert</text:p>
          </table:table-cell>
          <table:table-cell table:style-name="Table1.A2" office:value-type="string">
            <text:p text:style-name="P165">If pocket has been diverted to a script. 1 = yes. 0 = no.</text:p>
          </table:table-cell>
        </table:table-row>
        <table:table-row table:style-name="Table1.301">
          <table:table-cell table:style-name="Table1.A2" office:value-type="string">
            <text:p text:style-name="P165">pockethudanispeed</text:p>
          </table:table-cell>
          <table:table-cell table:style-name="Table1.A2" office:value-type="string">
            <text:p text:style-name="P165">Speed of pocket hud animation</text:p>
          </table:table-cell>
        </table:table-row>
        <table:table-row table:style-name="Table1.301">
          <table:table-cell table:style-name="Table1.A2" office:value-type="string">
            <text:p text:style-name="P165">pockethudresx</text:p>
          </table:table-cell>
          <table:table-cell table:style-name="Table1.A2" office:value-type="string">
            <text:p text:style-name="P165">X resolution of pocket hud</text:p>
          </table:table-cell>
        </table:table-row>
        <table:table-row table:style-name="Table1.301">
          <table:table-cell table:style-name="Table1.A2" office:value-type="string">
            <text:p text:style-name="P165">pockethudresy</text:p>
          </table:table-cell>
          <table:table-cell table:style-name="Table1.A2" office:value-type="string">
            <text:p text:style-name="P165">Y resolution of pocket hud</text:p>
          </table:table-cell>
        </table:table-row>
        <table:table-row table:style-name="Table1.301">
          <table:table-cell table:style-name="Table1.A2" office:value-type="string">
            <text:p text:style-name="P165">pocketitem(no)</text:p>
          </table:table-cell>
          <table:table-cell table:style-name="Table1.A2" office:value-type="string">
            <text:p text:style-name="P165">If mainplayer has an item in their pocket or not. 0 = not picked up. 1 = picked up. 2 = given away/used.</text:p>
          </table:table-cell>
        </table:table-row>
        <table:table-row table:style-name="Table1.301">
          <table:table-cell table:style-name="Table1.A2" office:value-type="string">
            <text:p text:style-name="P165">pocketline</text:p>
          </table:table-cell>
          <table:table-cell table:style-name="Table1.A2" office:value-type="string">
            <text:p text:style-name="P165">What line in pocketfile pocket sub is reading</text:p>
          </table:table-cell>
        </table:table-row>
        <table:table-row table:style-name="Table1.301">
          <table:table-cell table:style-name="Table1.A2" office:value-type="string">
            <text:p text:style-name="P165">pocketnos</text:p>
          </table:table-cell>
          <table:table-cell table:style-name="Table1.A2" office:value-type="string">
            <text:p text:style-name="P165">Number of pocket items loaded in game</text:p>
          </table:table-cell>
        </table:table-row>
        <table:table-row table:style-name="Table1.301">
          <table:table-cell table:style-name="Table1.A2" office:value-type="string">
            <text:p text:style-name="P165">pocketon</text:p>
          </table:table-cell>
          <table:table-cell table:style-name="Table1.A2" office:value-type="string">
            <text:p text:style-name="P165">If pocket sub is active or not. 1 = yes. 0 = no.</text:p>
          </table:table-cell>
        </table:table-row>
        <table:table-row table:style-name="Table1.301">
          <table:table-cell table:style-name="Table1.A2" office:value-type="string">
            <text:h text:style-name="P89" text:outline-level="1">pocketredraw</text:h>
          </table:table-cell>
          <table:table-cell table:style-name="Table1.A2" office:value-type="string">
            <text:h text:style-name="P89" text:outline-level="1">If pockets need redrawing. 0 = no redraw. 1 = redraw.</text:h>
          </table:table-cell>
        </table:table-row>
        <table:table-row table:style-name="Table1.301">
          <table:table-cell table:style-name="Table1.A2" office:value-type="string">
            <text:p text:style-name="P165">pocketselectresx</text:p>
          </table:table-cell>
          <table:table-cell table:style-name="Table1.A2" office:value-type="string">
            <text:p text:style-name="P165">X resolution of pocket select</text:p>
          </table:table-cell>
        </table:table-row>
        <table:table-row table:style-name="Table1.301">
          <table:table-cell table:style-name="Table1.A2" office:value-type="string">
            <text:p text:style-name="P165">pocketselectresy</text:p>
          </table:table-cell>
          <table:table-cell table:style-name="Table1.A2" office:value-type="string">
            <text:p text:style-name="P165">Y resolution of pocket select</text:p>
          </table:table-cell>
        </table:table-row>
        <table:table-row table:style-name="Table1.301">
          <table:table-cell table:style-name="Table1.A2" office:value-type="string">
            <text:p text:style-name="P165">pocketselectx</text:p>
          </table:table-cell>
          <table:table-cell table:style-name="Table1.A2" office:value-type="string">
            <text:p text:style-name="P165">X position of pocket select</text:p>
          </table:table-cell>
        </table:table-row>
        <table:table-row table:style-name="Table1.301">
          <table:table-cell table:style-name="Table1.A2" office:value-type="string">
            <text:p text:style-name="P165">pocketselecty</text:p>
          </table:table-cell>
          <table:table-cell table:style-name="Table1.A2" office:value-type="string">
            <text:p text:style-name="P165">Y position of pocket select</text:p>
          </table:table-cell>
        </table:table-row>
        <table:table-row table:style-name="Table1.301">
          <table:table-cell table:style-name="Table1.A2" office:value-type="string">
            <text:p text:style-name="P165">pocketspriteresx</text:p>
          </table:table-cell>
          <table:table-cell table:style-name="Table1.A2" office:value-type="string">
            <text:p text:style-name="P165">X resolution of pocket item sprite</text:p>
          </table:table-cell>
        </table:table-row>
        <table:table-row table:style-name="Table1.301">
          <table:table-cell table:style-name="Table1.A2" office:value-type="string">
            <text:p text:style-name="P165">pocketspriteresy</text:p>
          </table:table-cell>
          <table:table-cell table:style-name="Table1.A2" office:value-type="string">
            <text:p text:style-name="P165">Y resolution of pocket item sprite</text:p>
          </table:table-cell>
        </table:table-row>
        <table:table-row table:style-name="Table1.301">
          <table:table-cell table:style-name="Table1.A2" office:value-type="string">
            <text:p text:style-name="P165">pocketspritex</text:p>
          </table:table-cell>
          <table:table-cell table:style-name="Table1.A2" office:value-type="string">
            <text:p text:style-name="P165">X location of pocket item sprite</text:p>
          </table:table-cell>
        </table:table-row>
        <table:table-row table:style-name="Table1.301">
          <table:table-cell table:style-name="Table1.A2" office:value-type="string">
            <text:p text:style-name="P165">pocketspritey</text:p>
          </table:table-cell>
          <table:table-cell table:style-name="Table1.A2" office:value-type="string">
            <text:p text:style-name="P165">Y location of pocket item sprite</text:p>
          </table:table-cell>
        </table:table-row>
        <table:table-row table:style-name="Table1.301">
          <table:table-cell table:style-name="Table1.A2" office:value-type="string">
            <text:h text:style-name="P43" text:outline-level="1">pocketvisible(no)</text:h>
          </table:table-cell>
          <table:table-cell table:style-name="Table1.A2" office:value-type="string">
            <text:h text:style-name="P43"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A2"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A2" office:value-type="string">
            <text:h text:style-name="P5" text:outline-level="1">Current Y axis position of player/background</text:h>
          </table:table-cell>
        </table:table-row>
        <text:soft-page-break/>
        <table:table-row table:style-name="Table1.301">
          <table:table-cell table:style-name="Table1.A2" office:value-type="string">
            <text:h text:style-name="P5" text:outline-level="1">promptquit</text:h>
          </table:table-cell>
          <table:table-cell table:style-name="Table1.A2" office:value-type="string">
            <text:h text:style-name="P5" text:outline-level="1">Set to 1 if command prompt requests game to be quit.</text:h>
          </table:table-cell>
        </table:table-row>
        <table:table-row table:style-name="Table1.301">
          <table:table-cell table:style-name="Table1.A2" office:value-type="string">
            <text:p text:style-name="P165">rainspread</text:p>
          </table:table-cell>
          <table:table-cell table:style-name="Table1.A2" office:value-type="string">
            <text:p text:style-name="P165">Range of rain.</text:p>
          </table:table-cell>
        </table:table-row>
        <table:table-row table:style-name="Table1.301">
          <table:table-cell table:style-name="Table1.A2" office:value-type="string">
            <text:p text:style-name="P165">rainx(no)</text:p>
          </table:table-cell>
          <table:table-cell table:style-name="Table1.A2" office:value-type="string">
            <text:p text:style-name="P165">X co-ordinate of rain</text:p>
          </table:table-cell>
        </table:table-row>
        <table:table-row table:style-name="Table1.301">
          <table:table-cell table:style-name="Table1.A2" office:value-type="string">
            <text:p text:style-name="P165">rainy(no)</text:p>
          </table:table-cell>
          <table:table-cell table:style-name="Table1.A2" office:value-type="string">
            <text:p text:style-name="P165">Y co-ordinate of rain</text:p>
          </table:table-cell>
        </table:table-row>
        <table:table-row table:style-name="Table1.301">
          <table:table-cell table:style-name="Table1.A2" office:value-type="string">
            <text:h text:style-name="P96" text:outline-level="1">randomscriptvalue</text:h>
          </table:table-cell>
          <table:table-cell table:style-name="Table1.A2" office:value-type="string">
            <text:h text:style-name="P96" text:outline-level="1">Current random script value</text:h>
          </table:table-cell>
        </table:table-row>
        <table:table-row table:style-name="Table1.301">
          <table:table-cell table:style-name="Table1.A2" office:value-type="string">
            <text:p text:style-name="P165">rcontrol</text:p>
          </table:table-cell>
          <table:table-cell table:style-name="Table1.A2" office:value-type="string">
            <text:p text:style-name="P165">If walk right control is enabled. 1 = yes. 0 = no.</text:p>
          </table:table-cell>
        </table:table-row>
        <table:table-row table:style-name="Table1.301">
          <table:table-cell table:style-name="Table1.A2" office:value-type="string">
            <text:h text:style-name="P9" text:outline-level="1">rcontrolcode1</text:h>
          </table:table-cell>
          <table:table-cell table:style-name="Table1.A2" office:value-type="string">
            <text:h text:style-name="P9" text:outline-level="1">Hardware code for RIGHT key (option 1)</text:h>
          </table:table-cell>
        </table:table-row>
        <table:table-row table:style-name="Table1.301">
          <table:table-cell table:style-name="Table1.A2" office:value-type="string">
            <text:h text:style-name="P9" text:outline-level="1">rcontrolcode2</text:h>
          </table:table-cell>
          <table:table-cell table:style-name="Table1.A2" office:value-type="string">
            <text:h text:style-name="P9" text:outline-level="1">Hardware code for RIGHT key (option 2)</text:h>
          </table:table-cell>
        </table:table-row>
        <table:table-row table:style-name="Table1.301">
          <table:table-cell table:style-name="Table1.A2" office:value-type="string">
            <text:h text:style-name="P10" text:outline-level="1">rcontrolcode3</text:h>
          </table:table-cell>
          <table:table-cell table:style-name="Table1.A2" office:value-type="string">
            <text:h text:style-name="P10" text:outline-level="1">Hardware code for RIGHT key (option 3)</text:h>
          </table:table-cell>
        </table:table-row>
        <table:table-row table:style-name="Table1.301">
          <table:table-cell table:style-name="Table1.A2" office:value-type="string">
            <text:h text:style-name="P10" text:outline-level="1">rcontrolcode4</text:h>
          </table:table-cell>
          <table:table-cell table:style-name="Table1.A2" office:value-type="string">
            <text:h text:style-name="P10"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A2"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A2" office:value-type="string">
            <text:h text:style-name="P5" text:outline-level="1">Y value of resolution</text:h>
          </table:table-cell>
        </table:table-row>
        <table:table-row table:style-name="Table1.301">
          <table:table-cell table:style-name="Table1.A2" office:value-type="string">
            <text:p text:style-name="P165">runterminal</text:p>
          </table:table-cell>
          <table:table-cell table:style-name="Table1.A2" office:value-type="string">
            <text:p text:style-name="P165">If terminal is to run. 1 = terminal running. 0 = no terminal.</text:p>
          </table:table-cell>
        </table:table-row>
        <table:table-row table:style-name="Table1.301">
          <table:table-cell table:style-name="Table1.A2" office:value-type="string">
            <text:p text:style-name="P165">runupdate</text:p>
          </table:table-cell>
          <table:table-cell table:style-name="Table1.A2" office:value-type="string">
            <text:p text:style-name="P165">Lets engine know if an update is scheduled. 0 = no. 1 = yes.</text:p>
          </table:table-cell>
        </table:table-row>
        <table:table-row table:style-name="Table1.301">
          <table:table-cell table:style-name="Table1.A2" office:value-type="string">
            <text:h text:style-name="P45" text:outline-level="1">saveiconresx</text:h>
          </table:table-cell>
          <table:table-cell table:style-name="Table1.A2" office:value-type="string">
            <text:h text:style-name="P45" text:outline-level="1">X resolution of save icon</text:h>
          </table:table-cell>
        </table:table-row>
        <table:table-row table:style-name="Table1.301">
          <table:table-cell table:style-name="Table1.A2" office:value-type="string">
            <text:h text:style-name="P45" text:outline-level="1">saveiconresy</text:h>
          </table:table-cell>
          <table:table-cell table:style-name="Table1.A2" office:value-type="string">
            <text:h text:style-name="P45" text:outline-level="1">Y resolution of save icon</text:h>
          </table:table-cell>
        </table:table-row>
        <table:table-row table:style-name="Table1.301">
          <table:table-cell table:style-name="Table1.A2" office:value-type="string">
            <text:h text:style-name="P92" text:outline-level="1">savetimehour</text:h>
          </table:table-cell>
          <table:table-cell table:style-name="Table1.A2" office:value-type="string">
            <text:h text:style-name="P92" text:outline-level="1">Amount of hours the current save file has been played</text:h>
          </table:table-cell>
        </table:table-row>
        <table:table-row table:style-name="Table1.301">
          <table:table-cell table:style-name="Table1.A2" office:value-type="string">
            <text:h text:style-name="P92" text:outline-level="1">savetimemin</text:h>
          </table:table-cell>
          <table:table-cell table:style-name="Table1.A2" office:value-type="string">
            <text:h text:style-name="P92" text:outline-level="1">Amount of mins the current save file has been played</text:h>
          </table:table-cell>
        </table:table-row>
        <table:table-row table:style-name="Table1.301">
          <table:table-cell table:style-name="Table1.A2" office:value-type="string">
            <text:h text:style-name="P92" text:outline-level="1">savetimesec</text:h>
          </table:table-cell>
          <table:table-cell table:style-name="Table1.A2" office:value-type="string">
            <text:h text:style-name="P92" text:outline-level="1">Amount of seconds the current save file has been played</text:h>
          </table:table-cell>
        </table:table-row>
        <table:table-row table:style-name="Table1.301">
          <table:table-cell table:style-name="Table1.A2" office:value-type="string">
            <text:p text:style-name="P165">scontrol</text:p>
          </table:table-cell>
          <table:table-cell table:style-name="Table1.A2" office:value-type="string">
            <text:p text:style-name="P165">If select control is enabled. 1 = yes. 0 = no.</text:p>
          </table:table-cell>
        </table:table-row>
        <table:table-row table:style-name="Table1.301">
          <table:table-cell table:style-name="Table1.A2" office:value-type="string">
            <text:h text:style-name="P9" text:outline-level="1">scontrolcode1</text:h>
          </table:table-cell>
          <table:table-cell table:style-name="Table1.A2" office:value-type="string">
            <text:h text:style-name="P9" text:outline-level="1">Hardware code for SELECT key (option 1)</text:h>
          </table:table-cell>
        </table:table-row>
        <table:table-row table:style-name="Table1.301">
          <table:table-cell table:style-name="Table1.A2" office:value-type="string">
            <text:h text:style-name="P9" text:outline-level="1">scontrolcode2</text:h>
          </table:table-cell>
          <table:table-cell table:style-name="Table1.A2" office:value-type="string">
            <text:h text:style-name="P9" text:outline-level="1">Hardware code for SELECT key (option 2)</text:h>
          </table:table-cell>
        </table:table-row>
        <table:table-row table:style-name="Table1.301">
          <table:table-cell table:style-name="Table1.A2" office:value-type="string">
            <text:h text:style-name="P10" text:outline-level="1">scontrolcode3</text:h>
          </table:table-cell>
          <table:table-cell table:style-name="Table1.A2" office:value-type="string">
            <text:h text:style-name="P10" text:outline-level="1">Hardware code for SELECT key (option 3)</text:h>
          </table:table-cell>
        </table:table-row>
        <table:table-row table:style-name="Table1.301">
          <table:table-cell table:style-name="Table1.A2" office:value-type="string">
            <text:h text:style-name="P10" text:outline-level="1">scontrolcode4</text:h>
          </table:table-cell>
          <table:table-cell table:style-name="Table1.A2" office:value-type="string">
            <text:h text:style-name="P10"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A2" office:value-type="string">
            <text:h text:style-name="P5" text:outline-level="1">Fullscreen toggle. 1 = fullscreen, 2 = window</text:h>
          </table:table-cell>
        </table:table-row>
        <text:soft-page-break/>
        <table:table-row table:style-name="Table1.301">
          <table:table-cell table:style-name="Table1.A2" office:value-type="string">
            <text:p text:style-name="P165">scriptimageresx</text:p>
          </table:table-cell>
          <table:table-cell table:style-name="Table1.A2" office:value-type="string">
            <text:p text:style-name="P165">X resolution for script image</text:p>
          </table:table-cell>
        </table:table-row>
        <table:table-row table:style-name="Table1.301">
          <table:table-cell table:style-name="Table1.A2" office:value-type="string">
            <text:p text:style-name="P165">scriptimageresy</text:p>
          </table:table-cell>
          <table:table-cell table:style-name="Table1.A2" office:value-type="string">
            <text:p text:style-name="P165">Y resolution for script image</text:p>
          </table:table-cell>
        </table:table-row>
        <table:table-row table:style-name="Table1.301">
          <table:table-cell table:style-name="Table1.A2" office:value-type="string">
            <text:h text:style-name="P5" text:outline-level="1">scriptrun</text:h>
          </table:table-cell>
          <table:table-cell table:style-name="Table1.A2" office:value-type="string">
            <text:h text:style-name="P5" text:outline-level="1">Used to tell engine if script is running. 1 = yes. 0 = no.</text:h>
          </table:table-cell>
        </table:table-row>
        <table:table-row table:style-name="Table1.301">
          <table:table-cell table:style-name="Table1.A2" office:value-type="string">
            <text:h text:style-name="P86" text:outline-level="1">scriptskip</text:h>
          </table:table-cell>
          <table:table-cell table:style-name="Table1.A2" office:value-type="string">
            <text:h text:style-name="P86" text:outline-level="1">IF script should be put into skip mode. 0 = np, run script normally. 1 = yes, skip was requested.</text:h>
          </table:table-cell>
        </table:table-row>
        <table:table-row table:style-name="Table1.301">
          <table:table-cell table:style-name="Table1.A2" office:value-type="string">
            <text:h text:style-name="P30" text:outline-level="1">scripttime</text:h>
          </table:table-cell>
          <table:table-cell table:style-name="Table1.A2" office:value-type="string">
            <text:h text:style-name="P30" text:outline-level="1">Current amount of time the script timer has been counting.</text:h>
          </table:table-cell>
        </table:table-row>
        <table:table-row table:style-name="Table1.301">
          <table:table-cell table:style-name="Table1.A2" office:value-type="string">
            <text:h text:style-name="P30" text:outline-level="1">scripttimer</text:h>
          </table:table-cell>
          <table:table-cell table:style-name="Table1.A2" office:value-type="string">
            <text:h text:style-name="P30" text:outline-level="1">Amount of time set before a script will run.</text:h>
          </table:table-cell>
        </table:table-row>
        <table:table-row table:style-name="Table1.301">
          <table:table-cell table:style-name="Table1.A2" office:value-type="string">
            <text:h text:style-name="P103" text:outline-level="1">scriptvalue(no)</text:h>
          </table:table-cell>
          <table:table-cell table:style-name="Table1.A2" office:value-type="string">
            <text:h text:style-name="P103" text:outline-level="1">Custom script values.</text:h>
          </table:table-cell>
        </table:table-row>
        <table:table-row table:style-name="Table1.301">
          <table:table-cell table:style-name="Table1.A2" office:value-type="string">
            <text:h text:style-name="P88" text:outline-level="1">scriptwaittime</text:h>
          </table:table-cell>
          <table:table-cell table:style-name="Table1.A2" office:value-type="string">
            <text:h text:style-name="P88" text:outline-level="1">Amount of time that the script must wait until it can continue.</text:h>
          </table:table-cell>
        </table:table-row>
        <table:table-row table:style-name="Table1.301">
          <table:table-cell table:style-name="Table1.A2" office:value-type="string">
            <text:p text:style-name="P165">scriptwalkdivide</text:p>
          </table:table-cell>
          <table:table-cell table:style-name="Table1.A2" office:value-type="string">
            <text:p text:style-name="P165">Tells engine to divide all script walking speeds by an amount.</text:p>
          </table:table-cell>
        </table:table-row>
        <table:table-row table:style-name="Table1.301">
          <table:table-cell table:style-name="Table1.A2" office:value-type="string">
            <text:h text:style-name="P82" text:outline-level="1">selectobjecthighlight</text:h>
          </table:table-cell>
          <table:table-cell table:style-name="Table1.A2" office:value-type="string">
            <text:h text:style-name="P82"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A2" office:value-type="string">
            <text:h text:style-name="P5" text:outline-level="1">Used to deturmine if engine is setting up. 1 = yes. 0 = no.</text:h>
          </table:table-cell>
        </table:table-row>
        <table:table-row table:style-name="Table1.301">
          <table:table-cell table:style-name="Table1.A2" office:value-type="string">
            <text:h text:style-name="P44" text:outline-level="1">setuprecord</text:h>
          </table:table-cell>
          <table:table-cell table:style-name="Table1.A2" office:value-type="string">
            <text:h text:style-name="P44" text:outline-level="1">If a demo recording is being set up. 0 = no. 1 = yes.</text:h>
          </table:table-cell>
        </table:table-row>
        <table:table-row table:style-name="Table1.301">
          <table:table-cell table:style-name="Table1.A2" office:value-type="string">
            <text:p text:style-name="P165">sfxvol</text:p>
          </table:table-cell>
          <table:table-cell table:style-name="Table1.A2" office:value-type="string">
            <text:p text:style-name="P165">Tells engine what volume sfx is at.</text:p>
          </table:table-cell>
        </table:table-row>
        <table:table-row table:style-name="Table1.301">
          <table:table-cell table:style-name="Table1.A2" office:value-type="string">
            <text:p text:style-name="P165">silentgive</text:p>
          </table:table-cell>
          <table:table-cell table:style-name="Table1.A2" office:value-type="string">
            <text:p text:style-name="P165">Tells engine if giving of items/currency is silent or not. 0 = not silent. 1 = silent.</text:p>
          </table:table-cell>
        </table:table-row>
        <table:table-row table:style-name="Table1.301">
          <table:table-cell table:style-name="Table1.A2" office:value-type="string">
            <text:p text:style-name="P165">silenttake</text:p>
          </table:table-cell>
          <table:table-cell table:style-name="Table1.A2" office:value-type="string">
            <text:p text:style-name="P165">Tells engine if taking of items/currency is silent or not. 0 = not silent. 1 = silent.</text:p>
          </table:table-cell>
        </table:table-row>
        <table:table-row table:style-name="Table1.301">
          <table:table-cell table:style-name="Table1.A2" office:value-type="string">
            <text:h text:style-name="P93" text:outline-level="1">sitime</text:h>
          </table:table-cell>
          <table:table-cell table:style-name="Table1.A2" office:value-type="string">
            <text:h text:style-name="P93" text:outline-level="1">itime for save time</text:h>
          </table:table-cell>
        </table:table-row>
        <table:table-row table:style-name="Table1.301">
          <table:table-cell table:style-name="Table1.A2" office:value-type="string">
            <text:h text:style-name="P87" text:outline-level="1">skipallowed</text:h>
          </table:table-cell>
          <table:table-cell table:style-name="Table1.A2" office:value-type="string">
            <text:h text:style-name="P87"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A2"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6" text:outline-level="1">speedrun</text:h>
          </table:table-cell>
          <table:table-cell table:style-name="Table1.A2" office:value-type="string">
            <text:h text:style-name="P46" text:outline-level="1">Used to tell what mode the speedrun is on. 0 = off. 1 = on. 2 = complete.</text:h>
          </table:table-cell>
        </table:table-row>
        <table:table-row table:style-name="Table1.301">
          <table:table-cell table:style-name="Table1.A2" office:value-type="string">
            <text:h text:style-name="P46" text:outline-level="1">speedrunhour</text:h>
          </table:table-cell>
          <table:table-cell table:style-name="Table1.A2" office:value-type="string">
            <text:h text:style-name="P46" text:outline-level="1">Number of hours speedrun has been going.</text:h>
          </table:table-cell>
        </table:table-row>
        <table:table-row table:style-name="Table1.301">
          <table:table-cell table:style-name="Table1.A2" office:value-type="string">
            <text:h text:style-name="P46" text:outline-level="1">speedrunmin</text:h>
          </table:table-cell>
          <table:table-cell table:style-name="Table1.A2" office:value-type="string">
            <text:h text:style-name="P46" text:outline-level="1">Number of minutes speedrun has been going.</text:h>
          </table:table-cell>
        </table:table-row>
        <table:table-row table:style-name="Table1.301">
          <table:table-cell table:style-name="Table1.A2" office:value-type="string">
            <text:h text:style-name="P46" text:outline-level="1">speedrunsec</text:h>
          </table:table-cell>
          <table:table-cell table:style-name="Table1.A2" office:value-type="string">
            <text:h text:style-name="P46" text:outline-level="1">Number of seconds speedrun has been going.</text:h>
          </table:table-cell>
        </table:table-row>
        <table:table-row table:style-name="Table1.301">
          <table:table-cell table:style-name="Table1.A2" office:value-type="string">
            <text:h text:style-name="P93" text:outline-level="1">stime</text:h>
          </table:table-cell>
          <table:table-cell table:style-name="Table1.A2" office:value-type="string">
            <text:h text:style-name="P93" text:outline-level="1">ctime for save time</text:h>
          </table:table-cell>
        </table:table-row>
        <table:table-row table:style-name="Table1.301">
          <table:table-cell table:style-name="Table1.A2" office:value-type="string">
            <text:p text:style-name="P165">stposx</text:p>
          </table:table-cell>
          <table:table-cell table:style-name="Table1.A2" office:value-type="string">
            <text:p text:style-name="P165">X position of terminal selector</text:p>
          </table:table-cell>
        </table:table-row>
        <text:soft-page-break/>
        <table:table-row table:style-name="Table1.301">
          <table:table-cell table:style-name="Table1.A2" office:value-type="string">
            <text:p text:style-name="P165">stposy</text:p>
          </table:table-cell>
          <table:table-cell table:style-name="Table1.A2" office:value-type="string">
            <text:p text:style-name="P165">Y position of terminal selector</text:p>
          </table:table-cell>
        </table:table-row>
        <table:table-row table:style-name="Table1.301">
          <table:table-cell table:style-name="Table1.A2" office:value-type="string">
            <text:h text:style-name="P47" text:outline-level="1">sysstat</text:h>
          </table:table-cell>
          <table:table-cell table:style-name="Table1.A2" office:value-type="string">
            <text:h text:style-name="P47" text:outline-level="1">What the terminal face in terminal text files displays. 1 = ok. 2 = busy. 3 = err.</text:h>
          </table:table-cell>
        </table:table-row>
        <table:table-row table:style-name="Table1.301">
          <table:table-cell table:style-name="Table1.A2" office:value-type="string">
            <text:p text:style-name="P165">tanidelay</text:p>
          </table:table-cell>
          <table:table-cell table:style-name="Table1.A2" office:value-type="string">
            <text:p text:style-name="P165">Delay amount for animation in terminal</text:p>
          </table:table-cell>
        </table:table-row>
        <table:table-row table:style-name="Table1.301">
          <table:table-cell table:style-name="Table1.A2" office:value-type="string">
            <text:p text:style-name="P165">tdelay</text:p>
          </table:table-cell>
          <table:table-cell table:style-name="Table1.A2" office:value-type="string">
            <text:p text:style-name="P165">Delay amount for terminal</text:p>
          </table:table-cell>
        </table:table-row>
        <table:table-row table:style-name="Table1.301">
          <table:table-cell table:style-name="Table1.A2" office:value-type="string">
            <text:h text:style-name="P5" text:outline-level="1">temp(number)</text:h>
          </table:table-cell>
          <table:table-cell table:style-name="Table1.A2"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p text:style-name="P165">terminalcol1</text:p>
          </table:table-cell>
          <table:table-cell table:style-name="Table1.A2" office:value-type="string">
            <text:p text:style-name="P165">Location of first column in terminal</text:p>
          </table:table-cell>
        </table:table-row>
        <table:table-row table:style-name="Table1.301">
          <table:table-cell table:style-name="Table1.A2" office:value-type="string">
            <text:p text:style-name="P165">terminalcol2</text:p>
          </table:table-cell>
          <table:table-cell table:style-name="Table1.A2" office:value-type="string">
            <text:p text:style-name="P165">Location of second column in terminal</text:p>
          </table:table-cell>
        </table:table-row>
        <table:table-row table:style-name="Table1.301">
          <table:table-cell table:style-name="Table1.A2" office:value-type="string">
            <text:p text:style-name="P165">terminalcol3</text:p>
          </table:table-cell>
          <table:table-cell table:style-name="Table1.A2" office:value-type="string">
            <text:p text:style-name="P165">Location of third column in terminal</text:p>
          </table:table-cell>
        </table:table-row>
        <table:table-row table:style-name="Table1.301">
          <table:table-cell table:style-name="Table1.A2" office:value-type="string">
            <text:p text:style-name="P165">terminaldir</text:p>
          </table:table-cell>
          <table:table-cell table:style-name="Table1.A2" office:value-type="string">
            <text:p text:style-name="P165">If terminal is in a directory or not. 1 = yes. 2 = just exited directory. 0 = no.</text:p>
          </table:table-cell>
        </table:table-row>
        <table:table-row table:style-name="Table1.301">
          <table:table-cell table:style-name="Table1.A2" office:value-type="string">
            <text:p text:style-name="P165">terminalfacex</text:p>
          </table:table-cell>
          <table:table-cell table:style-name="Table1.A2" office:value-type="string">
            <text:p text:style-name="P165">X location of terminal face/status logo</text:p>
          </table:table-cell>
        </table:table-row>
        <table:table-row table:style-name="Table1.301">
          <table:table-cell table:style-name="Table1.A2" office:value-type="string">
            <text:p text:style-name="P165">terminalfacey</text:p>
          </table:table-cell>
          <table:table-cell table:style-name="Table1.A2" office:value-type="string">
            <text:p text:style-name="P165">Y location of terminal face/status logo</text:p>
          </table:table-cell>
        </table:table-row>
        <table:table-row table:style-name="Table1.301">
          <table:table-cell table:style-name="Table1.A2" office:value-type="string">
            <text:h text:style-name="P34" text:outline-level="1">terminalnoboot</text:h>
          </table:table-cell>
          <table:table-cell table:style-name="Table1.A2" office:value-type="string">
            <text:h text:style-name="P48" text:outline-level="1">If terminal launches with boot GUI. 0 = launch normally. 1 = launch with no boot gui.</text:h>
          </table:table-cell>
        </table:table-row>
        <table:table-row table:style-name="Table1.301">
          <table:table-cell table:style-name="Table1.A2" office:value-type="string">
            <text:p text:style-name="P165">terminalrow1</text:p>
          </table:table-cell>
          <table:table-cell table:style-name="Table1.A2" office:value-type="string">
            <text:p text:style-name="P165">Location of first row in terminal</text:p>
          </table:table-cell>
        </table:table-row>
        <table:table-row table:style-name="Table1.301">
          <table:table-cell table:style-name="Table1.A2" office:value-type="string">
            <text:p text:style-name="P165">terminalrow2</text:p>
          </table:table-cell>
          <table:table-cell table:style-name="Table1.A2" office:value-type="string">
            <text:p text:style-name="P165">Location of second row in terminal</text:p>
          </table:table-cell>
        </table:table-row>
        <table:table-row table:style-name="Table1.301">
          <table:table-cell table:style-name="Table1.A2" office:value-type="string">
            <text:p text:style-name="P165">textbannerfaceresx</text:p>
          </table:table-cell>
          <table:table-cell table:style-name="Table1.A2" office:value-type="string">
            <text:p text:style-name="P165">X resolution of text banner face</text:p>
          </table:table-cell>
        </table:table-row>
        <table:table-row table:style-name="Table1.301">
          <table:table-cell table:style-name="Table1.A2" office:value-type="string">
            <text:p text:style-name="P165">textbannerfaceresy</text:p>
          </table:table-cell>
          <table:table-cell table:style-name="Table1.A2" office:value-type="string">
            <text:p text:style-name="P165">Y resolution of text banner face</text:p>
          </table:table-cell>
        </table:table-row>
        <table:table-row table:style-name="Table1.301">
          <table:table-cell table:style-name="Table1.A2" office:value-type="string">
            <text:p text:style-name="P165">textbannerfacey</text:p>
          </table:table-cell>
          <table:table-cell table:style-name="Table1.A2" office:value-type="string">
            <text:p text:style-name="P165">Y location of text banner face</text:p>
          </table:table-cell>
        </table:table-row>
        <table:table-row table:style-name="Table1.301">
          <table:table-cell table:style-name="Table1.A2" office:value-type="string">
            <text:p text:style-name="P165">textbannerresx</text:p>
          </table:table-cell>
          <table:table-cell table:style-name="Table1.A2" office:value-type="string">
            <text:p text:style-name="P165">X resolution of text banner</text:p>
          </table:table-cell>
        </table:table-row>
        <table:table-row table:style-name="Table1.301">
          <table:table-cell table:style-name="Table1.A2" office:value-type="string">
            <text:p text:style-name="P165">textbannerresy</text:p>
          </table:table-cell>
          <table:table-cell table:style-name="Table1.A2" office:value-type="string">
            <text:p text:style-name="P165">Y resolution of text banner</text:p>
          </table:table-cell>
        </table:table-row>
        <table:table-row table:style-name="Table1.301">
          <table:table-cell table:style-name="Table1.A2" office:value-type="string">
            <text:p text:style-name="P165">textbannersound</text:p>
          </table:table-cell>
          <table:table-cell table:style-name="Table1.A2" office:value-type="string">
            <text:p text:style-name="P165">If engine plays “select” sound when using text dialogues. 0 = no. 1 = yes.</text:p>
          </table:table-cell>
        </table:table-row>
        <table:table-row table:style-name="Table1.301">
          <table:table-cell table:style-name="Table1.A2" office:value-type="string">
            <text:p text:style-name="P165">totalcheckpoints</text:p>
          </table:table-cell>
          <table:table-cell table:style-name="Table1.A2" office:value-type="string">
            <text:p text:style-name="P165">Total number of checkpoints supported in game.</text:p>
          </table:table-cell>
        </table:table-row>
        <table:table-row table:style-name="Table1.301">
          <table:table-cell table:style-name="Table1.A2" office:value-type="string">
            <text:p text:style-name="P165">totalframes</text:p>
          </table:table-cell>
          <table:table-cell table:style-name="Table1.A2" office:value-type="string">
            <text:p text:style-name="P165">Total number of animation frames supported per animation.</text:p>
          </table:table-cell>
        </table:table-row>
        <table:table-row table:style-name="Table1.301">
          <table:table-cell table:style-name="Table1.A2" office:value-type="string">
            <text:p text:style-name="P165">totalmusics</text:p>
          </table:table-cell>
          <table:table-cell table:style-name="Table1.A2" office:value-type="string">
            <text:p text:style-name="P165">Total number of music files supported in game.</text:p>
          </table:table-cell>
        </table:table-row>
        <table:table-row table:style-name="Table1.301">
          <table:table-cell table:style-name="Table1.A2" office:value-type="string">
            <text:p text:style-name="P165">totalobjects</text:p>
          </table:table-cell>
          <table:table-cell table:style-name="Table1.A2" office:value-type="string">
            <text:p text:style-name="P165">Total number of objects supported per map.</text:p>
          </table:table-cell>
        </table:table-row>
        <table:table-row table:style-name="Table1.301">
          <table:table-cell table:style-name="Table1.A2" office:value-type="string">
            <text:p text:style-name="P165">totalplayers</text:p>
          </table:table-cell>
          <table:table-cell table:style-name="Table1.A2" office:value-type="string">
            <text:p text:style-name="P165">Total number of players supported per map.</text:p>
          </table:table-cell>
        </table:table-row>
        <text:soft-page-break/>
        <table:table-row table:style-name="Table1.301">
          <table:table-cell table:style-name="Table1.A2" office:value-type="string">
            <text:p text:style-name="P165">totalpockets</text:p>
          </table:table-cell>
          <table:table-cell table:style-name="Table1.A2" office:value-type="string">
            <text:p text:style-name="P165">Total number of pocket items supported in game.</text:p>
          </table:table-cell>
        </table:table-row>
        <table:table-row table:style-name="Table1.301">
          <table:table-cell table:style-name="Table1.A2" office:value-type="string">
            <text:h text:style-name="P103" text:outline-level="1">totalscriptvalues</text:h>
          </table:table-cell>
          <table:table-cell table:style-name="Table1.A2" office:value-type="string">
            <text:h text:style-name="P103" text:outline-level="1">Total number of script values</text:h>
          </table:table-cell>
        </table:table-row>
        <table:table-row table:style-name="Table1.301">
          <table:table-cell table:style-name="Table1.A2" office:value-type="string">
            <text:p text:style-name="P165">totalsfxs</text:p>
          </table:table-cell>
          <table:table-cell table:style-name="Table1.A2" office:value-type="string">
            <text:p text:style-name="P165">Total number of sfx files supported in game.</text:p>
          </table:table-cell>
        </table:table-row>
        <table:table-row table:style-name="Table1.301">
          <table:table-cell table:style-name="Table1.A2" office:value-type="string">
            <text:p text:style-name="P165">totaltriggers</text:p>
          </table:table-cell>
          <table:table-cell table:style-name="Table1.A2" office:value-type="string">
            <text:p text:style-name="P165">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A2"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49" text:outline-level="1">triggerd(no)</text:h>
          </table:table-cell>
          <table:table-cell table:style-name="Table1.A2" office:value-type="string">
            <text:h text:style-name="P49"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A2"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A2"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A2"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A2" office:value-type="string">
            <text:h text:style-name="P5" text:outline-level="1">Second Y value of trigger</text:h>
          </table:table-cell>
        </table:table-row>
        <table:table-row table:style-name="Table1.301">
          <table:table-cell table:style-name="Table1.A2" office:value-type="string">
            <text:p text:style-name="P165">ttype</text:p>
          </table:table-cell>
          <table:table-cell table:style-name="Table1.A2" office:value-type="string">
            <text:p text:style-name="P165">Terminal item type (selected) 0 = none. 1 = file. 2 = directory. 3 = app.</text:p>
          </table:table-cell>
        </table:table-row>
        <table:table-row table:style-name="Table1.301">
          <table:table-cell table:style-name="Table1.A2" office:value-type="string">
            <text:p text:style-name="P165">ucontrol</text:p>
          </table:table-cell>
          <table:table-cell table:style-name="Table1.A2" office:value-type="string">
            <text:p text:style-name="P165">If walk up control is enabled. 1 = yes. 0 = no.</text:p>
          </table:table-cell>
        </table:table-row>
        <table:table-row table:style-name="Table1.301">
          <table:table-cell table:style-name="Table1.A2" office:value-type="string">
            <text:h text:style-name="P9" text:outline-level="1">ucontrolcode1</text:h>
          </table:table-cell>
          <table:table-cell table:style-name="Table1.A2" office:value-type="string">
            <text:h text:style-name="P9" text:outline-level="1">Hardware code for UP key (option 1)</text:h>
          </table:table-cell>
        </table:table-row>
        <table:table-row table:style-name="Table1.301">
          <table:table-cell table:style-name="Table1.A2" office:value-type="string">
            <text:h text:style-name="P9" text:outline-level="1">ucontrolcode2</text:h>
          </table:table-cell>
          <table:table-cell table:style-name="Table1.A2" office:value-type="string">
            <text:h text:style-name="P9" text:outline-level="1">Hardware code for UP key (option 2)</text:h>
          </table:table-cell>
        </table:table-row>
        <table:table-row table:style-name="Table1.301">
          <table:table-cell table:style-name="Table1.A2" office:value-type="string">
            <text:h text:style-name="P10" text:outline-level="1">ucontrolcode3</text:h>
          </table:table-cell>
          <table:table-cell table:style-name="Table1.A2" office:value-type="string">
            <text:h text:style-name="P10" text:outline-level="1">Hardware code for UP key (option 3)</text:h>
          </table:table-cell>
        </table:table-row>
        <table:table-row table:style-name="Table1.301">
          <table:table-cell table:style-name="Table1.A2" office:value-type="string">
            <text:h text:style-name="P10" text:outline-level="1">ucontrolcode4</text:h>
          </table:table-cell>
          <table:table-cell table:style-name="Table1.A2" office:value-type="string">
            <text:h text:style-name="P10"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A2"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65">usex</text:p>
          </table:table-cell>
          <table:table-cell table:style-name="Table1.A2" office:value-type="string">
            <text:p text:style-name="P165">X location of “USE” text in pockets.</text:p>
          </table:table-cell>
        </table:table-row>
        <table:table-row table:style-name="Table1.301">
          <table:table-cell table:style-name="Table1.A2" office:value-type="string">
            <text:h text:style-name="P124" text:outline-level="1">valuesaveno</text:h>
          </table:table-cell>
          <table:table-cell table:style-name="Table1.A2" office:value-type="string">
            <text:h text:style-name="P124" text:outline-level="1">Number of in-game value to be saved.</text:h>
          </table:table-cell>
        </table:table-row>
        <table:table-row table:style-name="Table1.301">
          <table:table-cell table:style-name="Table1.A2" office:value-type="string">
            <text:h text:style-name="P50" text:outline-level="1">variablelength</text:h>
          </table:table-cell>
          <table:table-cell table:style-name="Table1.A2" office:value-type="string">
            <text:h text:style-name="P50" text:outline-level="1">Length of variable command.</text:h>
          </table:table-cell>
        </table:table-row>
        <table:table-row table:style-name="Table1.301">
          <table:table-cell table:style-name="Table1.A419" office:value-type="string">
            <text:h text:style-name="P5" text:outline-level="1">xxit</text:h>
          </table:table-cell>
          <table:table-cell table:style-name="Table1.A419" office:value-type="string">
            <text:h text:style-name="P5" text:outline-level="1">Triggers end game sequence</text:h>
          </table:table-cell>
        </table:table-row>
      </table:table>
      <text:p text:style-name="P136"/>
      <text:h text:style-name="P155" text:outline-level="1"><text:bookmark-start text:name="_Toc1"/>String Values<text:bookmark-end text:name="_Toc1"/></text:h>
      <text:p text:style-name="P131"/>
      <text:p text:style-name="P163"/>
      <table:table table:name="Table2" table:style-name="Table2" table:template-name="Elegant">
        <table:table-column table:style-name="Table2.A"/>
        <table:table-column table:style-name="Table2.B"/>
        <table:table-row table:style-name="Table2.1">
          <table:table-cell table:style-name="Table2.A1" office:value-type="string">
            <text:h text:style-name="P126" text:outline-level="1">String</text:h>
          </table:table-cell>
          <table:table-cell table:style-name="Table2.A1" office:value-type="string">
            <text:h text:style-name="P126"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65">aloc$</text:p>
          </table:table-cell>
          <table:table-cell table:style-name="Table2.A2" office:value-type="string">
            <text:p text:style-name="P165">Location of animation frames folder</text:p>
          </table:table-cell>
        </table:table-row>
        <table:table-row table:style-name="Table2.4">
          <table:table-cell table:style-name="Table2.A2" office:value-type="string">
            <text:p text:style-name="P165">anifile$</text:p>
          </table:table-cell>
          <table:table-cell table:style-name="Table2.A2" office:value-type="string">
            <text:p text:style-name="P165">Name of animation metadata file.</text:p>
          </table:table-cell>
        </table:table-row>
        <table:table-row table:style-name="Table2.4">
          <table:table-cell table:style-name="Table2.A2" office:value-type="string">
            <text:p text:style-name="P165">anisprite$</text:p>
          </table:table-cell>
          <table:table-cell table:style-name="Table2.A2" office:value-type="string">
            <text:p text:style-name="P165">Sprite being replaced by animation.</text:p>
          </table:table-cell>
        </table:table-row>
        <table:table-row table:style-name="Table2.4">
          <table:table-cell table:style-name="Table2.A2" office:value-type="string">
            <text:p text:style-name="P201">awardarrowleft$</text:p>
          </table:table-cell>
          <table:table-cell table:style-name="Table2.A2" office:value-type="string">
            <text:p text:style-name="P201">Name of award left arrow file.</text:p>
          </table:table-cell>
        </table:table-row>
        <table:table-row table:style-name="Table2.4">
          <table:table-cell table:style-name="Table2.A2" office:value-type="string">
            <text:p text:style-name="P201">awardarrowright$</text:p>
          </table:table-cell>
          <table:table-cell table:style-name="Table2.A2" office:value-type="string">
            <text:p text:style-name="P201">Name of award right arrow file.</text:p>
          </table:table-cell>
        </table:table-row>
        <table:table-row table:style-name="Table2.4">
          <table:table-cell table:style-name="Table2.A2" office:value-type="string">
            <text:p text:style-name="P201">awardarrowselectleft$</text:p>
            <text:p text:style-name="P202"/>
          </table:table-cell>
          <table:table-cell table:style-name="Table2.A2" office:value-type="string">
            <text:p text:style-name="P201">Name of award selected left arrow file.</text:p>
          </table:table-cell>
        </table:table-row>
        <table:table-row table:style-name="Table2.9">
          <table:table-cell table:style-name="Table2.A2" office:value-type="string">
            <text:p text:style-name="P201">awardarrowselectright$</text:p>
          </table:table-cell>
          <table:table-cell table:style-name="Table2.A2" office:value-type="string">
            <text:p text:style-name="P201">Name of award selected right arrow file.</text:p>
          </table:table-cell>
        </table:table-row>
        <table:table-row table:style-name="Table2.4">
          <table:table-cell table:style-name="Table2.A2" office:value-type="string">
            <text:p text:style-name="P199">awardbanner$</text:p>
          </table:table-cell>
          <table:table-cell table:style-name="Table2.A2" office:value-type="string">
            <text:p text:style-name="P199">Name of award banner file</text:p>
          </table:table-cell>
        </table:table-row>
        <table:table-row table:style-name="Table2.1">
          <table:table-cell table:style-name="Table2.A2" office:value-type="string">
            <text:p text:style-name="P198">awarddescription(no)$</text:p>
          </table:table-cell>
          <table:table-cell table:style-name="Table2.A2" office:value-type="string">
            <text:p text:style-name="P198">Description of award.</text:p>
          </table:table-cell>
        </table:table-row>
        <table:table-row table:style-name="Table2.4">
          <table:table-cell table:style-name="Table2.A2" office:value-type="string">
            <text:p text:style-name="P197">awardname(no)$</text:p>
          </table:table-cell>
          <table:table-cell table:style-name="Table2.A2" office:value-type="string">
            <text:p text:style-name="P197">Name of award.</text:p>
          </table:table-cell>
        </table:table-row>
        <table:table-row table:style-name="Table2.4">
          <table:table-cell table:style-name="Table2.A2" office:value-type="string">
            <text:p text:style-name="P201">awardnone$</text:p>
          </table:table-cell>
          <table:table-cell table:style-name="Table2.A2" office:value-type="string">
            <text:p text:style-name="P201">Name of missing award file.</text:p>
          </table:table-cell>
        </table:table-row>
        <table:table-row table:style-name="Table2.4">
          <table:table-cell table:style-name="Table2.A2" office:value-type="string">
            <text:p text:style-name="P200">awardnotification$</text:p>
          </table:table-cell>
          <table:table-cell table:style-name="Table2.A2" office:value-type="string">
            <text:p text:style-name="P200">The text that award notifications say</text:p>
          </table:table-cell>
        </table:table-row>
        <table:table-row table:style-name="Table2.1">
          <table:table-cell table:style-name="Table2.A2" office:value-type="string">
            <text:p text:style-name="P200">awardtitle$</text:p>
          </table:table-cell>
          <table:table-cell table:style-name="Table2.A2" office:value-type="string">
            <text:p text:style-name="P200">Title given to awards</text:p>
          </table:table-cell>
        </table:table-row>
        <table:table-row table:style-name="Table2.4">
          <table:table-cell table:style-name="Table2.A2" office:value-type="string">
            <text:p text:style-name="P169">bannercharacter$</text:p>
          </table:table-cell>
          <table:table-cell table:style-name="Table2.A2" office:value-type="string">
            <text:p text:style-name="P169">Current character being printed to screen in text and choice banners.</text:p>
          </table:table-cell>
        </table:table-row>
        <table:table-row table:style-name="Table2.4">
          <table:table-cell table:style-name="Table2.A2" office:value-type="string">
            <text:p text:style-name="P170">bannertemp$</text:p>
          </table:table-cell>
          <table:table-cell table:style-name="Table2.A2" office:value-type="string">
            <text:p text:style-name="P170">Used to scour text banner values for any system variable requests.</text:p>
          </table:table-cell>
        </table:table-row>
        <table:table-row table:style-name="Table2.1">
          <table:table-cell table:style-name="Table2.A2" office:value-type="string">
            <text:p text:style-name="P165">centretext$</text:p>
          </table:table-cell>
          <table:table-cell table:style-name="Table2.A2" office:value-type="string">
            <text:p text:style-name="P165">Text to be centered</text:p>
          </table:table-cell>
        </table:table-row>
        <table:table-row table:style-name="Table2.4">
          <table:table-cell table:style-name="Table2.A2" office:value-type="string">
            <text:p text:style-name="P165">changelog$</text:p>
          </table:table-cell>
          <table:table-cell table:style-name="Table2.A2" office:value-type="string">
            <text:p text:style-name="P165">Name of game change log file for updater use.</text:p>
          </table:table-cell>
        </table:table-row>
        <table:table-row table:style-name="Table2.4">
          <table:table-cell table:style-name="Table2.A2" office:value-type="string">
            <text:p text:style-name="P171">choicebanner$</text:p>
          </table:table-cell>
          <table:table-cell table:style-name="Table2.A2" office:value-type="string">
            <text:p text:style-name="P171">Filename of choice banner for player choices</text:p>
          </table:table-cell>
        </table:table-row>
        <table:table-row table:style-name="Table2.1">
          <table:table-cell table:style-name="Table2.A2" office:value-type="string">
            <text:p text:style-name="P172">choicename$(no)</text:p>
          </table:table-cell>
          <table:table-cell table:style-name="Table2.A2" office:value-type="string">
            <text:p text:style-name="P172">Name of choice for player choices.</text:p>
          </table:table-cell>
        </table:table-row>
        <table:table-row table:style-name="Table2.9">
          <table:table-cell table:style-name="Table2.A2" office:value-type="string">
            <text:p text:style-name="P165">cn(number)$</text:p>
          </table:table-cell>
          <table:table-cell table:style-name="Table2.A2" office:value-type="string">
            <text:p text:style-name="P165">Name of terminal item.</text:p>
          </table:table-cell>
        </table:table-row>
        <table:table-row table:style-name="Table2.9">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65">currencyname$</text:p>
          </table:table-cell>
          <table:table-cell table:style-name="Table2.A2" office:value-type="string">
            <text:p text:style-name="P165">Name of the currency used in the game</text:p>
          </table:table-cell>
        </table:table-row>
        <table:table-row table:style-name="Table2.4">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65">currentpocketshort$</text:p>
          </table:table-cell>
          <table:table-cell table:style-name="Table2.A2" office:value-type="string">
            <text:p text:style-name="P165">Short identifier name for current pocket item</text:p>
          </table:table-cell>
        </table:table-row>
        <table:table-row table:style-name="Table2.9">
          <table:table-cell table:style-name="Table2.A2" office:value-type="string">
            <text:p text:style-name="P165">datafolder$</text:p>
          </table:table-cell>
          <table:table-cell table:style-name="Table2.A2" office:value-type="string">
            <text:p text:style-name="P165">Name of game data folder for updater use.</text:p>
          </table:table-cell>
        </table:table-row>
        <table:table-row table:style-name="Table2.4">
          <table:table-cell table:style-name="Table2.A2" office:value-type="string">
            <text:p text:style-name="P165">devlogo$</text:p>
          </table:table-cell>
          <table:table-cell table:style-name="Table2.A2" office:value-type="string">
            <text:p text:style-name="P165">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74">downloadicon$</text:p>
          </table:table-cell>
          <table:table-cell table:style-name="Table2.A2" office:value-type="string">
            <text:p text:style-name="P174">Filename of download icon</text:p>
          </table:table-cell>
        </table:table-row>
        <text:soft-page-break/>
        <table:table-row table:style-name="Table2.4">
          <table:table-cell table:style-name="Table2.A2" office:value-type="string">
            <text:p text:style-name="P165">downloadlink$</text:p>
          </table:table-cell>
          <table:table-cell table:style-name="Table2.A2" office:value-type="string">
            <text:p text:style-name="P165">Download link for update files.</text:p>
          </table:table-cell>
        </table:table-row>
        <table:table-row table:style-name="Table2.1">
          <table:table-cell table:style-name="Table2.A2" office:value-type="string">
            <text:p text:style-name="P175">emptypockets$</text:p>
          </table:table-cell>
          <table:table-cell table:style-name="Table2.A2" office:value-type="string">
            <text:p text:style-name="P175">Speech the mainplayer says when you have nothing in your pockets.</text:p>
          </table:table-cell>
        </table:table-row>
        <table:table-row table:style-name="Table2.1">
          <table:table-cell table:style-name="Table2.A2" office:value-type="string">
            <text:p text:style-name="P165">engineversionno$</text:p>
          </table:table-cell>
          <table:table-cell table:style-name="Table2.A2" office:value-type="string">
            <text:p text:style-name="P165">Build version number for engine.</text:p>
          </table:table-cell>
        </table:table-row>
        <table:table-row table:style-name="Table2.1">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4">
          <table:table-cell table:style-name="Table2.A2" office:value-type="string">
            <text:p text:style-name="P176">filename$</text:p>
          </table:table-cell>
          <table:table-cell table:style-name="Table2.A2" office:value-type="string">
            <text:p text:style-name="P176">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165">giveaction$</text:p>
          </table:table-cell>
          <table:table-cell table:style-name="Table2.A2" office:value-type="string">
            <text:p text:style-name="P165">Text displayed for “GIVE” action in pockets.</text:p>
          </table:table-cell>
        </table:table-row>
        <table:table-row table:style-name="Table2.1">
          <table:table-cell table:style-name="Table2.A2" office:value-type="string">
            <text:p text:style-name="P165">giveitem$</text:p>
          </table:table-cell>
          <table:table-cell table:style-name="Table2.A2" office:value-type="string">
            <text:p text:style-name="P165">Name of item to be given to main player</text:p>
          </table:table-cell>
        </table:table-row>
        <table:table-row table:style-name="Table2.1">
          <table:table-cell table:style-name="Table2.A2" office:value-type="string">
            <text:p text:style-name="P177">hardbuild$</text:p>
          </table:table-cell>
          <table:table-cell table:style-name="Table2.A2" office:value-type="string">
            <text:p text:style-name="P177">Hard coded engine version number to compare with metadata.</text:p>
          </table:table-cell>
        </table:table-row>
        <table:table-row table:style-name="Table2.4">
          <table:table-cell table:style-name="Table2.A2" office:value-type="string">
            <text:p text:style-name="P178">hideitem$</text:p>
          </table:table-cell>
          <table:table-cell table:style-name="Table2.A2" office:value-type="string">
            <text:p text:style-name="P178">Name of proposed pocket item to hide.</text:p>
          </table:table-cell>
        </table:table-row>
        <table:table-row table:style-name="Table2.1">
          <table:table-cell table:style-name="Table2.A2" office:value-type="string">
            <text:p text:style-name="P165">ifgone$</text:p>
          </table:table-cell>
          <table:table-cell table:style-name="Table2.A2" office:value-type="string">
            <text:p text:style-name="P165">Pocket item engine is to check if marked “gone forever”.</text:p>
          </table:table-cell>
        </table:table-row>
        <table:table-row table:style-name="Table2.9">
          <table:table-cell table:style-name="Table2.A2" office:value-type="string">
            <text:p text:style-name="P165">ifholding$</text:p>
          </table:table-cell>
          <table:table-cell table:style-name="Table2.A2" office:value-type="string">
            <text:p text:style-name="P165">Checks is mainplayer is holding an item</text:p>
          </table:table-cell>
        </table:table-row>
        <table:table-row table:style-name="Table2.1">
          <table:table-cell table:style-name="Table2.A2" office:value-type="string">
            <text:p text:style-name="P165">ifmodel$</text:p>
          </table:table-cell>
          <table:table-cell table:style-name="Table2.A2" office:value-type="string">
            <text:p text:style-name="P165">Character model to check.</text:p>
          </table:table-cell>
        </table:table-row>
        <table:table-row table:style-name="Table2.1">
          <table:table-cell table:style-name="Table2.A2" office:value-type="string">
            <text:p text:style-name="P165">ifpocket$</text:p>
          </table:table-cell>
          <table:table-cell table:style-name="Table2.A2" office:value-type="string">
            <text:p text:style-name="P165">Checks pocket for item</text:p>
          </table:table-cell>
        </table:table-row>
        <table:table-row table:style-name="Table2.1">
          <table:table-cell table:style-name="Table2.A2" office:value-type="string">
            <text:p text:style-name="P179">lastconsoleline$</text:p>
          </table:table-cell>
          <table:table-cell table:style-name="Table2.A2" office:value-type="string">
            <text:p text:style-name="P179">Last line sent to the console printer.</text:p>
          </table:table-cell>
        </table:table-row>
        <table:table-row table:style-name="Table2.9">
          <table:table-cell table:style-name="Table2.A2" office:value-type="string">
            <text:p text:style-name="P165">lnxexe$</text:p>
          </table:table-cell>
          <table:table-cell table:style-name="Table2.A2" office:value-type="string">
            <text:p text:style-name="P165">Name of game Linux executable for updater use.</text:p>
          </table:table-cell>
        </table:table-row>
        <table:table-row table:style-name="Table2.1">
          <table:table-cell table:style-name="Table2.A2" office:value-type="string">
            <text:p text:style-name="P165">loadbar$</text:p>
          </table:table-cell>
          <table:table-cell table:style-name="Table2.A2" office:value-type="string">
            <text:p text:style-name="P165">Name of loading bar graphic file.</text:p>
          </table:table-cell>
        </table:table-row>
        <table:table-row table:style-name="Table2.1">
          <table:table-cell table:style-name="Table2.A2" office:value-type="string">
            <text:p text:style-name="P165">loadicon$</text:p>
          </table:table-cell>
          <table:table-cell table:style-name="Table2.A2" office:value-type="string">
            <text:p text:style-name="P165">Filename of load icon.</text:p>
          </table:table-cell>
        </table:table-row>
        <table:table-row table:style-name="Table2.4">
          <table:table-cell table:style-name="Table2.A2" office:value-type="string">
            <text:p text:style-name="P165">lookaction$</text:p>
          </table:table-cell>
          <table:table-cell table:style-name="Table2.A2" office:value-type="string">
            <text:p text:style-name="P165">Text displayed for “LOOK” action in pockets.</text:p>
          </table:table-cell>
        </table:table-row>
        <table:table-row table:style-name="Table2.1">
          <table:table-cell table:style-name="Table2.A2" office:value-type="string">
            <text:p text:style-name="P196">mainplayerlongname$</text:p>
          </table:table-cell>
          <table:table-cell table:style-name="Table2.A2" office:value-type="string">
            <text:p text:style-name="P196">Long name of main player</text:p>
          </table:table-cell>
        </table:table-row>
        <table:table-row table:style-name="Table2.4">
          <table:table-cell table:style-name="Table2.A2" office:value-type="string">
            <text:p text:style-name="P165">manual$</text:p>
          </table:table-cell>
          <table:table-cell table:style-name="Table2.A2" office:value-type="string">
            <text:p text:style-name="P165">Name of game manual for updater use.</text:p>
          </table:table-cell>
        </table:table-row>
        <table:table-row table:style-name="Table2.1">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80">mapscriptdir$</text:p>
          </table:table-cell>
          <table:table-cell table:style-name="Table2.A2" office:value-type="string">
            <text:p text:style-name="P180">Name of script folder</text:p>
          </table:table-cell>
        </table:table-row>
        <table:table-row table:style-name="Table2.60">
          <table:table-cell table:style-name="Table2.A2" office:value-type="string">
            <text:p text:style-name="P165">menu$</text:p>
          </table:table-cell>
          <table:table-cell table:style-name="Table2.A2" office:value-type="string">
            <text:p text:style-name="P165">Name of menu file to be read</text:p>
          </table:table-cell>
        </table:table-row>
        <table:table-row table:style-name="Table2.4">
          <table:table-cell table:style-name="Table2.A2" office:value-type="string">
            <text:p text:style-name="P165">menubackdrop$</text:p>
          </table:table-cell>
          <table:table-cell table:style-name="Table2.A2" office:value-type="string">
            <text:p text:style-name="P165">Name of image used for main menu background.</text:p>
          </table:table-cell>
        </table:table-row>
        <table:table-row table:style-name="Table2.4">
          <table:table-cell table:style-name="Table2.A2" office:value-type="string">
            <text:p text:style-name="P165">menuchoice(no)$</text:p>
          </table:table-cell>
          <table:table-cell table:style-name="Table2.A2" office:value-type="string">
            <text:p text:style-name="P165">Name of choice in menu.</text:p>
          </table:table-cell>
        </table:table-row>
        <table:table-row table:style-name="Table2.1">
          <table:table-cell table:style-name="Table2.A2" office:value-type="string">
            <text:p text:style-name="P165">menucommand(no)$</text:p>
          </table:table-cell>
          <table:table-cell table:style-name="Table2.A2" office:value-type="string">
            <text:p text:style-name="P165">Name of command in menu</text:p>
          </table:table-cell>
        </table:table-row>
        <text:soft-page-break/>
        <table:table-row table:style-name="Table2.4">
          <table:table-cell table:style-name="Table2.A2" office:value-type="string">
            <text:p text:style-name="P165">menumusic$</text:p>
          </table:table-cell>
          <table:table-cell table:style-name="Table2.A2" office:value-type="string">
            <text:p text:style-name="P165">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4">
          <table:table-cell table:style-name="Table2.A2" office:value-type="string">
            <text:p text:style-name="P181">moddingname$</text:p>
          </table:table-cell>
          <table:table-cell table:style-name="Table2.A2" office:value-type="string">
            <text:p text:style-name="P181">What the engine refers to mods as. (ie. could be set as something like DLC or expansions)</text:p>
          </table:table-cell>
        </table:table-row>
        <table:table-row table:style-name="Table2.4">
          <table:table-cell table:style-name="Table2.A2" office:value-type="string">
            <text:p text:style-name="P182">modloadprompt$</text:p>
          </table:table-cell>
          <table:table-cell table:style-name="Table2.A2" office:value-type="string">
            <text:p text:style-name="P182">Text that displays before loading a mod.</text:p>
          </table:table-cell>
        </table:table-row>
        <table:table-row table:style-name="Table2.9">
          <table:table-cell table:style-name="Table2.A2" office:value-type="string">
            <text:p text:style-name="P183">modmenubackdrop$</text:p>
          </table:table-cell>
          <table:table-cell table:style-name="Table2.A2" office:value-type="string">
            <text:p text:style-name="P183">Filename of mod menu backdrop</text:p>
          </table:table-cell>
        </table:table-row>
        <table:table-row table:style-name="Table2.9">
          <table:table-cell table:style-name="Table2.A2" office:value-type="string">
            <text:p text:style-name="P184">mod<text:span text:style-name="T15">name</text:span>$</text:p>
          </table:table-cell>
          <table:table-cell table:style-name="Table2.A2" office:value-type="string">
            <text:p text:style-name="P184">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9">
          <table:table-cell table:style-name="Table2.A2" office:value-type="string">
            <text:p text:style-name="P165">newversionno$</text:p>
          </table:table-cell>
          <table:table-cell table:style-name="Table2.A2" office:value-type="string">
            <text:p text:style-name="P165">Version number of potential new update.</text:p>
          </table:table-cell>
        </table:table-row>
        <table:table-row table:style-name="Table2.9">
          <table:table-cell table:style-name="Table2.A2" office:value-type="string">
            <text:p text:style-name="P173">nospeedrunfilesprompt$</text:p>
          </table:table-cell>
          <table:table-cell table:style-name="Table2.A2" office:value-type="string">
            <text:p text:style-name="P173">Tells player that no speedrun files were found.</text:p>
          </table:table-cell>
        </table:table-row>
        <table:table-row table:style-name="Table2.9">
          <table:table-cell table:style-name="Table2.A2" office:value-type="string">
            <text:p text:style-name="P185">objectlongname(no)$</text:p>
          </table:table-cell>
          <table:table-cell table:style-name="Table2.A2" office:value-type="string">
            <text:p text:style-name="P185">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9">
          <table:table-cell table:style-name="Table2.A2" office:value-type="string">
            <text:p text:style-name="P165">objecttype$</text:p>
          </table:table-cell>
          <table:table-cell table:style-name="Table2.A2" office:value-type="string">
            <text:p text:style-name="P165">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9">
          <table:table-cell table:style-name="Table2.A2" office:value-type="string">
            <text:p text:style-name="P186">oldsavename$</text:p>
          </table:table-cell>
          <table:table-cell table:style-name="Table2.A2" office:value-type="string">
            <text:p text:style-name="P186">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65">parentdir$</text:p>
          </table:table-cell>
          <table:table-cell table:style-name="Table2.A2" office:value-type="string">
            <text:p text:style-name="P165">Previous terminal metadata file (for if you’re in a directory)</text:p>
          </table:table-cell>
        </table:table-row>
        <table:table-row table:style-name="Table2.9">
          <table:table-cell table:style-name="Table2.A2" office:value-type="string">
            <text:p text:style-name="P196">playerlongname$(no)</text:p>
          </table:table-cell>
          <table:table-cell table:style-name="Table2.A2" office:value-type="string">
            <text:p text:style-name="P196">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65">pocketarrowleft$</text:p>
          </table:table-cell>
          <table:table-cell table:style-name="Table2.A2" office:value-type="string">
            <text:p text:style-name="P165">Name of left arrow pocket sprite (dormant)</text:p>
          </table:table-cell>
        </table:table-row>
        <table:table-row table:style-name="Table2.9">
          <table:table-cell table:style-name="Table2.A2" office:value-type="string">
            <text:p text:style-name="P165">pocketarrowright$</text:p>
          </table:table-cell>
          <table:table-cell table:style-name="Table2.A2" office:value-type="string">
            <text:p text:style-name="P165">Name of right arrow pocket sprite (dormant)</text:p>
          </table:table-cell>
        </table:table-row>
        <table:table-row table:style-name="Table2.9">
          <table:table-cell table:style-name="Table2.A2" office:value-type="string">
            <text:p text:style-name="P165">pocketarrowselectleft$</text:p>
          </table:table-cell>
          <table:table-cell table:style-name="Table2.A2" office:value-type="string">
            <text:p text:style-name="P165">Name of left arrow pocket sprite (selected)</text:p>
          </table:table-cell>
        </table:table-row>
        <table:table-row table:style-name="Table2.9">
          <table:table-cell table:style-name="Table2.A2" office:value-type="string">
            <text:p text:style-name="P165">pocketarrowselectright$</text:p>
          </table:table-cell>
          <table:table-cell table:style-name="Table2.A2" office:value-type="string">
            <text:p text:style-name="P165">Name of right arrow pocket sprite (selected)</text:p>
          </table:table-cell>
        </table:table-row>
        <table:table-row table:style-name="Table2.9">
          <table:table-cell table:style-name="Table2.A2" office:value-type="string">
            <text:p text:style-name="P165">pocketarrowunavailableleft$</text:p>
          </table:table-cell>
          <table:table-cell table:style-name="Table2.A2" office:value-type="string">
            <text:p text:style-name="P165">Name of left pocket arrow sprite (unavailable)</text:p>
          </table:table-cell>
        </table:table-row>
        <table:table-row table:style-name="Table2.9">
          <table:table-cell table:style-name="Table2.A2" office:value-type="string">
            <text:p text:style-name="P165">pocketarrowunavailableright$</text:p>
          </table:table-cell>
          <table:table-cell table:style-name="Table2.A2" office:value-type="string">
            <text:p text:style-name="P165">Name of right pocket arrow sprite (unavailable)</text:p>
          </table:table-cell>
        </table:table-row>
        <table:table-row table:style-name="Table2.9">
          <table:table-cell table:style-name="Table2.A2" office:value-type="string">
            <text:p text:style-name="P165">pocketbanner$</text:p>
          </table:table-cell>
          <table:table-cell table:style-name="Table2.A2" office:value-type="string">
            <text:p text:style-name="P165">Name of pocket banner sprite </text:p>
          </table:table-cell>
        </table:table-row>
        <table:table-row table:style-name="Table2.9">
          <table:table-cell table:style-name="Table2.A2" office:value-type="string">
            <text:p text:style-name="P165">pocketdisplaydescription$</text:p>
          </table:table-cell>
          <table:table-cell table:style-name="Table2.A2" office:value-type="string">
            <text:p text:style-name="P165">Description of item being displayed in pockets</text:p>
          </table:table-cell>
        </table:table-row>
        <table:table-row table:style-name="Table2.9">
          <table:table-cell table:style-name="Table2.A2" office:value-type="string">
            <text:p text:style-name="P165">pocketdisplayname$</text:p>
          </table:table-cell>
          <table:table-cell table:style-name="Table2.A2" office:value-type="string">
            <text:p text:style-name="P165">Name of item being displayed in pockets</text:p>
          </table:table-cell>
        </table:table-row>
        <table:table-row table:style-name="Table2.9">
          <table:table-cell table:style-name="Table2.A2" office:value-type="string">
            <text:p text:style-name="P165">pocketfile$</text:p>
          </table:table-cell>
          <table:table-cell table:style-name="Table2.A2" office:value-type="string">
            <text:p text:style-name="P165">Name of pocket sprite to be loaded or unloaded</text:p>
          </table:table-cell>
        </table:table-row>
        <table:table-row table:style-name="Table2.9">
          <table:table-cell table:style-name="Table2.A2" office:value-type="string">
            <text:p text:style-name="P165">pockethudimage$</text:p>
          </table:table-cell>
          <table:table-cell table:style-name="Table2.A2" office:value-type="string">
            <text:p text:style-name="P165">Name used for image used for pockets.</text:p>
          </table:table-cell>
        </table:table-row>
        <table:table-row table:style-name="Table2.9">
          <table:table-cell table:style-name="Table2.A2" office:value-type="string">
            <text:p text:style-name="P165">pocketloc$</text:p>
          </table:table-cell>
          <table:table-cell table:style-name="Table2.A2" office:value-type="string">
            <text:p text:style-name="P165">Location of pocket metadata folder</text:p>
          </table:table-cell>
        </table:table-row>
        <table:table-row table:style-name="Table2.9">
          <table:table-cell table:style-name="Table2.A2" office:value-type="string">
            <text:p text:style-name="P165">pocketname(no)$</text:p>
          </table:table-cell>
          <table:table-cell table:style-name="Table2.A2" office:value-type="string">
            <text:p text:style-name="P165">Name of pocket item</text:p>
          </table:table-cell>
        </table:table-row>
        <table:table-row table:style-name="Table2.9">
          <table:table-cell table:style-name="Table2.A2" office:value-type="string">
            <text:p text:style-name="P165">pocketselect$</text:p>
          </table:table-cell>
          <table:table-cell table:style-name="Table2.A2" office:value-type="string">
            <text:p text:style-name="P165">Name of pocket select sprite</text:p>
          </table:table-cell>
        </table:table-row>
        <table:table-row table:style-name="Table2.9">
          <table:table-cell table:style-name="Table2.A2" office:value-type="string">
            <text:p text:style-name="P165">pocketshort(no)$</text:p>
          </table:table-cell>
          <table:table-cell table:style-name="Table2.A2" office:value-type="string">
            <text:p text:style-name="P165">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65">readme$</text:p>
          </table:table-cell>
          <table:table-cell table:style-name="Table2.A2" office:value-type="string">
            <text:p text:style-name="P165">Name of game readme file for updater use.</text:p>
          </table:table-cell>
        </table:table-row>
        <table:table-row table:style-name="Table2.9">
          <table:table-cell table:style-name="Table2.A2" office:value-type="string">
            <text:p text:style-name="P183">restoremenubackdrop$</text:p>
          </table:table-cell>
          <table:table-cell table:style-name="Table2.A2" office:value-type="string">
            <text:p text:style-name="P183">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65">runterminal$</text:p>
          </table:table-cell>
          <table:table-cell table:style-name="Table2.A2" office:value-type="string">
            <text:p text:style-name="P165">Name of terminal file to be run</text:p>
          </table:table-cell>
        </table:table-row>
        <table:table-row table:style-name="Table2.9">
          <table:table-cell table:style-name="Table2.A2" office:value-type="string">
            <text:p text:style-name="P187">saveicon$</text:p>
          </table:table-cell>
          <table:table-cell table:style-name="Table2.A2" office:value-type="string">
            <text:p text:style-name="P187">Filename of save icon</text:p>
          </table:table-cell>
        </table:table-row>
        <table:table-row table:style-name="Table2.9">
          <table:table-cell table:style-name="Table2.A2" office:value-type="string">
            <text:p text:style-name="P165">scriptimage$</text:p>
          </table:table-cell>
          <table:table-cell table:style-name="Table2.A2" office:value-type="string">
            <text:p text:style-name="P165">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88">scripttimername$</text:p>
          </table:table-cell>
          <table:table-cell table:style-name="Table2.A2" office:value-type="string">
            <text:p text:style-name="P188">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89">selectobjectlong$</text:p>
          </table:table-cell>
          <table:table-cell table:style-name="Table2.A2" office:value-type="string">
            <text:p text:style-name="P189">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65">showimage$</text:p>
          </table:table-cell>
          <table:table-cell table:style-name="Table2.A2" office:value-type="string">
            <text:p text:style-name="P165">Name of image to be displayed on screen.</text:p>
          </table:table-cell>
        </table:table-row>
        <table:table-row table:style-name="Table2.9">
          <table:table-cell table:style-name="Table2.A2" office:value-type="string">
            <text:p text:style-name="P178">showitem$</text:p>
          </table:table-cell>
          <table:table-cell table:style-name="Table2.A2" office:value-type="string">
            <text:p text:style-name="P178">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65">source$</text:p>
          </table:table-cell>
          <table:table-cell table:style-name="Table2.A2" office:value-type="string">
            <text:p text:style-name="P165">Name of game source code for updater use.</text:p>
          </table:table-cell>
        </table:table-row>
        <table:table-row table:style-name="Table2.9">
          <table:table-cell table:style-name="Table2.A2" office:value-type="string">
            <text:p text:style-name="P190">spoofoption1$</text:p>
          </table:table-cell>
          <table:table-cell table:style-name="Table2.A2" office:value-type="string">
            <text:p text:style-name="P190">Spoof option 1</text:p>
          </table:table-cell>
        </table:table-row>
        <table:table-row table:style-name="Table2.9">
          <table:table-cell table:style-name="Table2.A2" office:value-type="string">
            <text:p text:style-name="P191">spoofoption1result$</text:p>
          </table:table-cell>
          <table:table-cell table:style-name="Table2.A2" office:value-type="string">
            <text:p text:style-name="P191">Text result of selecting spoof option 1</text:p>
          </table:table-cell>
        </table:table-row>
        <table:table-row table:style-name="Table2.9">
          <table:table-cell table:style-name="Table2.A2" office:value-type="string">
            <text:p text:style-name="P190">spoofoption2$</text:p>
          </table:table-cell>
          <table:table-cell table:style-name="Table2.A2" office:value-type="string">
            <text:p text:style-name="P190">Spoof option 2</text:p>
          </table:table-cell>
        </table:table-row>
        <table:table-row table:style-name="Table2.9">
          <table:table-cell table:style-name="Table2.A2" office:value-type="string">
            <text:p text:style-name="P191">spoofoption2result$</text:p>
          </table:table-cell>
          <table:table-cell table:style-name="Table2.A2" office:value-type="string">
            <text:p text:style-name="P191">Text result of selecting spoof option 2</text:p>
          </table:table-cell>
        </table:table-row>
        <table:table-row table:style-name="Table2.9">
          <table:table-cell table:style-name="Table2.A2" office:value-type="string">
            <text:p text:style-name="P190">spoofoptiontitle$</text:p>
          </table:table-cell>
          <table:table-cell table:style-name="Table2.A2" office:value-type="string">
            <text:p text:style-name="P190">Question asked when spoof option selected</text:p>
          </table:table-cell>
        </table:table-row>
        <table:table-row table:style-name="Table2.9">
          <table:table-cell table:style-name="Table2.A2" office:value-type="string">
            <text:p text:style-name="P165">takeitem$</text:p>
          </table:table-cell>
          <table:table-cell table:style-name="Table2.A2" office:value-type="string">
            <text:p text:style-name="P165">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65">terminalhold$</text:p>
          </table:table-cell>
          <table:table-cell table:style-name="Table2.A2" office:value-type="string">
            <text:p text:style-name="P165">Temp value container for transferring item holding information between pocket and terminal subs.</text:p>
          </table:table-cell>
        </table:table-row>
        <table:table-row table:style-name="Table2.9">
          <table:table-cell table:style-name="Table2.A2" office:value-type="string">
            <text:p text:style-name="P165">textbanner$</text:p>
          </table:table-cell>
          <table:table-cell table:style-name="Table2.A2" office:value-type="string">
            <text:p text:style-name="P165">Name of text banner sprite</text:p>
          </table:table-cell>
        </table:table-row>
        <table:table-row table:style-name="Table2.9">
          <table:table-cell table:style-name="Table2.A2" office:value-type="string">
            <text:p text:style-name="P165">textbannername$</text:p>
          </table:table-cell>
          <table:table-cell table:style-name="Table2.A2" office:value-type="string">
            <text:p text:style-name="P165">Image used for text banner name background.</text:p>
          </table:table-cell>
        </table:table-row>
        <table:table-row table:style-name="Table2.9">
          <table:table-cell table:style-name="Table2.A2" office:value-type="string">
            <text:p text:style-name="P165">textline$</text:p>
          </table:table-cell>
          <table:table-cell table:style-name="Table2.A2" office:value-type="string">
            <text:p text:style-name="P165">Line of text used in text banner</text:p>
          </table:table-cell>
        </table:table-row>
        <text:soft-page-break/>
        <table:table-row table:style-name="Table2.9">
          <table:table-cell table:style-name="Table2.A2" office:value-type="string">
            <text:p text:style-name="P165">textspeech$</text:p>
          </table:table-cell>
          <table:table-cell table:style-name="Table2.A2" office:value-type="string">
            <text:p text:style-name="P165">Text used in text banner</text:p>
          </table:table-cell>
        </table:table-row>
        <table:table-row table:style-name="Table2.9">
          <table:table-cell table:style-name="Table2.A2" office:value-type="string">
            <text:p text:style-name="P192">texttemp1$</text:p>
          </table:table-cell>
          <table:table-cell table:style-name="Table2.A2" office:value-type="string">
            <text:p text:style-name="P192">Used to split text banner values so words can be replaced.</text:p>
          </table:table-cell>
        </table:table-row>
        <table:table-row table:style-name="Table2.9">
          <table:table-cell table:style-name="Table2.A2" office:value-type="string">
            <text:p text:style-name="P192">texttemp2$</text:p>
          </table:table-cell>
          <table:table-cell table:style-name="Table2.A2" office:value-type="string">
            <text:p text:style-name="P192">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65">tloc$</text:p>
          </table:table-cell>
          <table:table-cell table:style-name="Table2.A2" office:value-type="string">
            <text:p text:style-name="P165">Location of terminal metadata folder</text:p>
          </table:table-cell>
        </table:table-row>
        <table:table-row table:style-name="Table2.9">
          <table:table-cell table:style-name="Table2.A2" office:value-type="string">
            <text:p text:style-name="P165">torcheffectfile$</text:p>
          </table:table-cell>
          <table:table-cell table:style-name="Table2.A2" office:value-type="string">
            <text:p text:style-name="P165">Filename of torch effect overlay.</text:p>
          </table:table-cell>
        </table:table-row>
        <table:table-row table:style-name="Table2.9">
          <table:table-cell table:style-name="Table2.A2" office:value-type="string">
            <text:p text:style-name="P165">tos$</text:p>
          </table:table-cell>
          <table:table-cell table:style-name="Table2.A2" office:value-type="string">
            <text:p text:style-name="P165">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65">tselect$</text:p>
          </table:table-cell>
          <table:table-cell table:style-name="Table2.A2" office:value-type="string">
            <text:p text:style-name="P165">Name of terminal item (selected).</text:p>
          </table:table-cell>
        </table:table-row>
        <table:table-row table:style-name="Table2.9">
          <table:table-cell table:style-name="Table2.A2" office:value-type="string">
            <text:p text:style-name="P193">txtfile(no)$</text:p>
          </table:table-cell>
          <table:table-cell table:style-name="Table2.A2" office:value-type="string">
            <text:p text:style-name="P193">Line to displayed in terminal text files.</text:p>
          </table:table-cell>
        </table:table-row>
        <table:table-row table:style-name="Table2.9">
          <table:table-cell table:style-name="Table2.A2" office:value-type="string">
            <text:p text:style-name="P165">uiloc$</text:p>
          </table:table-cell>
          <table:table-cell table:style-name="Table2.A2" office:value-type="string">
            <text:p text:style-name="P165">Location of UI metadata folder</text:p>
          </table:table-cell>
        </table:table-row>
        <table:table-row table:style-name="Table2.9">
          <table:table-cell table:style-name="Table2.A2" office:value-type="string">
            <text:p text:style-name="P165">unziplink$</text:p>
          </table:table-cell>
          <table:table-cell table:style-name="Table2.A2" office:value-type="string">
            <text:p text:style-name="P165">Download link for windows unzip tool.</text:p>
          </table:table-cell>
        </table:table-row>
        <table:table-row table:style-name="Table2.9">
          <table:table-cell table:style-name="Table2.A2" office:value-type="string">
            <text:p text:style-name="P165">updatelink$</text:p>
          </table:table-cell>
          <table:table-cell table:style-name="Table2.A2" office:value-type="string">
            <text:p text:style-name="P165">Link to check for updates.</text:p>
          </table:table-cell>
        </table:table-row>
        <table:table-row table:style-name="Table2.9">
          <table:table-cell table:style-name="Table2.A2" office:value-type="string">
            <text:p text:style-name="P165">updaterlinklnx$</text:p>
          </table:table-cell>
          <table:table-cell table:style-name="Table2.A2" office:value-type="string">
            <text:p text:style-name="P165">Download link for linux updater.</text:p>
          </table:table-cell>
        </table:table-row>
        <table:table-row table:style-name="Table2.9">
          <table:table-cell table:style-name="Table2.A2" office:value-type="string">
            <text:p text:style-name="P165">updaterlinkwin$</text:p>
          </table:table-cell>
          <table:table-cell table:style-name="Table2.A2" office:value-type="string">
            <text:p text:style-name="P165">Download link for windows updater.</text:p>
          </table:table-cell>
        </table:table-row>
        <table:table-row table:style-name="Table2.9">
          <table:table-cell table:style-name="Table2.A2" office:value-type="string">
            <text:p text:style-name="P165">updatesource$</text:p>
          </table:table-cell>
          <table:table-cell table:style-name="Table2.A2" office:value-type="string">
            <text:p text:style-name="P165">Name of game updater source code for updater use.</text:p>
          </table:table-cell>
        </table:table-row>
        <table:table-row table:style-name="Table2.9">
          <table:table-cell table:style-name="Table2.A2" office:value-type="string">
            <text:p text:style-name="P165">updatezip$</text:p>
          </table:table-cell>
          <table:table-cell table:style-name="Table2.A2" office:value-type="string">
            <text:p text:style-name="P165">Name of game updater zip file, minus zip extension. For updater use only.</text:p>
          </table:table-cell>
        </table:table-row>
        <table:table-row table:style-name="Table2.9">
          <table:table-cell table:style-name="Table2.A2" office:value-type="string">
            <text:p text:style-name="P165">useaction$</text:p>
          </table:table-cell>
          <table:table-cell table:style-name="Table2.A2" office:value-type="string">
            <text:p text:style-name="P165">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194">variablevalue$</text:p>
          </table:table-cell>
          <table:table-cell table:style-name="Table2.A2" office:value-type="string">
            <text:p text:style-name="P194">Command for variable</text:p>
          </table:table-cell>
        </table:table-row>
        <table:table-row table:style-name="Table2.9">
          <table:table-cell table:style-name="Table2.A2" office:value-type="string">
            <text:p text:style-name="P195">varworkingtemp$</text:p>
          </table:table-cell>
          <table:table-cell table:style-name="Table2.A2" office:value-type="string">
            <text:p text:style-name="P195">Temporary value for working out of variable commands</text:p>
          </table:table-cell>
        </table:table-row>
        <table:table-row table:style-name="Table2.9">
          <table:table-cell table:style-name="Table2.A2" office:value-type="string">
            <text:p text:style-name="P165">versionno$</text:p>
          </table:table-cell>
          <table:table-cell table:style-name="Table2.A2" office:value-type="string">
            <text:p text:style-name="P165">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57" office:value-type="string">
            <text:p text:style-name="P165">winexe$</text:p>
          </table:table-cell>
          <table:table-cell table:style-name="Table2.A157" office:value-type="string">
            <text:p text:style-name="P165">Name of game Windows executable for updater use.</text:p>
          </table:table-cell>
        </table:table-row>
      </table:table>
      <text:p text:style-name="P137"><text:soft-page-break/></text:p>
      <text:h text:style-name="P155" text:outline-level="1"><text:bookmark-start text:name="_Toc2"/>Metadat<text:bookmark-end text:name="_Toc2"/><text:span text:style-name="T64">a Index</text:span></text:h>
      <text:p text:style-name="P131"/>
      <text:p text:style-name="P139">Filename <text:span text:style-name="T46">–</text:span> <text:span text:style-name="T46">engine.ddf</text:span></text:p>
      <text:p text:style-name="P139">Description<text:span text:style-name="T46"> - Engine setup values.</text:span></text:p>
      <text:p text:style-name="P139">Location <text:span text:style-name="T46">- dloc$</text:span></text:p>
      <text:p text:style-name="P139">Mode<text:span text:style-name="T46"> - Input Only</text:span></text:p>
      <text:p text:style-name="P144">Values<text:span text:style-name="T46"> - </text:span><text:span text:style-name="T47">devmode, consolelogging, displayconsole, autoupdate, installtype, devlogono, selectobjecthighlight, 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44"><text:span text:style-name="T47"/></text:p>
      <text:p text:style-name="P161">Filename –<text:span text:style-name="T46"> options.ddf</text:span></text:p>
      <text:p text:style-name="P161">Description<text:span text:style-name="T46"> – Options data.</text:span></text:p>
      <text:p text:style-name="P161">Location<text:span text:style-name="T46"> – </text:span><text:span text:style-name="T56">sloc</text:span><text:span text:style-name="T46">$</text:span></text:p>
      <text:p text:style-name="P161">Mode <text:span text:style-name="T46"><text:s/>- Input and Output</text:span></text:p>
      <text:p text:style-name="P161">Values<text:span text:style-name="T46"> – screenmode, soundmode, musicvol, sfxvol</text:span></text:p>
      <text:p text:style-name="P133"/>
      <text:p text:style-name="P162">Filename –<text:span text:style-name="T46"> </text:span><text:span text:style-name="T56">default</text:span><text:span text:style-name="T46">options.ddf</text:span></text:p>
      <text:p text:style-name="P162">Description<text:span text:style-name="T46"> – </text:span><text:span text:style-name="T56">Default o</text:span><text:span text:style-name="T46">ptions data.</text:span></text:p>
      <text:p text:style-name="P162">Location<text:span text:style-name="T46"> – </text:span><text:span text:style-name="T56">sloc</text:span><text:span text:style-name="T46">$</text:span></text:p>
      <text:p text:style-name="P145">Mode<text:span text:style-name="T46"> - None (file replaces </text:span><text:span text:style-name="T56">options</text:span><text:span text:style-name="T46">.ddf when </text:span><text:span text:style-name="T56">no option config is detected)</text:span></text:p>
      <text:p text:style-name="P145"><text:span text:style-name="T46">Values - (see </text:span><text:span text:style-name="T56">options</text:span><text:span text:style-name="T46">.ddf)</text:span></text:p>
      <text:p text:style-name="P133"/>
      <text:p text:style-name="P139">Filename<text:span text:style-name="T46"> - savedata.ddf</text:span></text:p>
      <text:p text:style-name="P139">Description<text:span text:style-name="T46"> - Player save data.</text:span></text:p>
      <text:p text:style-name="P139">Location<text:span text:style-name="T46"> - sloc$</text:span></text:p>
      <text:p text:style-name="P139">Mode<text:span text:style-name="T46"> - Input and Output</text:span></text:p>
      <text:p text:style-name="P140">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59">(repeat pocketvisible until totalpockets is reached)</text:span><text:span text:style-name="T48">, </text:span><text:span text:style-name="T46">checkpoint(totalcheckpoints), </text:span>(repeat checkpoint until totalcheckpoints is reached)<text:span text:style-name="T46">, mplayermodel$</text:span></text:p>
      <text:p text:style-name="P133"/>
      <text:p text:style-name="P139">Filename <text:span text:style-name="T46">- defaultsave.ddf</text:span></text:p>
      <text:p text:style-name="P139">Description<text:span text:style-name="T46"> - Default player save data.</text:span></text:p>
      <text:p text:style-name="P139">Location<text:span text:style-name="T46"> - sloc$</text:span></text:p>
      <text:p text:style-name="P139">Mode<text:span text:style-name="T46"> - None (file replaces savedata.ddf when player erases save)</text:span></text:p>
      <text:p text:style-name="P139">Values <text:span text:style-name="T46">- (see savedata.ddf)</text:span></text:p>
      <text:p text:style-name="P133"/>
      <text:p text:style-name="P139">Filename<text:span text:style-name="T46"> - fileloc.ddf</text:span></text:p>
      <text:p text:style-name="P139">Description <text:span text:style-name="T46"><text:s/>- Directory locations in Windows </text:span><text:span text:style-name="T49">and then Linux</text:span><text:span text:style-name="T46"> format.</text:span></text:p>
      <text:p text:style-name="P139">Location<text:span text:style-name="T46"> - dloc$</text:span></text:p>
      <text:p text:style-name="P139">Mode<text:span text:style-name="T46"> - Input Only</text:span></text:p>
      <text:p text:style-name="P141">Values<text:span text:style-name="T46"> - dloc$, mloc$, ploc$, floc$, sloc$, oloc$, scriptloc$, museloc$, sfxloc$, pocketloc$, uiloc$, tloc$, aloc$, menuloc$, dloc$, mloc$, ploc$, floc$, sloc$, oloc$, scriptloc$, museloc$, sfxloc$, pocketloc$, uiloc$, tloc$, aloc$, menuloc$</text:span></text:p>
      <text:p text:style-name="P133"/>
      <text:p text:style-name="P139">Filename<text:span text:style-name="T46"> - map(mapno).ddf</text:span></text:p>
      <text:p text:style-name="P139">Description<text:span text:style-name="T46"> - Map data.</text:span></text:p>
      <text:p text:style-name="P139">Location<text:span text:style-name="T46"> - mloc$/mapdir$/</text:span></text:p>
      <text:p text:style-name="P139">Mode <text:span text:style-name="T46">- Input Only</text:span></text:p>
      <text:p text:style-name="P139"><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39">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33"/>
      <text:p text:style-name="P139">Filename<text:span text:style-name="T46"> - (playername).ddf</text:span></text:p>
      <text:p text:style-name="P139">Description<text:span text:style-name="T46"> - Player data for main player and NPCs.</text:span></text:p>
      <text:p text:style-name="P139">Location<text:span text:style-name="T46"> - ploc$/(playername)/</text:span></text:p>
      <text:p text:style-name="P139">Mode<text:span text:style-name="T46"> - Input Only</text:span></text:p>
      <text:p text:style-name="P139">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33"><text:tab/>OR</text:p>
      <text:p text:style-name="P133"><text:tab/>temp$, mpx, mpy, mps, mpnote1, mpnote2, <text:span text:style-name="T41">temp</text:span></text:p>
      <text:p text:style-name="P133"/>
      <text:p text:style-name="P139">Filename<text:span text:style-name="T46"> - consolelog.txt</text:span></text:p>
      <text:p text:style-name="P139">Description<text:span text:style-name="T46"> - Console log for development purposes.</text:span></text:p>
      <text:p text:style-name="P139">Location<text:span text:style-name="T46"> - dloc$</text:span></text:p>
      <text:p text:style-name="P139">Mode<text:span text:style-name="T46"> - Output Only</text:span></text:p>
      <text:p text:style-name="P139">Values<text:span text:style-name="T46"> - date$, time$, err, errdescription$</text:span></text:p>
      <text:p text:style-name="P133"><text:tab/>OR</text:p>
      <text:p text:style-name="P133"><text:tab/>date$, time$, eventtitle$, eventdata$, eventnumber</text:p>
      <text:p text:style-name="P133"/>
      <text:p text:style-name="P139">Filename<text:span text:style-name="T46"> - (objectname).ddf</text:span></text:p>
      <text:p text:style-name="P139">Description<text:span text:style-name="T46"> - Map object data.</text:span></text:p>
      <text:p text:style-name="P139">Location<text:span text:style-name="T46"> - oloc$/(objectname)/</text:span></text:p>
      <text:p text:style-name="P139">Mode<text:span text:style-name="T46"> - Input Only</text:span></text:p>
      <text:p text:style-name="P139">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33"/>
      <text:p text:style-name="P139">Filename<text:span text:style-name="T46"> - musicfiles.ddf</text:span></text:p>
      <text:p text:style-name="P139">Description<text:span text:style-name="T46"> - List of music files to be loaded into memory.</text:span></text:p>
      <text:p text:style-name="P139">Location<text:span text:style-name="T46"> - museloc$</text:span></text:p>
      <text:p text:style-name="P139">Mode<text:span text:style-name="T46"> - Input Only</text:span></text:p>
      <text:p text:style-name="P139">Values<text:span text:style-name="T46"> - (list of music files in quotes, no extension).</text:span></text:p>
      <text:p text:style-name="P133"/>
      <text:p text:style-name="P139">Filename<text:span text:style-name="T46"> - sfxfiles.ddf</text:span></text:p>
      <text:p text:style-name="P139"><text:soft-page-break/>Description<text:span text:style-name="T46"> - List of sound effect files to be loaded into memory.</text:span></text:p>
      <text:p text:style-name="P139">Location<text:span text:style-name="T46"> - sfxloc$</text:span></text:p>
      <text:p text:style-name="P139">Mode<text:span text:style-name="T46"> - Input Only</text:span></text:p>
      <text:p text:style-name="P139">Values<text:span text:style-name="T46"> - (list of sound effect files in quotes, no extension).</text:span></text:p>
      <text:p text:style-name="P133"/>
      <text:p text:style-name="P139">Filename<text:span text:style-name="T46"> - pocketfiles.ddf</text:span></text:p>
      <text:p text:style-name="P139">Description<text:span text:style-name="T46"> - List of pocket files to be loaded into memory.</text:span></text:p>
      <text:p text:style-name="P139">Location<text:span text:style-name="T46"> - pocketloc$</text:span></text:p>
      <text:p text:style-name="P139">Mode<text:span text:style-name="T46"> - Input Only</text:span></text:p>
      <text:p text:style-name="P139">Values<text:span text:style-name="T46"> - (list of pocket files in quotes, no extension).</text:span></text:p>
      <text:p text:style-name="P133"/>
      <text:p text:style-name="P139">Filename<text:span text:style-name="T46"> - (itemname).ddf</text:span></text:p>
      <text:p text:style-name="P139">Description<text:span text:style-name="T46"> - Pocket item metadata.</text:span></text:p>
      <text:p text:style-name="P139">Location<text:span text:style-name="T46"> - pocketloc$/(itemname)/</text:span></text:p>
      <text:p text:style-name="P139">Mode<text:span text:style-name="T46"> - Input Only</text:span></text:p>
      <text:p text:style-name="P139">Values<text:span text:style-name="T46"> - pocketname$(totalpockets)$, pocketdescription$(totalpockets)</text:span></text:p>
      <text:p text:style-name="P139">Notes <text:span text:style-name="T46">- pocketdescription$(totalpockets) to equal “[RUNSCRIPT] {script name}” if you’d like a pocket item to run a script when looked at.</text:span></text:p>
      <text:p text:style-name="P133"/>
      <text:p text:style-name="P139">Filename<text:span text:style-name="T46"> - (scriptname).vsf</text:span></text:p>
      <text:p text:style-name="P139">Description<text:span text:style-name="T46"> - Script file.</text:span></text:p>
      <text:p text:style-name="P139">Location<text:span text:style-name="T46"> - scriptloc$</text:span></text:p>
      <text:p text:style-name="P139">Mode<text:span text:style-name="T46"> - Input Only</text:span></text:p>
      <text:p text:style-name="P139">Values<text:span text:style-name="T46"> - (list of script commands in quotes).</text:span></text:p>
      <text:p text:style-name="P133"/>
      <text:p text:style-name="P139">Filename<text:span text:style-name="T46"> - (menuname).ddf</text:span></text:p>
      <text:p text:style-name="P139">Description<text:span text:style-name="T46"> - Menu metadata</text:span></text:p>
      <text:p text:style-name="P139">Location<text:span text:style-name="T46"> - uiloc$</text:span></text:p>
      <text:p text:style-name="P139">Mode<text:span text:style-name="T46"> - Input Only</text:span></text:p>
      <text:p text:style-name="P139">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33"/>
      <text:p text:style-name="P139">Filename<text:span text:style-name="T46"> - (terminal data name).ddf</text:span></text:p>
      <text:p text:style-name="P139">Description<text:span text:style-name="T46"> - Terminal Metadata</text:span></text:p>
      <text:p text:style-name="P139">Location<text:span text:style-name="T46"> - tloc$/(terminal data name)/</text:span></text:p>
      <text:p text:style-name="P139">Mode<text:span text:style-name="T46"> - Input Only</text:span></text:p>
      <text:p text:style-name="P139">Values<text:span text:style-name="T46"> - ct1, cn1$, ct2, cn2$, ct3, cn3$, ct4, cn4$, ct5, cn5$, ct6, cn6$, parentdir$</text:span></text:p>
      <text:p text:style-name="P133"/>
      <text:p text:style-name="P139">Filename<text:span text:style-name="T46"> - (animation data name).ddf</text:span></text:p>
      <text:p text:style-name="P139">Description<text:span text:style-name="T46"> - Animation Metadata.</text:span></text:p>
      <text:p text:style-name="P139">Location<text:span text:style-name="T46"> - aloc$/(animation data name)/</text:span></text:p>
      <text:p text:style-name="P139">Mode<text:span text:style-name="T46"> - Input Only</text:span></text:p>
      <text:p text:style-name="P139">Values<text:span text:style-name="T46"> - aniframes, frame(totalframes), </text:span>(repeat frame until totalframes is reached)</text:p>
      <text:p text:style-name="P133"/>
      <text:p text:style-name="P139">Filename <text:span text:style-name="T46">- checkupdate.ddf</text:span></text:p>
      <text:p text:style-name="P139">Description<text:span text:style-name="T46"> - Latest update information. Will only exist whilst updates are being checked or installed.</text:span></text:p>
      <text:p text:style-name="P139"><text:soft-page-break/>Location<text:span text:style-name="T46"> - (executable folder)</text:span></text:p>
      <text:p text:style-name="P139">Mode<text:span text:style-name="T46"> - Input Only</text:span></text:p>
      <text:p text:style-name="P139">Values<text:span text:style-name="T46"> - newversionno$, updaterlinklnx$, updaterlinkwin$, downloadlink$, unziplink$, datafolder$, winexe$, lnxexe$, readme$, changelog$, manual$, source$, updatesource$, updatezip$, </text:span><text:span text:style-name="T58">savestatus, minsavever$</text:span></text:p>
      <text:h text:style-name="P155" text:outline-level="1"><text:bookmark-start text:name="_Toc3"/>Subs<text:bookmark-end text:name="_Toc3"/></text:h>
      <text:p text:style-name="P131"/>
      <table:table table:name="Table3" table:style-name="Table3" table:template-name="Elegant">
        <table:table-column table:style-name="Table3.A" table:number-columns-repeated="2"/>
        <table:table-row table:style-name="Table3.1">
          <table:table-cell table:style-name="Table3.A1" office:value-type="string">
            <text:h text:style-name="P126" text:outline-level="1">Sub Name</text:h>
          </table:table-cell>
          <table:table-cell table:style-name="Table3.A1" office:value-type="string">
            <text:h text:style-name="P126" text:outline-level="1">Sub Function</text:h>
          </table:table-cell>
        </table:table-row>
        <table:table-row table:style-name="Table3.1">
          <table:table-cell table:style-name="Table3.A2" office:value-type="string">
            <text:p text:style-name="P165">animation:</text:p>
          </table:table-cell>
          <table:table-cell table:style-name="Table3.B2" office:value-type="string">
            <text:p text:style-name="P165">Loads and Draws animation</text:p>
          </table:table-cell>
        </table:table-row>
        <table:table-row table:style-name="Table3.3">
          <table:table-cell table:style-name="Table3.A2" office:value-type="string">
            <text:h text:style-name="P116" text:outline-level="1">awarddraw:</text:h>
          </table:table-cell>
          <table:table-cell table:style-name="Table3.B3" office:value-type="string">
            <text:h text:style-name="P116" text:outline-level="1">Draws granted awards onto the screen.</text:h>
          </table:table-cell>
        </table:table-row>
        <table:table-row table:style-name="Table3.1">
          <table:table-cell table:style-name="Table3.A2" office:value-type="string">
            <text:h text:style-name="P111" text:outline-level="1">awardload:</text:h>
          </table:table-cell>
          <table:table-cell table:style-name="Table3.B4" office:value-type="string">
            <text:h text:style-name="P111" text:outline-level="1">Loads award assets and data</text:h>
          </table:table-cell>
        </table:table-row>
        <table:table-row table:style-name="Table3.1">
          <table:table-cell table:style-name="Table3.A2" office:value-type="string">
            <text:h text:style-name="P119" text:outline-level="1">awardmenu:</text:h>
          </table:table-cell>
          <table:table-cell table:style-name="Table3.B5" office:value-type="string">
            <text:h text:style-name="P119" text:outline-level="1">Loads award menu</text:h>
          </table:table-cell>
        </table:table-row>
        <table:table-row table:style-name="Table3.3">
          <table:table-cell table:style-name="Table3.A2" office:value-type="string">
            <text:h text:style-name="P112" text:outline-level="1">awardunload:</text:h>
          </table:table-cell>
          <table:table-cell table:style-name="Table3.B6" office:value-type="string">
            <text:h text:style-name="P112" text:outline-level="1">Unloads awards from memory</text:h>
          </table:table-cell>
        </table:table-row>
        <table:table-row table:style-name="Table3.3">
          <table:table-cell table:style-name="Table3.A2" office:value-type="string">
            <text:p text:style-name="P165">carryplayervalues:</text:p>
          </table:table-cell>
          <table:table-cell table:style-name="Table3.B7" office:value-type="string">
            <text:p text:style-name="P165">Copies player values to memory to be used on another map.</text:p>
          </table:table-cell>
        </table:table-row>
        <table:table-row table:style-name="Table3.1">
          <table:table-cell table:style-name="Table3.A2" office:value-type="string">
            <text:p text:style-name="P165">centretext:</text:p>
          </table:table-cell>
          <table:table-cell table:style-name="Table3.B8" office:value-type="string">
            <text:p text:style-name="P165">Centralises text for display use</text:p>
          </table:table-cell>
        </table:table-row>
        <table:table-row table:style-name="Table3.1">
          <table:table-cell table:style-name="Table3.A2" office:value-type="string">
            <text:h text:style-name="P51" text:outline-level="1">choicebannercalc:</text:h>
          </table:table-cell>
          <table:table-cell table:style-name="Table3.B9" office:value-type="string">
            <text:h text:style-name="P51" text:outline-level="1">Puts choice text on player choice menu.</text:h>
          </table:table-cell>
        </table:table-row>
        <table:table-row table:style-name="Table3.1">
          <table:table-cell table:style-name="Table3.A2" office:value-type="string">
            <text:h text:style-name="P12" text:outline-level="1">choicebannerdraw:</text:h>
          </table:table-cell>
          <table:table-cell table:style-name="Table3.B10" office:value-type="string">
            <text:h text:style-name="P12" text:outline-level="1">Draws banner for player choice menu.</text:h>
          </table:table-cell>
        </table:table-row>
        <table:table-row table:style-name="Table3.1">
          <table:table-cell table:style-name="Table3.A2" office:value-type="string">
            <text:h text:style-name="P5" text:outline-level="1">collision:</text:h>
          </table:table-cell>
          <table:table-cell table:style-name="Table3.B11" office:value-type="string">
            <text:h text:style-name="P5" text:outline-level="1">Manages collision subs<text:bookmark-start text:name="_Toc3 Copy 1"/><text:span text:style-name="T2">Subs</text:span><text:bookmark-end text:name="_Toc3 Copy 1"/></text:h>
          </table:table-cell>
        </table:table-row>
        <table:table-row table:style-name="Table3.3">
          <table:table-cell table:style-name="Table3.A2" office:value-type="string">
            <text:p text:style-name="P165">collisionconverter:</text:p>
          </table:table-cell>
          <table:table-cell table:style-name="Table3.B12" office:value-type="string">
            <text:p text:style-name="P165">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B13"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B14"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B15" office:value-type="string">
            <text:h text:style-name="P5" text:outline-level="1">Dumps any additional info to errorlog.txt</text:h>
          </table:table-cell>
        </table:table-row>
        <table:table-row table:style-name="Table3.1">
          <table:table-cell table:style-name="Table3.A2" office:value-type="string">
            <text:p text:style-name="P165">controlgenerator:</text:p>
          </table:table-cell>
          <table:table-cell table:style-name="Table3.B16" office:value-type="string">
            <text:p text:style-name="P165">Generates control dialogue text</text:p>
          </table:table-cell>
        </table:table-row>
        <table:table-row table:style-name="Table3.1">
          <table:table-cell table:style-name="Table3.A2" office:value-type="string">
            <text:p text:style-name="P165">coordinatefixer:</text:p>
          </table:table-cell>
          <table:table-cell table:style-name="Table3.B17" office:value-type="string">
            <text:p text:style-name="P165">Fixes any single figure co-ordinate values.</text:p>
          </table:table-cell>
        </table:table-row>
        <table:table-row table:style-name="Table3.3">
          <table:table-cell table:style-name="Table3.A2" office:value-type="string">
            <text:p text:style-name="P165">deleteupdaters:</text:p>
          </table:table-cell>
          <table:table-cell table:style-name="Table3.B18" office:value-type="string">
            <text:p text:style-name="P165">Deletes any remaining updater files that aren’t needed.</text:p>
          </table:table-cell>
        </table:table-row>
        <table:table-row table:style-name="Table3.1">
          <table:table-cell table:style-name="Table3.A2" office:value-type="string">
            <text:p text:style-name="P165">devlogo:</text:p>
          </table:table-cell>
          <table:table-cell table:style-name="Table3.B19" office:value-type="string">
            <text:p text:style-name="P165">Displays developer logo.</text:p>
          </table:table-cell>
        </table:table-row>
        <table:table-row table:style-name="Table3.1">
          <table:table-cell table:style-name="Table3.A2" office:value-type="string">
            <text:p text:style-name="P165">dimmer:</text:p>
          </table:table-cell>
          <table:table-cell table:style-name="Table3.B20" office:value-type="string">
            <text:p text:style-name="P165">Assigns array values.</text:p>
          </table:table-cell>
        </table:table-row>
        <table:table-row table:style-name="Table3.1">
          <table:table-cell table:style-name="Table3.A2" office:value-type="string">
            <text:p text:style-name="P165">displayconsole:</text:p>
          </table:table-cell>
          <table:table-cell table:style-name="Table3.B21" office:value-type="string">
            <text:p text:style-name="P165">Displays developer console</text:p>
          </table:table-cell>
        </table:table-row>
        <table:table-row table:style-name="Table3.1">
          <table:table-cell table:style-name="Table3.A2" office:value-type="string">
            <text:p text:style-name="P165">effectdraw:</text:p>
          </table:table-cell>
          <table:table-cell table:style-name="Table3.B22" office:value-type="string">
            <text:p text:style-name="P165">Draws special map effects.</text:p>
          </table:table-cell>
        </table:table-row>
        <table:table-row table:style-name="Table3.1">
          <table:table-cell table:style-name="Table3.A2" office:value-type="string">
            <text:h text:style-name="P5" text:outline-level="1">endgame:</text:h>
          </table:table-cell>
          <table:table-cell table:style-name="Table3.B23" office:value-type="string">
            <text:h text:style-name="P5" text:outline-level="1">Saves any additional savedata then quits game</text:h>
          </table:table-cell>
        </table:table-row>
        <table:table-row table:style-name="Table3.3">
          <table:table-cell table:style-name="Table3.A2" office:value-type="string">
            <text:h text:style-name="P52" text:outline-level="1">endgamemenu:</text:h>
          </table:table-cell>
          <table:table-cell table:style-name="Table3.B24" office:value-type="string">
            <text:h text:style-name="P52"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B25"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B26" office:value-type="string">
            <text:h text:style-name="P5" text:outline-level="1">Failsafe if error handler encounters an unexpected error.</text:h>
          </table:table-cell>
        </table:table-row>
        <table:table-row table:style-name="Table3.3">
          <table:table-cell table:style-name="Table3.A2" office:value-type="string">
            <text:h text:style-name="P5" text:outline-level="1">errorhandler:</text:h>
          </table:table-cell>
          <table:table-cell table:style-name="Table3.B27"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B28"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B29"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B30" office:value-type="string">
            <text:h text:style-name="P5" text:outline-level="1">Fade out utility</text:h>
          </table:table-cell>
        </table:table-row>
        <table:table-row table:style-name="Table3.1">
          <table:table-cell table:style-name="Table3.A2" office:value-type="string">
            <text:h text:style-name="P53" text:outline-level="1">findcontrol:</text:h>
          </table:table-cell>
          <table:table-cell table:style-name="Table3.B31" office:value-type="string">
            <text:h text:style-name="P53" text:outline-level="1">Matches unicode with letter keys for control instructions.</text:h>
          </table:table-cell>
        </table:table-row>
        <table:table-row table:style-name="Table3.3">
          <table:table-cell table:style-name="Table3.A2" office:value-type="string">
            <text:h text:style-name="P5" text:outline-level="1">fontload:</text:h>
          </table:table-cell>
          <table:table-cell table:style-name="Table3.B3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B33" office:value-type="string">
            <text:h text:style-name="P5" text:outline-level="1">Unloads fonts</text:h>
          </table:table-cell>
        </table:table-row>
        <table:table-row table:style-name="Table3.3">
          <table:table-cell table:style-name="Table3.A2" office:value-type="string">
            <text:h text:style-name="P5" text:outline-level="1">footchanger:</text:h>
          </table:table-cell>
          <table:table-cell table:style-name="Table3.B34" office:value-type="string">
            <text:h text:style-name="P5" text:outline-level="1">Calculates when player foot should change when walking</text:h>
          </table:table-cell>
        </table:table-row>
        <text:soft-page-break/>
        <table:table-row table:style-name="Table3.3">
          <table:table-cell table:style-name="Table3.A2" office:value-type="string">
            <text:h text:style-name="P5" text:outline-level="1">game:</text:h>
          </table:table-cell>
          <table:table-cell table:style-name="Table3.B35" office:value-type="string">
            <text:h text:style-name="P5" text:outline-level="1">Main engine loop, calls upon subs required</text:h>
          </table:table-cell>
        </table:table-row>
        <table:table-row table:style-name="Table3.3">
          <table:table-cell table:style-name="Table3.A2" office:value-type="string">
            <text:p text:style-name="P165">gameloop:</text:p>
          </table:table-cell>
          <table:table-cell table:style-name="Table3.B36" office:value-type="string">
            <text:p text:style-name="P165">Quick version of game loop for script purposes.</text:p>
          </table:table-cell>
        </table:table-row>
        <table:table-row table:style-name="Table3.1">
          <table:table-cell table:style-name="Table3.A2" office:value-type="string">
            <text:h text:style-name="P54" text:outline-level="1">gamereboots:</text:h>
          </table:table-cell>
          <table:table-cell table:style-name="Table3.B37" office:value-type="string">
            <text:h text:style-name="P54" text:outline-level="1">Checks to see if the game requires a reboot.</text:h>
          </table:table-cell>
        </table:table-row>
        <table:table-row table:style-name="Table3.1">
          <table:table-cell table:style-name="Table3.A2" office:value-type="string">
            <text:p text:style-name="P165">generateoffsets:</text:p>
          </table:table-cell>
          <table:table-cell table:style-name="Table3.B38" office:value-type="string">
            <text:p text:style-name="P165">Generates random map animation offsets for objects and players.</text:p>
          </table:table-cell>
        </table:table-row>
        <table:table-row table:style-name="Table3.1">
          <table:table-cell table:style-name="Table3.A2" office:value-type="string">
            <text:p text:style-name="P165">givecurrency:</text:p>
          </table:table-cell>
          <table:table-cell table:style-name="Table3.B39" office:value-type="string">
            <text:p text:style-name="P165">Gives currency to player</text:p>
          </table:table-cell>
        </table:table-row>
        <table:table-row table:style-name="Table3.1">
          <table:table-cell table:style-name="Table3.A2" office:value-type="string">
            <text:h text:style-name="P55" text:outline-level="1">hideitem:</text:h>
          </table:table-cell>
          <table:table-cell table:style-name="Table3.B40" office:value-type="string">
            <text:h text:style-name="P55" text:outline-level="1">Changes a pocket item visibility to hide.</text:h>
          </table:table-cell>
        </table:table-row>
        <table:table-row table:style-name="Table3.3">
          <table:table-cell table:style-name="Table3.A2" office:value-type="string">
            <text:h text:style-name="P121" text:outline-level="1">ifaward:</text:h>
          </table:table-cell>
          <table:table-cell table:style-name="Table3.B41" office:value-type="string">
            <text:h text:style-name="P121" text:outline-level="1">Checks status of award </text:h>
          </table:table-cell>
        </table:table-row>
        <table:table-row table:style-name="Table3.1">
          <table:table-cell table:style-name="Table3.A2" office:value-type="string">
            <text:p text:style-name="P165">ifcurrency:</text:p>
          </table:table-cell>
          <table:table-cell table:style-name="Table3.B42" office:value-type="string">
            <text:p text:style-name="P165">Checks if player has enough currency</text:p>
          </table:table-cell>
        </table:table-row>
        <table:table-row table:style-name="Table3.3">
          <table:table-cell table:style-name="Table3.A2" office:value-type="string">
            <text:p text:style-name="P165">ifholding:</text:p>
          </table:table-cell>
          <table:table-cell table:style-name="Table3.B43" office:value-type="string">
            <text:p text:style-name="P165">Checks if player is holding an item in hand</text:p>
          </table:table-cell>
        </table:table-row>
        <table:table-row table:style-name="Table3.1">
          <table:table-cell table:style-name="Table3.A2" office:value-type="string">
            <text:p text:style-name="P165">ifmapno:</text:p>
          </table:table-cell>
          <table:table-cell table:style-name="Table3.B44" office:value-type="string">
            <text:p text:style-name="P165">Checks to see if player is on requested map.</text:p>
          </table:table-cell>
        </table:table-row>
        <table:table-row table:style-name="Table3.1">
          <table:table-cell table:style-name="Table3.A2" office:value-type="string">
            <text:p text:style-name="P165">ifmodel:</text:p>
          </table:table-cell>
          <table:table-cell table:style-name="Table3.B45" office:value-type="string">
            <text:p text:style-name="P165">Checks to see if player character is using a requested character model.</text:p>
          </table:table-cell>
        </table:table-row>
        <table:table-row table:style-name="Table3.3">
          <table:table-cell table:style-name="Table3.A2" office:value-type="string">
            <text:p text:style-name="P165">ifpocket:</text:p>
          </table:table-cell>
          <table:table-cell table:style-name="Table3.B46" office:value-type="string">
            <text:p text:style-name="P165">Checks pocket for item.</text:p>
          </table:table-cell>
        </table:table-row>
        <table:table-row table:style-name="Table3.1">
          <table:table-cell table:style-name="Table3.A2" office:value-type="string">
            <text:p text:style-name="P165">inputload:</text:p>
          </table:table-cell>
          <table:table-cell table:style-name="Table3.B47" office:value-type="string">
            <text:p text:style-name="P165">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B48" office:value-type="string">
            <text:h text:style-name="P5" text:outline-level="1">Input sub. handles all player input from the keyboard</text:h>
          </table:table-cell>
        </table:table-row>
        <table:table-row table:style-name="Table3.1">
          <table:table-cell table:style-name="Table3.A2" office:value-type="string">
            <text:p text:style-name="P165">layercalc:</text:p>
          </table:table-cell>
          <table:table-cell table:style-name="Table3.B49" office:value-type="string">
            <text:p text:style-name="P165">Calculates which layer objects and players are drawn on</text:p>
          </table:table-cell>
        </table:table-row>
        <table:table-row table:style-name="Table3.1">
          <table:table-cell table:style-name="Table3.A2" office:value-type="string">
            <text:p text:style-name="P165">loadbar:</text:p>
          </table:table-cell>
          <table:table-cell table:style-name="Table3.B50" office:value-type="string">
            <text:p text:style-name="P165">Displays load bar.</text:p>
          </table:table-cell>
        </table:table-row>
        <table:table-row table:style-name="Table3.1">
          <table:table-cell table:style-name="Table3.A2" office:value-type="string">
            <text:h text:style-name="P84" text:outline-level="1">loadbarsetup:</text:h>
          </table:table-cell>
          <table:table-cell table:style-name="Table3.B51" office:value-type="string">
            <text:h text:style-name="P84" text:outline-level="1">Counts amount of assets to be loaded for the loading bar</text:h>
          </table:table-cell>
        </table:table-row>
        <table:table-row table:style-name="Table3.1">
          <table:table-cell table:style-name="Table3.A2" office:value-type="string">
            <text:h text:style-name="P56" text:outline-level="1">loadgame:</text:h>
          </table:table-cell>
          <table:table-cell table:style-name="Table3.B52" office:value-type="string">
            <text:h text:style-name="P56"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B53"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B54" office:value-type="string">
            <text:h text:style-name="P5" text:outline-level="1">Loads data and sprites on player character</text:h>
          </table:table-cell>
        </table:table-row>
        <table:table-row table:style-name="Table3.3">
          <table:table-cell table:style-name="Table3.A2" office:value-type="string">
            <text:h text:style-name="P5" text:outline-level="1">mainplayerunload:</text:h>
          </table:table-cell>
          <table:table-cell table:style-name="Table3.B55"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B56"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B57"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B58"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B59" office:value-type="string">
            <text:h text:style-name="P5" text:outline-level="1">Unloads map sprites</text:h>
          </table:table-cell>
        </table:table-row>
        <table:table-row table:style-name="Table3.1">
          <table:table-cell table:style-name="Table3.A2" office:value-type="string">
            <text:p text:style-name="P165">markgone:</text:p>
          </table:table-cell>
          <table:table-cell table:style-name="Table3.B60" office:value-type="string">
            <text:p text:style-name="P165">Marks inventory items as ‘gone forever’</text:p>
          </table:table-cell>
        </table:table-row>
        <table:table-row table:style-name="Table3.1">
          <table:table-cell table:style-name="Table3.A2" office:value-type="string">
            <text:h text:style-name="P5" text:outline-level="1">menugenerator:</text:h>
          </table:table-cell>
          <table:table-cell table:style-name="Table3.B61" office:value-type="string">
            <text:h text:style-name="P5" text:outline-level="1">Menu generator sub intended for use before and during gameplay</text:h>
          </table:table-cell>
        </table:table-row>
        <table:table-row table:style-name="Table3.1">
          <table:table-cell table:style-name="Table3.A2" office:value-type="string">
            <text:h text:style-name="P57" text:outline-level="1">missingasset:</text:h>
          </table:table-cell>
          <table:table-cell table:style-name="Table3.B62" office:value-type="string">
            <text:h text:style-name="P57" text:outline-level="1">Replaces art assets with error texture</text:h>
          </table:table-cell>
        </table:table-row>
        <table:table-row table:style-name="Table3.1">
          <table:table-cell table:style-name="Table3.A2" office:value-type="string">
            <text:h text:style-name="P58" text:outline-level="1">modload:</text:h>
          </table:table-cell>
          <table:table-cell table:style-name="Table3.B63" office:value-type="string">
            <text:h text:style-name="P58"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B64"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B65" office:value-type="string">
            <text:h text:style-name="P5" text:outline-level="1">Loads music files into memory</text:h>
          </table:table-cell>
        </table:table-row>
        <table:table-row table:style-name="Table3.1">
          <table:table-cell table:style-name="Table3.A2" office:value-type="string">
            <text:p text:style-name="P165">musicpause:</text:p>
          </table:table-cell>
          <table:table-cell table:style-name="Table3.B66" office:value-type="string">
            <text:p text:style-name="P165">Pauses music</text:p>
          </table:table-cell>
        </table:table-row>
        <text:soft-page-break/>
        <table:table-row table:style-name="Table3.3">
          <table:table-cell table:style-name="Table3.A2" office:value-type="string">
            <text:h text:style-name="P5" text:outline-level="1">musicplay:</text:h>
          </table:table-cell>
          <table:table-cell table:style-name="Table3.B67" office:value-type="string">
            <text:h text:style-name="P5" text:outline-level="1">Plays requested music file</text:h>
          </table:table-cell>
        </table:table-row>
        <table:table-row table:style-name="Table3.3">
          <table:table-cell table:style-name="Table3.A2" office:value-type="string">
            <text:h text:style-name="P5" text:outline-level="1">musicstop:</text:h>
          </table:table-cell>
          <table:table-cell table:style-name="Table3.B68"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B69" office:value-type="string">
            <text:h text:style-name="P5" text:outline-level="1">Toggles music modes</text:h>
          </table:table-cell>
        </table:table-row>
        <table:table-row table:style-name="Table3.3">
          <table:table-cell table:style-name="Table3.A2" office:value-type="string">
            <text:h text:style-name="P5" text:outline-level="1">musicunload:</text:h>
          </table:table-cell>
          <table:table-cell table:style-name="Table3.B70" office:value-type="string">
            <text:h text:style-name="P5" text:outline-level="1">Unloads music files from memory</text:h>
          </table:table-cell>
        </table:table-row>
        <table:table-row table:style-name="Table3.1">
          <table:table-cell table:style-name="Table3.A2" office:value-type="string">
            <text:p text:style-name="P165">musicvol:</text:p>
          </table:table-cell>
          <table:table-cell table:style-name="Table3.B71" office:value-type="string">
            <text:p text:style-name="P165">Sets music volume.</text:p>
          </table:table-cell>
        </table:table-row>
        <table:table-row table:style-name="Table3.1">
          <table:table-cell table:style-name="Table3.A2" office:value-type="string">
            <text:h text:style-name="P5" text:outline-level="1">objectcollision:</text:h>
          </table:table-cell>
          <table:table-cell table:style-name="Table3.B72" office:value-type="string">
            <text:h text:style-name="P5" text:outline-level="1">Handles object collision</text:h>
          </table:table-cell>
        </table:table-row>
        <table:table-row table:style-name="Table3.1">
          <table:table-cell table:style-name="Table3.A2" office:value-type="string">
            <text:h text:style-name="P5" text:outline-level="1">objectcollisionchecker:</text:h>
          </table:table-cell>
          <table:table-cell table:style-name="Table3.B73" office:value-type="string">
            <text:h text:style-name="P5" text:outline-level="1">Checks to see if mainplayer is colliding with any objects.</text:h>
          </table:table-cell>
        </table:table-row>
        <table:table-row table:style-name="Table3.3">
          <table:table-cell table:style-name="Table3.A2" office:value-type="string">
            <text:h text:style-name="P5" text:outline-level="1">objectdraw:</text:h>
          </table:table-cell>
          <table:table-cell table:style-name="Table3.B74"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B75"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B76" office:value-type="string">
            <text:h text:style-name="P5" text:outline-level="1">Unloads loaded object data</text:h>
          </table:table-cell>
        </table:table-row>
        <table:table-row table:style-name="Table3.3">
          <table:table-cell table:style-name="Table3.A2" office:value-type="string">
            <text:h text:style-name="P85" text:outline-level="1">optionload:</text:h>
          </table:table-cell>
          <table:table-cell table:style-name="Table3.B77" office:value-type="string">
            <text:h text:style-name="P85"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B78" office:value-type="string">
            <text:h text:style-name="P41" text:outline-level="1">Draws parallax layers to screen.</text:h>
          </table:table-cell>
        </table:table-row>
        <table:table-row table:style-name="Table3.1">
          <table:table-cell table:style-name="Table3.A2" office:value-type="string">
            <text:h text:style-name="P59" text:outline-level="1">playdemomenu:</text:h>
          </table:table-cell>
          <table:table-cell table:style-name="Table3.B79" office:value-type="string">
            <text:h text:style-name="P59" text:outline-level="1">Menu for starting playback of demo or speedrun files</text:h>
          </table:table-cell>
        </table:table-row>
        <table:table-row table:style-name="Table3.1">
          <table:table-cell table:style-name="Table3.A2" office:value-type="string">
            <text:p text:style-name="P165">playercollision:</text:p>
          </table:table-cell>
          <table:table-cell table:style-name="Table3.B80" office:value-type="string">
            <text:p text:style-name="P165">Handles NPC collision</text:p>
          </table:table-cell>
        </table:table-row>
        <table:table-row table:style-name="Table3.1">
          <table:table-cell table:style-name="Table3.A2" office:value-type="string">
            <text:p text:style-name="P165">playercollisionchanger:</text:p>
          </table:table-cell>
          <table:table-cell table:style-name="Table3.B81" office:value-type="string">
            <text:p text:style-name="P165">Handles NPC collision</text:p>
          </table:table-cell>
        </table:table-row>
        <table:table-row table:style-name="Table3.3">
          <table:table-cell table:style-name="Table3.A2" office:value-type="string">
            <text:h text:style-name="P5" text:outline-level="1">playerdraw:</text:h>
          </table:table-cell>
          <table:table-cell table:style-name="Table3.B8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B83" office:value-type="string">
            <text:h text:style-name="P5" text:outline-level="1">Loads NPC’s into memory</text:h>
          </table:table-cell>
        </table:table-row>
        <table:table-row table:style-name="Table3.1">
          <table:table-cell table:style-name="Table3.A2" office:value-type="string">
            <text:p text:style-name="P165">playermove:</text:p>
          </table:table-cell>
          <table:table-cell table:style-name="Table3.B84" office:value-type="string">
            <text:p text:style-name="P165">Calculates NPC movement</text:p>
          </table:table-cell>
        </table:table-row>
        <table:table-row table:style-name="Table3.1">
          <table:table-cell table:style-name="Table3.A2" office:value-type="string">
            <text:h text:style-name="P5" text:outline-level="1">playerunload:</text:h>
          </table:table-cell>
          <table:table-cell table:style-name="Table3.B85" office:value-type="string">
            <text:h text:style-name="P5" text:outline-level="1">Unloads NPC’s from memory</text:h>
          </table:table-cell>
        </table:table-row>
        <table:table-row table:style-name="Table3.1">
          <table:table-cell table:style-name="Table3.A2" office:value-type="string">
            <text:p text:style-name="P165">pocketarrowleft:</text:p>
          </table:table-cell>
          <table:table-cell table:style-name="Table3.B86" office:value-type="string">
            <text:p text:style-name="P165">Flashes left pocket arrow</text:p>
          </table:table-cell>
        </table:table-row>
        <table:table-row table:style-name="Table3.1">
          <table:table-cell table:style-name="Table3.A2" office:value-type="string">
            <text:p text:style-name="P165">pocketarrowright:</text:p>
          </table:table-cell>
          <table:table-cell table:style-name="Table3.B87" office:value-type="string">
            <text:p text:style-name="P165">Flashes right pocket arrow</text:p>
          </table:table-cell>
        </table:table-row>
        <table:table-row table:style-name="Table3.1">
          <table:table-cell table:style-name="Table3.A2" office:value-type="string">
            <text:p text:style-name="P165">pocketcalcdown:</text:p>
          </table:table-cell>
          <table:table-cell table:style-name="Table3.B88" office:value-type="string">
            <text:p text:style-name="P165">Works out what pocket item to display (going down)</text:p>
          </table:table-cell>
        </table:table-row>
        <table:table-row table:style-name="Table3.1">
          <table:table-cell table:style-name="Table3.A2" office:value-type="string">
            <text:p text:style-name="P165">pocketcalcup:</text:p>
          </table:table-cell>
          <table:table-cell table:style-name="Table3.B89" office:value-type="string">
            <text:p text:style-name="P165">Works out what pocket item to display (going up)</text:p>
          </table:table-cell>
        </table:table-row>
        <table:table-row table:style-name="Table3.1">
          <table:table-cell table:style-name="Table3.A2" office:value-type="string">
            <text:p text:style-name="P165">pocketcombine:</text:p>
          </table:table-cell>
          <table:table-cell table:style-name="Table3.B90" office:value-type="string">
            <text:p text:style-name="P165">Combines pocket items</text:p>
          </table:table-cell>
        </table:table-row>
        <table:table-row table:style-name="Table3.1">
          <table:table-cell table:style-name="Table3.A2" office:value-type="string">
            <text:p text:style-name="P165">pocketdraw:</text:p>
          </table:table-cell>
          <table:table-cell table:style-name="Table3.B91" office:value-type="string">
            <text:p text:style-name="P165">Draws pockets to screen and displays in-game pocket controls</text:p>
          </table:table-cell>
        </table:table-row>
        <table:table-row table:style-name="Table3.1">
          <table:table-cell table:style-name="Table3.A2" office:value-type="string">
            <text:p text:style-name="P165">pocketext:</text:p>
          </table:table-cell>
          <table:table-cell table:style-name="Table3.B92" office:value-type="string">
            <text:p text:style-name="P165">Draws pocket function controls.</text:p>
          </table:table-cell>
        </table:table-row>
        <table:table-row table:style-name="Table3.1">
          <table:table-cell table:style-name="Table3.A2" office:value-type="string">
            <text:p text:style-name="P165">pocketload:</text:p>
          </table:table-cell>
          <table:table-cell table:style-name="Table3.B93" office:value-type="string">
            <text:p text:style-name="P165">Loads pocket items into memory</text:p>
          </table:table-cell>
        </table:table-row>
        <table:table-row table:style-name="Table3.1">
          <table:table-cell table:style-name="Table3.A2" office:value-type="string">
            <text:p text:style-name="P165">pocketunload:</text:p>
          </table:table-cell>
          <table:table-cell table:style-name="Table3.B94" office:value-type="string">
            <text:p text:style-name="P165">Unloads pocket items from memory</text:p>
          </table:table-cell>
        </table:table-row>
        <table:table-row table:style-name="Table3.1">
          <table:table-cell table:style-name="Table3.A2" office:value-type="string">
            <text:h text:style-name="P5" text:outline-level="1">prompt:</text:h>
          </table:table-cell>
          <table:table-cell table:style-name="Table3.B95" office:value-type="string">
            <text:h text:style-name="P5" text:outline-level="1">Engine command prompt for development purposes</text:h>
          </table:table-cell>
        </table:table-row>
        <table:table-row table:style-name="Table3.3">
          <table:table-cell table:style-name="Table3.A2" office:value-type="string">
            <text:h text:style-name="P5" text:outline-level="1">promptquit:</text:h>
          </table:table-cell>
          <table:table-cell table:style-name="Table3.B96" office:value-type="string">
            <text:h text:style-name="P5" text:outline-level="1">Dumps quit info to errorlog.txt</text:h>
          </table:table-cell>
        </table:table-row>
        <table:table-row table:style-name="Table3.1">
          <table:table-cell table:style-name="Table3.A2" office:value-type="string">
            <text:p text:style-name="P165">readtxt:</text:p>
          </table:table-cell>
          <table:table-cell table:style-name="Table3.B97" office:value-type="string">
            <text:p text:style-name="P165">Terminal file opener</text:p>
          </table:table-cell>
        </table:table-row>
        <table:table-row table:style-name="Table3.1">
          <table:table-cell table:style-name="Table3.A2" office:value-type="string">
            <text:p text:style-name="P165">savedefault:</text:p>
          </table:table-cell>
          <table:table-cell table:style-name="Table3.B98" office:value-type="string">
            <text:p text:style-name="P165">Overwrites default save with current settings and game progress.</text:p>
          </table:table-cell>
        </table:table-row>
        <table:table-row table:style-name="Table3.1">
          <table:table-cell table:style-name="Table3.A2" office:value-type="string">
            <text:p text:style-name="P165">saveload:</text:p>
          </table:table-cell>
          <table:table-cell table:style-name="Table3.B99" office:value-type="string">
            <text:p text:style-name="P165">Loads previous save</text:p>
          </table:table-cell>
        </table:table-row>
        <table:table-row table:style-name="Table3.1">
          <table:table-cell table:style-name="Table3.A2" office:value-type="string">
            <text:h text:style-name="P60" text:outline-level="1">saverestore:</text:h>
          </table:table-cell>
          <table:table-cell table:style-name="Table3.B100" office:value-type="string">
            <text:h text:style-name="P60"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B101" office:value-type="string">
            <text:h text:style-name="P5" text:outline-level="1">Saves game</text:h>
          </table:table-cell>
        </table:table-row>
        <text:soft-page-break/>
        <table:table-row table:style-name="Table3.1">
          <table:table-cell table:style-name="Table3.A2" office:value-type="string">
            <text:h text:style-name="P92" text:outline-level="1">savetime:</text:h>
          </table:table-cell>
          <table:table-cell table:style-name="Table3.B102" office:value-type="string">
            <text:h text:style-name="P92" text:outline-level="1">Saves only the gametime <text:span text:style-name="T83">and award </text:span>value<text:span text:style-name="T83">s</text:span> to save</text:h>
          </table:table-cell>
        </table:table-row>
        <table:table-row table:style-name="Table3.1">
          <table:table-cell table:style-name="Table3.A2" office:value-type="string">
            <text:h text:style-name="P123" text:outline-level="1"><text:span text:style-name="T89">savevalue</text:span>:</text:h>
          </table:table-cell>
          <table:table-cell table:style-name="Table3.B103" office:value-type="string">
            <text:h text:style-name="P123"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B104"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B105"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B106" office:value-type="string">
            <text:h text:style-name="P5" text:outline-level="1">Toggles fullscreen and windowed modes</text:h>
          </table:table-cell>
        </table:table-row>
        <table:table-row table:style-name="Table3.1">
          <table:table-cell table:style-name="Table3.A2" office:value-type="string">
            <text:h text:style-name="P61" text:outline-level="1">scriptnametrim:</text:h>
          </table:table-cell>
          <table:table-cell table:style-name="Table3.B107" office:value-type="string">
            <text:h text:style-name="P61" text:outline-level="1">Trims the script name according to what is required by script ‘if’ commands.</text:h>
          </table:table-cell>
        </table:table-row>
        <table:table-row table:style-name="Table3.1">
          <table:table-cell table:style-name="Table3.A2" office:value-type="string">
            <text:h text:style-name="P105" text:outline-level="1">scriptvaluefetcher:</text:h>
          </table:table-cell>
          <table:table-cell table:style-name="Table3.B108" office:value-type="string">
            <text:h text:style-name="P105" text:outline-level="1">Fetches script value</text:h>
          </table:table-cell>
        </table:table-row>
        <table:table-row table:style-name="Table3.1">
          <table:table-cell table:style-name="Table3.A2" office:value-type="string">
            <text:h text:style-name="P83" text:outline-level="1">selectobjectbanner:</text:h>
          </table:table-cell>
          <table:table-cell table:style-name="Table3.B109" office:value-type="string">
            <text:h text:style-name="P83" text:outline-level="1">Draws selected object name onto screen</text:h>
          </table:table-cell>
        </table:table-row>
        <table:table-row table:style-name="Table3.1">
          <table:table-cell table:style-name="Table3.A2" office:value-type="string">
            <text:h text:style-name="P5" text:outline-level="1">setup:</text:h>
          </table:table-cell>
          <table:table-cell table:style-name="Table3.B110"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B111"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B112"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B113" office:value-type="string">
            <text:h text:style-name="P5" text:outline-level="1">Unloads sound effect files from memory</text:h>
          </table:table-cell>
        </table:table-row>
        <table:table-row table:style-name="Table3.114">
          <table:table-cell table:style-name="Table3.A2" office:value-type="string">
            <text:p text:style-name="P165">sfxvol:</text:p>
          </table:table-cell>
          <table:table-cell table:style-name="Table3.B114" office:value-type="string">
            <text:p text:style-name="P165">Sets sfx volume.</text:p>
          </table:table-cell>
        </table:table-row>
        <table:table-row table:style-name="Table3.114">
          <table:table-cell table:style-name="Table3.A2" office:value-type="string">
            <text:p text:style-name="P165">showimage:</text:p>
          </table:table-cell>
          <table:table-cell table:style-name="Table3.B115" office:value-type="string">
            <text:p text:style-name="P165">Displays an image on screen.</text:p>
          </table:table-cell>
        </table:table-row>
        <table:table-row table:style-name="Table3.114">
          <table:table-cell table:style-name="Table3.A2" office:value-type="string">
            <text:h text:style-name="P55" text:outline-level="1">showitem:</text:h>
          </table:table-cell>
          <table:table-cell table:style-name="Table3.B116" office:value-type="string">
            <text:h text:style-name="P55" text:outline-level="1">Changes a pocket item visibility to show.</text:h>
          </table:table-cell>
        </table:table-row>
        <table:table-row table:style-name="Table3.114">
          <table:table-cell table:style-name="Table3.A2" office:value-type="string">
            <text:p text:style-name="P165">slightfadein:</text:p>
          </table:table-cell>
          <table:table-cell table:style-name="Table3.B117" office:value-type="string">
            <text:p text:style-name="P165">Undims screen</text:p>
          </table:table-cell>
        </table:table-row>
        <table:table-row table:style-name="Table3.114">
          <table:table-cell table:style-name="Table3.A2" office:value-type="string">
            <text:p text:style-name="P165">slightfadeout:</text:p>
          </table:table-cell>
          <table:table-cell table:style-name="Table3.B118" office:value-type="string">
            <text:p text:style-name="P165">Dims screen</text:p>
          </table:table-cell>
        </table:table-row>
        <table:table-row table:style-name="Table3.114">
          <table:table-cell table:style-name="Table3.A2" office:value-type="string">
            <text:p text:style-name="P165">takecurrency:</text:p>
          </table:table-cell>
          <table:table-cell table:style-name="Table3.B119" office:value-type="string">
            <text:p text:style-name="P165">Takes currency from player</text:p>
          </table:table-cell>
        </table:table-row>
        <table:table-row table:style-name="Table3.114">
          <table:table-cell table:style-name="Table3.A2" office:value-type="string">
            <text:p text:style-name="P165">talksfx:</text:p>
          </table:table-cell>
          <table:table-cell table:style-name="Table3.B120" office:value-type="string">
            <text:p text:style-name="P165">Generates player talking sound effects.</text:p>
          </table:table-cell>
        </table:table-row>
        <table:table-row table:style-name="Table3.114">
          <table:table-cell table:style-name="Table3.A2" office:value-type="string">
            <text:p text:style-name="P165">terminaldraw:</text:p>
          </table:table-cell>
          <table:table-cell table:style-name="Table3.B121" office:value-type="string">
            <text:p text:style-name="P165">Draws terminal screens.</text:p>
          </table:table-cell>
        </table:table-row>
        <table:table-row table:style-name="Table3.114">
          <table:table-cell table:style-name="Table3.A2" office:value-type="string">
            <text:p text:style-name="P165">terminalload:</text:p>
          </table:table-cell>
          <table:table-cell table:style-name="Table3.B122" office:value-type="string">
            <text:p text:style-name="P165">Loads terminal data</text:p>
          </table:table-cell>
        </table:table-row>
        <table:table-row table:style-name="Table3.114">
          <table:table-cell table:style-name="Table3.A2" office:value-type="string">
            <text:p text:style-name="P165">terminalunload:</text:p>
          </table:table-cell>
          <table:table-cell table:style-name="Table3.B123" office:value-type="string">
            <text:p text:style-name="P165">Unloads terminal data</text:p>
          </table:table-cell>
        </table:table-row>
        <table:table-row table:style-name="Table3.114">
          <table:table-cell table:style-name="Table3.A2" office:value-type="string">
            <text:p text:style-name="P165">textbannercalc:</text:p>
          </table:table-cell>
          <table:table-cell table:style-name="Table3.B124" office:value-type="string">
            <text:p text:style-name="P165">Calculates text length from string in text banner</text:p>
          </table:table-cell>
        </table:table-row>
        <table:table-row table:style-name="Table3.114">
          <table:table-cell table:style-name="Table3.A2" office:value-type="string">
            <text:p text:style-name="P165">textbannerdraw:</text:p>
          </table:table-cell>
          <table:table-cell table:style-name="Table3.B125" office:value-type="string">
            <text:p text:style-name="P165">Draws text banner</text:p>
          </table:table-cell>
        </table:table-row>
        <table:table-row table:style-name="Table3.114">
          <table:table-cell table:style-name="Table3.A2" office:value-type="string">
            <text:h text:style-name="P5" text:outline-level="1">timeframecounter:</text:h>
          </table:table-cell>
          <table:table-cell table:style-name="Table3.B126"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B127"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65">uiload:</text:p>
          </table:table-cell>
          <table:table-cell table:style-name="Table3.B128" office:value-type="string">
            <text:p text:style-name="P165">Loads UI items (user interface stuff)</text:p>
          </table:table-cell>
        </table:table-row>
        <table:table-row table:style-name="Table3.114">
          <table:table-cell table:style-name="Table3.A2" office:value-type="string">
            <text:p text:style-name="P165">uiunload:</text:p>
          </table:table-cell>
          <table:table-cell table:style-name="Table3.B129" office:value-type="string">
            <text:p text:style-name="P165">Unloads UI items (user interface stuff0</text:p>
          </table:table-cell>
        </table:table-row>
        <table:table-row table:style-name="Table3.114">
          <table:table-cell table:style-name="Table3.A2" office:value-type="string">
            <text:p text:style-name="P165">updatechecker:</text:p>
          </table:table-cell>
          <table:table-cell table:style-name="Table3.B130" office:value-type="string">
            <text:p text:style-name="P165">Checks internet for available updates.</text:p>
          </table:table-cell>
        </table:table-row>
        <table:table-row table:style-name="Table3.114">
          <table:table-cell table:style-name="Table3.A2" office:value-type="string">
            <text:p text:style-name="P165">useobject:</text:p>
          </table:table-cell>
          <table:table-cell table:style-name="Table3.B131" office:value-type="string">
            <text:p text:style-name="P165">Interacts real world object or player</text:p>
          </table:table-cell>
        </table:table-row>
        <table:table-row table:style-name="Table3.114">
          <table:table-cell table:style-name="Table3.A2" office:value-type="string">
            <text:p text:style-name="P165">usepocket:</text:p>
          </table:table-cell>
          <table:table-cell table:style-name="Table3.B132" office:value-type="string">
            <text:p text:style-name="P165">Uses pocket item on map object.</text:p>
          </table:table-cell>
        </table:table-row>
        <table:table-row table:style-name="Table3.114">
          <table:table-cell table:style-name="Table3.A2" office:value-type="string">
            <text:p text:style-name="P165">usepocketpocket:</text:p>
          </table:table-cell>
          <table:table-cell table:style-name="Table3.B133" office:value-type="string">
            <text:p text:style-name="P165">Combines pocket items</text:p>
          </table:table-cell>
        </table:table-row>
        <table:table-row table:style-name="Table3.114">
          <table:table-cell table:style-name="Table3.A2" office:value-type="string">
            <text:h text:style-name="P50" text:outline-level="1">variablevalueinjector:</text:h>
          </table:table-cell>
          <table:table-cell table:style-name="Table3.B134" office:value-type="string">
            <text:h text:style-name="P50"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B135" office:value-type="string">
            <text:h text:style-name="P5" text:outline-level="1">Draws map to screen</text:h>
          </table:table-cell>
        </table:table-row>
        <table:table-row table:style-name="Table3.114">
          <table:table-cell table:style-name="Table3.A2" office:value-type="string">
            <text:h text:style-name="P125" text:outline-level="1">whitefadein:</text:h>
          </table:table-cell>
          <table:table-cell table:style-name="Table3.B136" office:value-type="string">
            <text:h text:style-name="P125" text:outline-level="1">Fades in (using white)</text:h>
          </table:table-cell>
        </table:table-row>
        <table:table-row table:style-name="Table3.114">
          <table:table-cell table:style-name="Table3.A2" office:value-type="string">
            <text:h text:style-name="P125" text:outline-level="1">whitefadeout:</text:h>
          </table:table-cell>
          <table:table-cell table:style-name="Table3.B137" office:value-type="string">
            <text:h text:style-name="P125" text:outline-level="1">Fades out (using white)</text:h>
          </table:table-cell>
        </table:table-row>
        <table:table-row table:style-name="Table3.114">
          <table:table-cell table:style-name="Table3.A138" office:value-type="string">
            <text:h text:style-name="P235" text:outline-level="1">sfxstop:</text:h>
          </table:table-cell>
          <table:table-cell table:style-name="Table3.B138" office:value-type="string">
            <text:h text:style-name="P235" text:outline-level="1">Stops all sound effects that are playing</text:h>
          </table:table-cell>
        </table:table-row>
      </table:table>
      <text:p text:style-name="P138"/>
      <text:h text:style-name="P155" text:outline-level="1"><text:bookmark-start text:name="_Toc4"/>Menu Commands<text:bookmark-end text:name="_Toc4"/></text:h>
      <text:h text:style-name="P156" text:outline-level="1"/>
      <text:p text:style-name="P139"/>
      <text:p text:style-name="P133">The following is a list of available commands on main menu.</text:p>
      <text:p text:style-name="P133"/>
      <table:table table:name="Table4" table:style-name="Table4" table:template-name="Elegant">
        <table:table-column table:style-name="Table4.A"/>
        <table:table-column table:style-name="Table4.B"/>
        <table:table-row table:style-name="Table4.1">
          <table:table-cell table:style-name="Table4.A1" office:value-type="string">
            <text:h text:style-name="P126" text:outline-level="1">Menu Command</text:h>
          </table:table-cell>
          <table:table-cell table:style-name="Table4.A1" office:value-type="string">
            <text:h text:style-name="P126" text:outline-level="1">Command Description</text:h>
          </table:table-cell>
        </table:table-row>
        <table:table-row table:style-name="Table4.1">
          <table:table-cell table:style-name="Table4.A2" office:value-type="string">
            <text:h text:style-name="P111" text:outline-level="1">displayawards</text:h>
          </table:table-cell>
          <table:table-cell table:style-name="Table4.A2" office:value-type="string">
            <text:h text:style-name="P111"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5" text:outline-level="1">Erases Save</text:h>
          </table:table-cell>
        </table:table-row>
        <table:table-row table:style-name="Table4.1">
          <table:table-cell table:style-name="Table4.A2" office:value-type="string">
            <text:h text:style-name="P62" text:outline-level="1">loadmod</text:h>
          </table:table-cell>
          <table:table-cell table:style-name="Table4.A2" office:value-type="string">
            <text:h text:style-name="P62"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3" text:outline-level="1">musicvol</text:h>
          </table:table-cell>
          <table:table-cell table:style-name="Table4.A2" office:value-type="string">
            <text:h text:style-name="P63"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8" text:outline-level="1">reloadsave</text:h>
          </table:table-cell>
          <table:table-cell table:style-name="Table4.A2" office:value-type="string">
            <text:h text:style-name="P108" text:outline-level="1">Reloads the current save.</text:h>
          </table:table-cell>
        </table:table-row>
        <table:table-row table:style-name="Table4.1">
          <table:table-cell table:style-name="Table4.A2" office:value-type="string">
            <text:h text:style-name="P62" text:outline-level="1">restoresave</text:h>
          </table:table-cell>
          <table:table-cell table:style-name="Table4.A2" office:value-type="string">
            <text:h text:style-name="P62"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3" text:outline-level="1">sfxvol</text:h>
          </table:table-cell>
          <table:table-cell table:style-name="Table4.A2" office:value-type="string">
            <text:h text:style-name="P63" text:outline-level="1">Sets sfx volume</text:h>
          </table:table-cell>
        </table:table-row>
        <table:table-row table:style-name="Table4.1">
          <table:table-cell table:style-name="Table4.A2" office:value-type="string">
            <text:h text:style-name="P64" text:outline-level="1">spooftoggle</text:h>
          </table:table-cell>
          <table:table-cell table:style-name="Table4.A2" office:value-type="string">
            <text:h text:style-name="P64"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33"/>
      <text:p text:style-name="P133"/>
      <text:p text:style-name="P139"/>
      <text:h text:style-name="P155" text:outline-level="1"><text:bookmark-start text:name="_Toc5"/>Prompt Commands<text:bookmark-end text:name="_Toc5"/></text:h>
      <text:p text:style-name="P131"/>
      <text:p text:style-name="P131"><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38"/>
      <text:p text:style-name="P142">command name</text:p>
      <text:p text:style-name="P134">Description of command and what its functions are. (usage example)</text:p>
      <text:p text:style-name="P146">Possible arguments - all possible command arguments are listed here.</text:p>
      <text:p text:style-name="P146"/>
      <text:p text:style-name="P138">All Command Prompt commands are listed below.</text:p>
      <text:p text:style-name="P138"/>
      <text:p text:style-name="P142">whatis</text:p>
      <text:p text:style-name="P134">Displays the value of a requested variable or string value. (whatis mapno)</text:p>
      <text:p text:style-name="P146">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2">mainmenu, </text:span><text:span text:style-name="T63">fadestatus, </text:span><text:span text:style-name="T69">random</text:span></text:p>
      <text:p text:style-name="P134"/>
      <text:p text:style-name="P142">display</text:p>
      <text:p text:style-name="P134">Displays certain values on a developer HUD within the game. (display location)</text:p>
      <text:p text:style-name="P146">Possible arguments -</text:p>
      <text:p text:style-name="P146">off (removes any developer hud currently displayed)</text:p>
      <text:p text:style-name="P146">location (location co-ordinates of top left corner of map)</text:p>
      <text:p text:style-name="P146">olocation (previous co-ordinates of top left corner of map)</text:p>
      <text:p text:style-name="P146">time (local time as well as engine time (ctime$))</text:p>
      <text:p text:style-name="P146">frames (FPS and number of frames processed)</text:p>
      <text:p text:style-name="P146">maplocation (location co-ordinates of top left corner and bottom right corner of map)</text:p>
      <text:p text:style-name="P146">fadein (fade in effect)</text:p>
      <text:p text:style-name="P146">fadeout (fade out effect)</text:p>
      <text:p text:style-name="P146">techspecs (tonne of great info for the tech nerds x)</text:p>
      <text:p text:style-name="P146">layers (draw layer data)</text:p>
      <text:p text:style-name="P146">mplayerlocation (location of player sprite on map)</text:p>
      <text:p text:style-name="P146">selectobject (name of selected map object)</text:p>
      <text:p text:style-name="P146">console (opens console - cannot be removed with “display off” command)</text:p>
      <text:p text:style-name="P146">playerlocation (location of npc sprites on map)</text:p>
      <text:p text:style-name="P146">pocketnos (number of inventory items loaded into game)</text:p>
      <text:p text:style-name="P146">pocketcarry (number of inventory items carried by player)</text:p>
      <text:p text:style-name="P147">miniconsole (last console line)</text:p>
      <text:p text:style-name="P151">checkpoint (active checkpoints)</text:p>
      <text:p text:style-name="P152"><text:soft-page-break/>gametime (amount of time save file has been used)</text:p>
      <text:p text:style-name="P134"/>
      <text:p text:style-name="P142">system</text:p>
      <text:p text:style-name="P134">Quits or resets game or game function. (system quit)</text:p>
      <text:p text:style-name="P146">Possible arguments - </text:p>
      <text:p text:style-name="P146">now (closes engine immediately, no endgame procedure)</text:p>
      <text:p text:style-name="P146">hang (closes engine immediately, no endgame procedure, window remains open until closed)</text:p>
      <text:p text:style-name="P146">map (reloads all map data)</text:p>
      <text:p text:style-name="P146">mainplayer (reloads all mainplayer data)</text:p>
      <text:p text:style-name="P146">screen (reloads all screen setting data)</text:p>
      <text:p text:style-name="P146">font (reloads all font data)</text:p>
      <text:p text:style-name="P146">quit (triggers endgame procedure)</text:p>
      <text:p text:style-name="P146">music (toggles music)</text:p>
      <text:p text:style-name="P146">ui (reloads all gui data)</text:p>
      <text:p text:style-name="P146">pockets (reloads all pocket data)</text:p>
      <text:p text:style-name="P146">sfx (reloads all sound effect data)</text:p>
      <text:p text:style-name="P146">terminal (reloads all terminal data)</text:p>
      <text:p text:style-name="P146">update (checks for update online)</text:p>
      <text:p text:style-name="P146">fix (attempts to repair game)</text:p>
      <text:p text:style-name="P146">consolelog (erases consolelog.txt)</text:p>
      <text:p text:style-name="P146">colour (reloads text colour data)</text:p>
      <text:p text:style-name="P148">speedrun (begins speedrun mode. cannot be disabled until game quit.)</text:p>
      <text:p text:style-name="P149">restart (restarts engine)</text:p>
      <text:p text:style-name="P134"/>
      <text:p text:style-name="P142">script</text:p>
      <text:p text:style-name="P134">Runs a requested script or ends the script (script demo)</text:p>
      <text:p text:style-name="P146">Possible arguments - any script file in script (scriptloc$) folder (no ext).</text:p>
      <text:p text:style-name="P134"/>
      <text:p text:style-name="P142">error</text:p>
      <text:p text:style-name="P134">Sends a requested error signal to the engine. (error 420)</text:p>
      <text:p text:style-name="P146">Possible arguments - any error code.</text:p>
      <text:p text:style-name="P134"/>
      <text:p text:style-name="P142">sfx</text:p>
      <text:p text:style-name="P134">Plays a requested sound effect. (sfx pickup)</text:p>
      <text:p text:style-name="P146">Possible arguments - any sound effect file in sfx (sloc$) folder.</text:p>
      <text:p text:style-name="P134"/>
      <text:p text:style-name="P142">shell</text:p>
      <text:p text:style-name="P134">Runs a requested command to host OS. (shell ls)</text:p>
      <text:p text:style-name="P146">Possible arguments - any command that can be run in host OS terminal/prompt.</text:p>
      <text:p text:style-name="P134"/>
      <text:p text:style-name="P142">change</text:p>
      <text:p text:style-name="P134">Changes value of requested variable or string value. (change mapno)</text:p>
      <text:p text:style-name="P146">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46"/>
      <text:p text:style-name="P142">giveitem</text:p>
      <text:p text:style-name="P134">Gives player an item. (give floppy)</text:p>
      <text:p text:style-name="P146">Possible arguments- any pocket item loaded into memory.</text:p>
      <text:p text:style-name="P146"><text:soft-page-break/></text:p>
      <text:p text:style-name="P142">takeitem</text:p>
      <text:p text:style-name="P134">Takes an item off player. (take floppy)</text:p>
      <text:p text:style-name="P146">Possible arguments - any pocket item loaded into memory.</text:p>
      <text:p text:style-name="P146"/>
      <text:p text:style-name="P153">hideitem</text:p>
      <text:p text:style-name="P154">Hides an item. (hide floppy)</text:p>
      <text:p text:style-name="P150">Possible arguments – any pocket item loaded into memory.</text:p>
      <text:p text:style-name="P150"/>
      <text:p text:style-name="P153">showitem</text:p>
      <text:p text:style-name="P154">Shows and item. (show floppy)</text:p>
      <text:p text:style-name="P150">Possible arguments – any pocket item loaded into memory.</text:p>
      <text:p text:style-name="P146"/>
      <text:p text:style-name="P142">say</text:p>
      <text:p text:style-name="P134">Displays text of choice in text banner. (say hello world!)</text:p>
      <text:p text:style-name="P146">Possible arguments - any text.</text:p>
      <text:p text:style-name="P146"/>
      <text:p text:style-name="P142">givecurrency</text:p>
      <text:p text:style-name="P134">Gives currency to player. (givecurrency 10)</text:p>
      <text:p text:style-name="P146">Possible arguments - any positive integer.</text:p>
      <text:p text:style-name="P146"/>
      <text:p text:style-name="P142">takecurrency</text:p>
      <text:p text:style-name="P134">Takes currency to player. (takecurrency 10)</text:p>
      <text:p text:style-name="P146">Possible arguments - any positive integer.</text:p>
      <text:p text:style-name="P146"/>
      <text:p text:style-name="P142">markgone</text:p>
      <text:p text:style-name="P134">Takes pocket item off player forever. (markgone floppy)</text:p>
      <text:p text:style-name="P146">Possible arguments - any pocket item loaded into memory except currency.</text:p>
      <text:p text:style-name="P146"/>
      <text:p text:style-name="P142">markback</text:p>
      <text:p text:style-name="P134">Resets pocket item after a fullytake command. (fullygive floppy)</text:p>
      <text:p text:style-name="P146">Possible arguments - any pocket item loaded into memory except currency.</text:p>
      <text:p text:style-name="P146"/>
      <text:p text:style-name="P142">save</text:p>
      <text:p text:style-name="P134">Executes save functions. (save game)</text:p>
      <text:p text:style-name="P146">Possible arguments - </text:p>
      <text:p text:style-name="P146">game (saves game)</text:p>
      <text:p text:style-name="P146">erase (erases savegame - will reset engine)</text:p>
      <text:p text:style-name="P146">default (rewrites default save) </text:p>
      <text:p text:style-name="P146">load (loads last save)</text:p>
      <text:h text:style-name="P155" text:outline-level="1"><text:bookmark-start text:name="_Toc9"/>Stage Director Commands<text:bookmark-end text:name="_Toc9"/></text:h>
      <text:p text:style-name="P131"/>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26" text:outline-level="1">Command Name (possible arguments)</text:h>
          </table:table-cell>
          <table:table-cell table:style-name="Table8.A1" office:value-type="string">
            <text:h text:style-name="P126" text:outline-level="1">Example</text:h>
          </table:table-cell>
          <table:table-cell table:style-name="Table8.A1" office:value-type="string">
            <text:h text:style-name="P126" text:outline-level="1">Command Description</text:h>
          </table:table-cell>
        </table:table-row>
        <table:table-row table:style-name="Table8.2">
          <table:table-cell table:style-name="Table8.A2" office:value-type="string">
            <text:h text:style-name="P101" text:outline-level="1">allowcontrol</text:h>
          </table:table-cell>
          <table:table-cell table:style-name="Table8.A2" office:value-type="string">
            <text:h text:style-name="P5" text:outline-level="1">“<text:span text:style-name="T79">allowcontrol”</text:span></text:h>
          </table:table-cell>
          <table:table-cell table:style-name="Table8.A2" office:value-type="string">
            <text:h text:style-name="P100"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6" text:outline-level="1">allowskip</text:h>
          </table:table-cell>
          <table:table-cell table:style-name="Table8.A2" office:value-type="string">
            <text:h text:style-name="P5" text:outline-level="1">“<text:span text:style-name="T65">allowskip”</text:span></text:h>
          </table:table-cell>
          <table:table-cell table:style-name="Table8.A2" office:value-type="string">
            <text:h text:style-name="P86" text:outline-level="1">Player can now skip the script if they hold the back/pause key after this command is run.</text:h>
          </table:table-cell>
        </table:table-row>
        <table:table-row table:style-name="Table8.3">
          <table:table-cell table:style-name="Table8.A2" office:value-type="string">
            <text:p text:style-name="P204">animate (object/player then objectname/playername then animation file name)</text:p>
          </table:table-cell>
          <table:table-cell table:style-name="Table8.A2" office:value-type="string">
            <text:p text:style-name="P204">“animate mainplayer anitest”</text:p>
            <text:p text:style-name="P204">“animate player ivan anitest”</text:p>
            <text:p text:style-name="P204">“animate object desk anitest”</text:p>
          </table:table-cell>
          <table:table-cell table:style-name="Table8.A2" office:value-type="string">
            <text:p text:style-name="P204">Executes a custom animation on player or object.</text:p>
          </table:table-cell>
        </table:table-row>
        <table:table-row table:style-name="Table8.5">
          <table:table-cell table:style-name="Table8.A2" office:value-type="string">
            <text:h text:style-name="P65"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207"><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165">backmove (playername then X or Y then co-ordinate value <text:span text:style-name="T75">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75">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165">backsprint (playername then X or Y then co-ordinate value <text:span text:style-name="T75">or userandom</text:span>)</text:p>
          </table:table-cell>
          <table:table-cell table:style-name="Table8.A2" office:value-type="string">
            <text:p text:style-name="P165">“backsprint mainplayer X 100”</text:p>
            <text:p text:style-name="P165">“backsprint player ivan X 100”</text:p>
            <text:p text:style-name="P167">“<text:span text:style-name="T75">backsprint mainplayer X userandom”</text:span></text:p>
          </table:table-cell>
          <table:table-cell table:style-name="Table8.A2" office:value-type="string">
            <text:h text:style-name="P5" text:outline-level="1">Moves player/NPC X or Y values (sprinting backwards)</text:h>
          </table:table-cell>
        </table:table-row>
        <table:table-row table:style-name="Table8.8">
          <table:table-cell table:style-name="Table8.A2" office:value-type="string">
            <text:p text:style-name="P165">carryvalues</text:p>
          </table:table-cell>
          <table:table-cell table:style-name="Table8.A2" office:value-type="string">
            <text:p text:style-name="P165">“carryvalues”</text:p>
          </table:table-cell>
          <table:table-cell table:style-name="Table8.A2" office:value-type="string">
            <text:p text:style-name="P165">Copies NPC location values into memory to be copied into the next map. This maintains location of NPCs in duplicate maps.</text:p>
          </table:table-cell>
        </table:table-row>
        <table:table-row table:style-name="Table8.2">
          <table:table-cell table:style-name="Table8.A2" office:value-type="string">
            <text:p text:style-name="P165">checkpoint (number <text:span text:style-name="T34">or all </text:span><text:span text:style-name="T71">or userandom</text:span><text:span text:style-name="T34"> </text:span>then on or off)</text:p>
          </table:table-cell>
          <table:table-cell table:style-name="Table8.A2" office:value-type="string">
            <text:p text:style-name="P165">“checkpoint 1 on”</text:p>
            <text:p text:style-name="P165">“checkpoint 1 off”</text:p>
            <text:p text:style-name="P167">“<text:span text:style-name="T34">checkpoint all off”</text:span></text:p>
            <text:p text:style-name="P167">“<text:span text:style-name="T71">checkpoint userandom off”</text:span></text:p>
          </table:table-cell>
          <table:table-cell table:style-name="Table8.A2" office:value-type="string">
            <text:p text:style-name="P165">Sets checkpoints to be either on or off.</text:p>
          </table:table-cell>
        </table:table-row>
        <table:table-row table:style-name="Table8.8">
          <table:table-cell table:style-name="Table8.A2" office:value-type="string">
            <text:h text:style-name="P66"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208"><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04">clear</text:p>
          </table:table-cell>
          <table:table-cell table:style-name="Table8.A2" office:value-type="string">
            <text:p text:style-name="P204">“clear”</text:p>
          </table:table-cell>
          <table:table-cell table:style-name="Table8.A2" office:value-type="string">
            <text:p text:style-name="P204">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1">
          <table:table-cell table:style-name="Table8.A2" office:value-type="string">
            <text:p text:style-name="P165">control (up, down, left, right, select, pockets or back then on or off)</text:p>
          </table:table-cell>
          <table:table-cell table:style-name="Table8.A2" office:value-type="string">
            <text:p text:style-name="P165">“control pockets off”</text:p>
            <text:p text:style-name="P165">“control back on”</text:p>
          </table:table-cell>
          <table:table-cell table:style-name="Table8.A2" office:value-type="string">
            <text:p text:style-name="P165">Enables or disables player inputs.</text:p>
          </table:table-cell>
        </table:table-row>
        <table:table-row table:style-name="Table8.1">
          <table:table-cell table:style-name="Table8.A2" office:value-type="string">
            <text:p text:style-name="P204">dim (on or off)</text:p>
          </table:table-cell>
          <table:table-cell table:style-name="Table8.A2" office:value-type="string">
            <text:p text:style-name="P204">“dim on”</text:p>
          </table:table-cell>
          <table:table-cell table:style-name="Table8.A2" office:value-type="string">
            <text:p text:style-name="P204">Controls dim</text:p>
          </table:table-cell>
        </table:table-row>
        <table:table-row table:style-name="Table8.1">
          <table:table-cell table:style-name="Table8.A2" office:value-type="string">
            <text:h text:style-name="P5" text:outline-level="1">direction (playername then direction number <text:span text:style-name="T75">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5">direction mainplayer userandom”</text:span></text:h>
          </table:table-cell>
          <table:table-cell table:style-name="Table8.A2" office:value-type="string">
            <text:h text:style-name="P5" text:outline-level="1">Changes direction of player or NPC</text:h>
          </table:table-cell>
        </table:table-row>
        <table:table-row table:style-name="Table8.16">
          <table:table-cell table:style-name="Table8.A2" office:value-type="string">
            <text:p text:style-name="P204">effects (on or off)</text:p>
          </table:table-cell>
          <table:table-cell table:style-name="Table8.A2" office:value-type="string">
            <text:p text:style-name="P204">“effects on”</text:p>
          </table:table-cell>
          <table:table-cell table:style-name="Table8.A2" office:value-type="string">
            <text:p text:style-name="P204">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204">give (item name)</text:p>
          </table:table-cell>
          <table:table-cell table:style-name="Table8.A2" office:value-type="string">
            <text:p text:style-name="P204">“give floppy”</text:p>
          </table:table-cell>
          <table:table-cell table:style-name="Table8.A2" office:value-type="string">
            <text:p text:style-name="P204">Gives player character an item. Does not work with currency.</text:p>
          </table:table-cell>
        </table:table-row>
        <table:table-row table:style-name="Table8.16">
          <table:table-cell table:style-name="Table8.A2" office:value-type="string">
            <text:h text:style-name="P111" text:outline-level="1">giveaward (award number)</text:h>
          </table:table-cell>
          <table:table-cell table:style-name="Table8.A2" office:value-type="string">
            <text:h text:style-name="P5" text:outline-level="1">“<text:span text:style-name="T82">giveaward 1”</text:span></text:h>
          </table:table-cell>
          <table:table-cell table:style-name="Table8.A2" office:value-type="string">
            <text:p text:style-name="P230">Gives award to player and displays a notification about it if the play hasnt had the award before.</text:p>
          </table:table-cell>
        </table:table-row>
        <table:table-row table:style-name="Table8.16">
          <table:table-cell table:style-name="Table8.A2" office:value-type="string">
            <text:p text:style-name="P204">givecurrency (positive integer <text:span text:style-name="T71">or userandom</text:span>)</text:p>
          </table:table-cell>
          <table:table-cell table:style-name="Table8.A2" office:value-type="string">
            <text:p text:style-name="P204">“givecurrency 10”</text:p>
            <text:p text:style-name="P206">“<text:span text:style-name="T71">givecurrency userandom”</text:span></text:p>
          </table:table-cell>
          <table:table-cell table:style-name="Table8.A2" office:value-type="string">
            <text:p text:style-name="P204">Gives set amount of currency to player.</text:p>
          </table:table-cell>
        </table:table-row>
        <table:table-row table:style-name="Table8.5">
          <table:table-cell table:style-name="Table8.A2" office:value-type="string">
            <text:p text:style-name="P4">halt (number of seconds <text:span text:style-name="T74">or userandom</text:span>)</text:p>
          </table:table-cell>
          <table:table-cell table:style-name="Table8.A2" office:value-type="string">
            <text:p text:style-name="P4">“halt 10”</text:p>
            <text:p text:style-name="P4">“<text:span text:style-name="T74">halt userandom”</text:span></text:p>
          </table:table-cell>
          <table:table-cell table:style-name="Table8.A2" office:value-type="string">
            <text:p text:style-name="P4">Halts engine for a number of resconds.</text:p>
          </table:table-cell>
        </table:table-row>
        <text:soft-page-break/>
        <table:table-row table:style-name="Table8.16">
          <table:table-cell table:style-name="Table8.A2" office:value-type="string">
            <text:h text:style-name="P67"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210">Cancels any timed scripts that are active.</text:p>
          </table:table-cell>
        </table:table-row>
        <table:table-row table:style-name="Table8.16">
          <table:table-cell table:style-name="Table8.A2" office:value-type="string">
            <text:h text:style-name="P68"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211">Changes visibility of pocket item to hidden.</text:p>
          </table:table-cell>
        </table:table-row>
        <table:table-row table:style-name="Table8.24">
          <table:table-cell table:style-name="Table8.A2" office:value-type="string">
            <text:h text:style-name="P120" text:outline-level="1">ifaward (award number)</text:h>
          </table:table-cell>
          <table:table-cell table:style-name="Table8.A2" office:value-type="string">
            <text:h text:style-name="P5" text:outline-level="1">“<text:span text:style-name="T86">ifaward 1”</text:span></text:h>
            <text:h text:style-name="P5" text:outline-level="1">“<text:span text:style-name="T86">ifaward userandom”</text:span></text:h>
          </table:table-cell>
          <table:table-cell table:style-name="Table8.A2" office:value-type="string">
            <text:p text:style-name="P166">Checks to see if <text:span text:style-name="T86">award has been granted to the player</text:span>. If so script diverts to alternate script (scriptname$ + “-if<text:span text:style-name="T86">award</text:span>”). If not then script continues.</text:p>
          </table:table-cell>
        </table:table-row>
        <table:table-row table:style-name="Table8.5">
          <table:table-cell table:style-name="Table8.A2" office:value-type="string">
            <text:p text:style-name="P165">ifcheckpoint (checkpoint number <text:span text:style-name="T71">or userandom</text:span>)</text:p>
          </table:table-cell>
          <table:table-cell table:style-name="Table8.A2" office:value-type="string">
            <text:p text:style-name="P165">“ifcheckpoint 1”</text:p>
            <text:p text:style-name="P167">“<text:span text:style-name="T71">ifcheckpoint userandom”</text:span></text:p>
          </table:table-cell>
          <table:table-cell table:style-name="Table8.A2" office:value-type="string">
            <text:p text:style-name="P204">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04">ifcurrency (currency amount <text:span text:style-name="T71">or userandom</text:span>)</text:p>
          </table:table-cell>
          <table:table-cell table:style-name="Table8.A2" office:value-type="string">
            <text:p text:style-name="P204">“ifcurrency 10”</text:p>
            <text:p text:style-name="P206">“<text:span text:style-name="T71">ifcurrency userandom”</text:span></text:p>
          </table:table-cell>
          <table:table-cell table:style-name="Table8.A2" office:value-type="string">
            <text:p text:style-name="P204">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165">ifdirection (direction number <text:span text:style-name="T71">or userandom</text:span>)</text:p>
          </table:table-cell>
          <table:table-cell table:style-name="Table8.A2" office:value-type="string">
            <text:p text:style-name="P165">“ifdirection 1”</text:p>
            <text:p text:style-name="P167">“<text:span text:style-name="T71">ifdirection userandom”</text:span></text:p>
          </table:table-cell>
          <table:table-cell table:style-name="Table8.A2" office:value-type="string">
            <text:p text:style-name="P165">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04">ifgone (pocket item)</text:p>
          </table:table-cell>
          <table:table-cell table:style-name="Table8.A2" office:value-type="string">
            <text:p text:style-name="P204">“ifgone floppy”</text:p>
          </table:table-cell>
          <table:table-cell table:style-name="Table8.A2" office:value-type="string">
            <text:p text:style-name="P204">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04">ifholding (pocket item)</text:p>
          </table:table-cell>
          <table:table-cell table:style-name="Table8.A2" office:value-type="string">
            <text:p text:style-name="P204">“ifholding floppy”</text:p>
          </table:table-cell>
          <table:table-cell table:style-name="Table8.A2" office:value-type="string">
            <text:p text:style-name="P204">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165"><text:span text:style-name="T73">i</text:span>fmapno <text:span text:style-name="T72">(mapno or userandom)</text:span></text:p>
          </table:table-cell>
          <table:table-cell table:style-name="Table8.A2" office:value-type="string">
            <text:p text:style-name="P165">“ifmapno 1”</text:p>
            <text:p text:style-name="P167">“<text:span text:style-name="T72">ifmapno userandom”</text:span></text:p>
          </table:table-cell>
          <table:table-cell table:style-name="Table8.A2" office:value-type="string">
            <text:p text:style-name="P204">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165">ifmodel</text:p>
          </table:table-cell>
          <table:table-cell table:style-name="Table8.A2" office:value-type="string">
            <text:p text:style-name="P165">“ifmodel ivan”</text:p>
          </table:table-cell>
          <table:table-cell table:style-name="Table8.A2" office:value-type="string">
            <text:p text:style-name="P204">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04">ifpocket (pocket item)</text:p>
          </table:table-cell>
          <table:table-cell table:style-name="Table8.A2" office:value-type="string">
            <text:p text:style-name="P204">“ifpocket floppy”</text:p>
          </table:table-cell>
          <table:table-cell table:style-name="Table8.A2" office:value-type="string">
            <text:p text:style-name="P204">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6" text:outline-level="1">ifrandom (above, below or equal then number)</text:h>
          </table:table-cell>
          <table:table-cell table:style-name="Table8.A2" office:value-type="string">
            <text:h text:style-name="P5" text:outline-level="1">“<text:span text:style-name="T69">ifrandom above 5”</text:span></text:h>
            <text:h text:style-name="P5" text:outline-level="1">“<text:span text:style-name="T69">ifrandom below 5”</text:span></text:h>
            <text:h text:style-name="P5" text:outline-level="1">“<text:span text:style-name="T69">ifrandom equal 5”</text:span></text:h>
          </table:table-cell>
          <table:table-cell table:style-name="Table8.A2" office:value-type="string">
            <text:p text:style-name="P205">Checks to see if <text:span text:style-name="T69">last generated random number matches conditions</text:span>. If so script diverts to alternate script (scriptname$ + “-if<text:span text:style-name="T69">random</text:span>”). If not then script continues.</text:p>
          </table:table-cell>
        </table:table-row>
        <table:table-row table:style-name="Table8.34">
          <table:table-cell table:style-name="Table8.A2" office:value-type="string">
            <text:h text:style-name="P69"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212">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6" text:outline-level="1">if<text:span text:style-name="T80">value</text:span> (<text:span text:style-name="T80">handle number then </text:span>above, below or equal then number)</text:h>
          </table:table-cell>
          <table:table-cell table:style-name="Table8.A2" office:value-type="string">
            <text:h text:style-name="P5" text:outline-level="1">“<text:span text:style-name="T80">ifvalue 1 </text:span><text:span text:style-name="T69">above 5”</text:span></text:h>
            <text:h text:style-name="P5" text:outline-level="1">“<text:span text:style-name="T80">ifvalue 1</text:span><text:span text:style-name="T69"> below 5”</text:span></text:h>
            <text:h text:style-name="P5" text:outline-level="1">“<text:span text:style-name="T80">ifvalue 1</text:span><text:span text:style-name="T69"> equal 5”</text:span></text:h>
          </table:table-cell>
          <table:table-cell table:style-name="Table8.A2" office:value-type="string">
            <text:p text:style-name="P205">Checks to see if <text:span text:style-name="T69">last generated random number matches conditions</text:span>. If so script diverts to alternate script (scriptname$ + “-if<text:span text:style-name="T69">random</text:span>”). If not then script continues.</text:p>
          </table:table-cell>
        </table:table-row>
        <table:table-row table:style-name="Table8.1">
          <table:table-cell table:style-name="Table8.A2" office:value-type="string">
            <text:p text:style-name="P165">loadgame</text:p>
          </table:table-cell>
          <table:table-cell table:style-name="Table8.A2" office:value-type="string">
            <text:p text:style-name="P165">“loadgame”</text:p>
          </table:table-cell>
          <table:table-cell table:style-name="Table8.A2" office:value-type="string">
            <text:p text:style-name="P165">Loads previous save</text:p>
          </table:table-cell>
        </table:table-row>
        <table:table-row table:style-name="Table8.1">
          <table:table-cell table:style-name="Table8.A2" office:value-type="string">
            <text:p text:style-name="P204">loading</text:p>
          </table:table-cell>
          <table:table-cell table:style-name="Table8.A2" office:value-type="string">
            <text:p text:style-name="P204">“loading”</text:p>
          </table:table-cell>
          <table:table-cell table:style-name="Table8.A2" office:value-type="string">
            <text:p text:style-name="P204">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5" text:outline-level="1">makerandom (range starting small to large)</text:h>
          </table:table-cell>
          <table:table-cell table:style-name="Table8.A2" office:value-type="string">
            <text:h text:style-name="P5" text:outline-level="1">“<text:span text:style-name="T68">makerandom 1 50”</text:span></text:h>
          </table:table-cell>
          <table:table-cell table:style-name="Table8.A2" office:value-type="string">
            <text:h text:style-name="P95" text:outline-level="1">Generates a random number for the script to use between the defined range.</text:h>
          </table:table-cell>
        </table:table-row>
        <table:table-row table:style-name="Table8.8">
          <table:table-cell table:style-name="Table8.A2" office:value-type="string">
            <text:h text:style-name="P103" text:outline-level="1">makevalue (handle number then starting value or userandom)</text:h>
          </table:table-cell>
          <table:table-cell table:style-name="Table8.A2" office:value-type="string">
            <text:h text:style-name="P103" text:outline-level="1">“makevalue 1 100”</text:h>
            <text:h text:style-name="P103" text:outline-level="1">“makevalue 1 userandom”</text:h>
          </table:table-cell>
          <table:table-cell table:style-name="Table8.A2" office:value-type="string">
            <text:h text:style-name="P103"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0">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0">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04">mapeffect (dark / rain / storm / torch / sunsetleft / sunsetright / sunsetdown / sunsetup / pitchblack / off)</text:p>
          </table:table-cell>
          <table:table-cell table:style-name="Table8.A2" office:value-type="string">
            <text:p text:style-name="P204">“mapeffect dark”</text:p>
          </table:table-cell>
          <table:table-cell table:style-name="Table8.A2" office:value-type="string">
            <text:p text:style-name="P204">Displays an effect over the map.</text:p>
          </table:table-cell>
        </table:table-row>
        <table:table-row table:style-name="Table8.1">
          <table:table-cell table:style-name="Table8.A2" office:value-type="string">
            <text:p text:style-name="P204">markgone (pocket item)</text:p>
          </table:table-cell>
          <table:table-cell table:style-name="Table8.A2" office:value-type="string">
            <text:p text:style-name="P204">“markgone floppy”</text:p>
          </table:table-cell>
          <table:table-cell table:style-name="Table8.A2" office:value-type="string">
            <text:p text:style-name="P204">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103" text:outline-level="1">modvalue (handle number then add, minus, divide, times then value or userandom)</text:h>
          </table:table-cell>
          <table:table-cell table:style-name="Table8.A2" office:value-type="string">
            <text:h text:style-name="P103" text:outline-level="1">“modvalue 1 add 100”</text:h>
            <text:h text:style-name="P103" text:outline-level="1">“modvalue 1 minus userandom”</text:h>
          </table:table-cell>
          <table:table-cell table:style-name="Table8.A2" office:value-type="string">
            <text:h text:style-name="P103"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75">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5">move mainplayer X userandom”</text:span></text:h>
          </table:table-cell>
          <table:table-cell table:style-name="Table8.A2"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text:h>
          </table:table-cell>
          <table:table-cell table:style-name="Table8.A2" office:value-type="string">
            <text:h text:style-name="P5" text:outline-level="1">“music control play”</text:h>
          </table:table-cell>
          <table:table-cell table:style-name="Table8.A2"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204">pilot (playername then on or off)</text:p>
          </table:table-cell>
          <table:table-cell table:style-name="Table8.A2" office:value-type="string">
            <text:p text:style-name="P204">“pilot ivan on”</text:p>
          </table:table-cell>
          <table:table-cell table:style-name="Table8.A2" office:value-type="string">
            <text:p text:style-name="P204">Sets NPC’s to halt their idle walkabouts and assume script control.</text:p>
          </table:table-cell>
        </table:table-row>
        <table:table-row table:style-name="Table8.1">
          <table:table-cell table:style-name="Table8.A2" office:value-type="string">
            <text:h text:style-name="P70"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0" text:outline-level="1">Does nothing. Used for commenting in script files.</text:h>
          </table:table-cell>
        </table:table-row>
        <table:table-row table:style-name="Table8.1">
          <table:table-cell table:style-name="Table8.A2" office:value-type="string">
            <text:p text:style-name="P165">run (application)</text:p>
          </table:table-cell>
          <table:table-cell table:style-name="Table8.A2" office:value-type="string">
            <text:p text:style-name="P165">“run dummyapp”</text:p>
          </table:table-cell>
          <table:table-cell table:style-name="Table8.A2" office:value-type="string">
            <text:p text:style-name="P165">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04">savegame</text:p>
          </table:table-cell>
          <table:table-cell table:style-name="Table8.A2" office:value-type="string">
            <text:p text:style-name="P204">“savegame”</text:p>
          </table:table-cell>
          <table:table-cell table:style-name="Table8.A2" office:value-type="string">
            <text:p text:style-name="P204">Saves the game.</text:p>
          </table:table-cell>
        </table:table-row>
        <table:table-row table:style-name="Table8.3">
          <table:table-cell table:style-name="Table8.A2" office:value-type="string">
            <text:h text:style-name="P123" text:outline-level="1">savevalue (handle number)</text:h>
          </table:table-cell>
          <table:table-cell table:style-name="Table8.A2" office:value-type="string">
            <text:h text:style-name="P5" text:outline-level="1">“<text:span text:style-name="T88">savevalue 1”</text:span></text:h>
          </table:table-cell>
          <table:table-cell table:style-name="Table8.A2" office:value-type="string">
            <text:p text:style-name="P203">Saves a specific value to the save file.</text:p>
          </table:table-cell>
        </table:table-row>
        <table:table-row table:style-name="Table8.3">
          <table:table-cell table:style-name="Table8.A2" office:value-type="string">
            <text:h text:style-name="P71"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209">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04">say (words)</text:p>
          </table:table-cell>
          <table:table-cell table:style-name="Table8.A2" office:value-type="string">
            <text:p text:style-name="P204">“say hello world!”</text:p>
          </table:table-cell>
          <table:table-cell table:style-name="Table8.A2" office:value-type="string">
            <text:p text:style-name="P204">Displays words in dialogue box.</text:p>
          </table:table-cell>
        </table:table-row>
        <table:table-row table:style-name="Table8.3">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3">
          <table:table-cell table:style-name="Table8.A2" office:value-type="string">
            <text:h text:style-name="P99" text:outline-level="1">shelllnx (shell command)</text:h>
          </table:table-cell>
          <table:table-cell table:style-name="Table8.A2" office:value-type="string">
            <text:h text:style-name="P99" text:outline-level="1">“shelllnx rm test.txt”</text:h>
          </table:table-cell>
          <table:table-cell table:style-name="Table8.A2" office:value-type="string">
            <text:h text:style-name="P99" text:outline-level="1">Runs a shell command (linux only).</text:h>
          </table:table-cell>
        </table:table-row>
        <table:table-row table:style-name="Table8.3">
          <table:table-cell table:style-name="Table8.A2" office:value-type="string">
            <text:h text:style-name="P99" text:outline-level="1">shellwin (shell command)</text:h>
          </table:table-cell>
          <table:table-cell table:style-name="Table8.A2" office:value-type="string">
            <text:h text:style-name="P5" text:outline-level="1">“<text:span text:style-name="T78">shellwin del text.txt”</text:span></text:h>
          </table:table-cell>
          <table:table-cell table:style-name="Table8.A2" office:value-type="string">
            <text:h text:style-name="P99" text:outline-level="1">Runs a shell command (windows only, cmd not powershell)</text:h>
          </table:table-cell>
        </table:table-row>
        <table:table-row table:style-name="Table8.3">
          <table:table-cell table:style-name="Table8.A2" office:value-type="string">
            <text:h text:style-name="P68"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211">Changes visibility of pocket item to visible.</text:p>
          </table:table-cell>
        </table:table-row>
        <table:table-row table:style-name="Table8.3">
          <table:table-cell table:style-name="Table8.A2" office:value-type="string">
            <text:p text:style-name="P165">showimage (image name)</text:p>
          </table:table-cell>
          <table:table-cell table:style-name="Table8.A2" office:value-type="string">
            <text:p text:style-name="P165">“showimage map”</text:p>
          </table:table-cell>
          <table:table-cell table:style-name="Table8.A2" office:value-type="string">
            <text:p text:style-name="P165">Displays an image on screen.</text:p>
          </table:table-cell>
        </table:table-row>
        <table:table-row table:style-name="Table8.3">
          <table:table-cell table:style-name="Table8.A2" office:value-type="string">
            <text:p text:style-name="P165">silentgive (pocket item)</text:p>
          </table:table-cell>
          <table:table-cell table:style-name="Table8.A2" office:value-type="string">
            <text:p text:style-name="P165">“silentgive floppy”</text:p>
          </table:table-cell>
          <table:table-cell table:style-name="Table8.A2" office:value-type="string">
            <text:p text:style-name="P165">Silently gives a pocket item without displaying animation.</text:p>
          </table:table-cell>
        </table:table-row>
        <table:table-row table:style-name="Table8.3">
          <table:table-cell table:style-name="Table8.A2" office:value-type="string">
            <text:p text:style-name="P165">silentgivecurrency</text:p>
          </table:table-cell>
          <table:table-cell table:style-name="Table8.A2" office:value-type="string">
            <text:p text:style-name="P165">“silentgivecurrency 10”</text:p>
            <text:p text:style-name="P167">“<text:span text:style-name="T74">silentgivecurrency userandom”</text:span></text:p>
          </table:table-cell>
          <table:table-cell table:style-name="Table8.A2" office:value-type="string">
            <text:p text:style-name="P165">Silently gives currency without displaying animation.</text:p>
          </table:table-cell>
        </table:table-row>
        <table:table-row table:style-name="Table8.3">
          <table:table-cell table:style-name="Table8.A2" office:value-type="string">
            <text:p text:style-name="P165">silenttake (pocket item)</text:p>
          </table:table-cell>
          <table:table-cell table:style-name="Table8.A2" office:value-type="string">
            <text:p text:style-name="P165">“silenttake floppy”</text:p>
          </table:table-cell>
          <table:table-cell table:style-name="Table8.A2" office:value-type="string">
            <text:p text:style-name="P165">Silently takes a pocket item without displaying animation.</text:p>
          </table:table-cell>
        </table:table-row>
        <table:table-row table:style-name="Table8.3">
          <table:table-cell table:style-name="Table8.A2" office:value-type="string">
            <text:p text:style-name="P165">silenttakecurrency</text:p>
          </table:table-cell>
          <table:table-cell table:style-name="Table8.A2" office:value-type="string">
            <text:p text:style-name="P165">“silenttakecurrency 10”</text:p>
            <text:p text:style-name="P167">“<text:span text:style-name="T74">silenttakecurrency userandom”</text:span></text:p>
          </table:table-cell>
          <table:table-cell table:style-name="Table8.A2" office:value-type="string">
            <text:p text:style-name="P165">Silently takes currency without displaying animation.</text:p>
          </table:table-cell>
        </table:table-row>
        <table:table-row table:style-name="Table8.3">
          <table:table-cell table:style-name="Table8.A2" office:value-type="string">
            <text:p text:style-name="P165">slowfade (in or out)</text:p>
          </table:table-cell>
          <table:table-cell table:style-name="Table8.A2" office:value-type="string">
            <text:p text:style-name="P165">“slowfade in”</text:p>
          </table:table-cell>
          <table:table-cell table:style-name="Table8.A2" office:value-type="string">
            <text:p text:style-name="P165">Slowly fades in or out.</text:p>
          </table:table-cell>
        </table:table-row>
        <text:soft-page-break/>
        <table:table-row table:style-name="Table8.3">
          <table:table-cell table:style-name="Table8.A2" office:value-type="string">
            <text:p text:style-name="P204">speaker (playername)</text:p>
          </table:table-cell>
          <table:table-cell table:style-name="Table8.A2" office:value-type="string">
            <text:p text:style-name="P204">“speaker ivan”</text:p>
            <text:p text:style-name="P204">“speaker mainplayer”</text:p>
            <text:p text:style-name="P206">“<text:span text:style-name="T61">speaker nobody”</text:span></text:p>
          </table:table-cell>
          <table:table-cell table:style-name="Table8.A2" office:value-type="string">
            <text:p text:style-name="P204">Sets speaker for text banner words. <text:span text:style-name="T61">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5">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5">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204">take (item name)</text:p>
          </table:table-cell>
          <table:table-cell table:style-name="Table8.A2" office:value-type="string">
            <text:p text:style-name="P204">“take floppy”</text:p>
          </table:table-cell>
          <table:table-cell table:style-name="Table8.A2" office:value-type="string">
            <text:p text:style-name="P204">Takes an item off player character. Does not work with currency.</text:p>
          </table:table-cell>
        </table:table-row>
        <table:table-row table:style-name="Table8.3">
          <table:table-cell table:style-name="Table8.A2" office:value-type="string">
            <text:p text:style-name="P204">takecurrency (positive integer <text:span text:style-name="T71">or userandom</text:span>)</text:p>
          </table:table-cell>
          <table:table-cell table:style-name="Table8.A2" office:value-type="string">
            <text:p text:style-name="P204">“takecurrency 10”</text:p>
            <text:p text:style-name="P206">“<text:span text:style-name="T71">takecurrency userandom”</text:span></text:p>
          </table:table-cell>
          <table:table-cell table:style-name="Table8.A2" office:value-type="string">
            <text:p text:style-name="P204">Takes set amount of currency off player.</text:p>
          </table:table-cell>
        </table:table-row>
        <table:table-row table:style-name="Table8.3">
          <table:table-cell table:style-name="Table8.A2" office:value-type="string">
            <text:p text:style-name="P204">terminal (filename)</text:p>
          </table:table-cell>
          <table:table-cell table:style-name="Table8.A2" office:value-type="string">
            <text:p text:style-name="P204">“terminal test”</text:p>
          </table:table-cell>
          <table:table-cell table:style-name="Table8.A2" office:value-type="string">
            <text:p text:style-name="P204">Launches specified terminal file. Will end the script.</text:p>
          </table:table-cell>
        </table:table-row>
        <table:table-row table:style-name="Table8.3">
          <table:table-cell table:style-name="Table8.A2" office:value-type="string">
            <text:h text:style-name="P72"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2" text:outline-level="1">Launches a specified terminal file without the boot animation. Will end the script.</text:h>
          </table:table-cell>
        </table:table-row>
        <table:table-row table:style-name="Table8.3">
          <table:table-cell table:style-name="Table8.A2" office:value-type="string">
            <text:h text:style-name="P73"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3" text:outline-level="1">Displays a terminal text file.</text:h>
          </table:table-cell>
        </table:table-row>
        <table:table-row table:style-name="Table8.3">
          <table:table-cell table:style-name="Table8.A2" office:value-type="string">
            <text:h text:style-name="P74" text:outline-level="1">timedscript (scriptname then time in seconds <text:span text:style-name="T76">or userandom</text:span>)</text:h>
          </table:table-cell>
          <table:table-cell table:style-name="Table8.A2" office:value-type="string">
            <text:h text:style-name="P5" text:outline-level="1">“<text:span text:style-name="T20">timedscript testscript 60”</text:span></text:h>
            <text:h text:style-name="P5" text:outline-level="1">“<text:span text:style-name="T76">timedscript testscript userandom”</text:span></text:h>
          </table:table-cell>
          <table:table-cell table:style-name="Table8.A2" office:value-type="string">
            <text:h text:style-name="P74"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3">
          <table:table-cell table:style-name="Table8.A2" office:value-type="string">
            <text:h text:style-name="P75" text:outline-level="1">trigger (triggerno <text:span text:style-name="T70">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0">trigger userandom on”</text:span></text:h>
          </table:table-cell>
          <table:table-cell table:style-name="Table8.A2" office:value-type="string">
            <text:h text:style-name="P75" text:outline-level="1">Changes if trigger is active or not.</text:h>
          </table:table-cell>
        </table:table-row>
        <table:table-row table:style-name="Table8.75">
          <table:table-cell table:style-name="Table8.A2" office:value-type="string">
            <text:h text:style-name="P5" text:outline-level="1">wait (number of seconds <text:span text:style-name="T74">or userandom</text:span>)</text:h>
          </table:table-cell>
          <table:table-cell table:style-name="Table8.A2" office:value-type="string">
            <text:h text:style-name="P5" text:outline-level="1">“wait 5”</text:h>
            <text:h text:style-name="P5" text:outline-level="1">“<text:span text:style-name="T74">wait userandom”</text:span></text:h>
          </table:table-cell>
          <table:table-cell table:style-name="Table8.A2" office:value-type="string">
            <text:h text:style-name="P5" text:outline-level="1">Waits number of seconds placed in argument</text:h>
          </table:table-cell>
        </table:table-row>
        <text:soft-page-break/>
        <table:table-row table:style-name="Table8.75">
          <table:table-cell table:style-name="Table8.A2" office:value-type="string">
            <text:h text:style-name="P5" text:outline-level="1">warp (player or object then playername or objectname then X or Y then co-ordinate value <text:span text:style-name="T75">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5">warp mainplayer X userandom”</text:span></text:h>
          </table:table-cell>
          <table:table-cell table:style-name="Table8.A2" office:value-type="string">
            <text:h text:style-name="P5" text:outline-level="1">Changes X or Y value of object, player or NPC instantly</text:h>
          </table:table-cell>
        </table:table-row>
        <table:table-row table:style-name="Table8.75">
          <table:table-cell table:style-name="Table8.A77" office:value-type="string">
            <text:h text:style-name="P125" text:outline-level="1"><text:span text:style-name="T91">white</text:span> (in or out)</text:h>
          </table:table-cell>
          <table:table-cell table:style-name="Table8.A77" office:value-type="string">
            <text:h text:style-name="P5" text:outline-level="1">“<text:span text:style-name="T92">white</text:span><text:span text:style-name="T90"> in”</text:span></text:h>
            <text:h text:style-name="P5" text:outline-level="1">“<text:span text:style-name="T90">white out”</text:span></text:h>
          </table:table-cell>
          <table:table-cell table:style-name="Table8.A77" office:value-type="string">
            <text:h text:style-name="P125" text:outline-level="1">Fades but uses white instead of black.</text:h>
          </table:table-cell>
        </table:table-row>
      </table:table>
      <text:p text:style-name="P137"/>
      <text:h text:style-name="P157" text:outline-level="1">Stage Director Script <text:span text:style-name="T45">Say </text:span>Variables</text:h>
      <text:h text:style-name="P158"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27" text:outline-level="1">Name</text:h>
          </table:table-cell>
          <table:table-cell table:style-name="Table7.A1" office:value-type="string">
            <text:h text:style-name="P127" text:outline-level="1">Description</text:h>
          </table:table-cell>
        </table:table-row>
        <table:table-row>
          <table:table-cell table:style-name="Table7.A2" office:value-type="string">
            <text:h text:style-name="P76" text:outline-level="1">[selectobject]</text:h>
          </table:table-cell>
          <table:table-cell table:style-name="Table7.A2" office:value-type="string">
            <text:h text:style-name="P76" text:outline-level="1">Current world object</text:h>
          </table:table-cell>
        </table:table-row>
        <table:table-row>
          <table:table-cell table:style-name="Table7.A2" office:value-type="string">
            <text:h text:style-name="P76" text:outline-level="1">[helditem1]</text:h>
          </table:table-cell>
          <table:table-cell table:style-name="Table7.A2" office:value-type="string">
            <text:h text:style-name="P76" text:outline-level="1">Current held pocket item</text:h>
          </table:table-cell>
        </table:table-row>
        <table:table-row table:style-name="Table7.1">
          <table:table-cell table:style-name="Table7.A2" office:value-type="string">
            <text:h text:style-name="P76" text:outline-level="1">[helditem2]</text:h>
          </table:table-cell>
          <table:table-cell table:style-name="Table7.A2" office:value-type="string">
            <text:h text:style-name="P76" text:outline-level="1">Second held pocket item (for pocket mergers)</text:h>
          </table:table-cell>
        </table:table-row>
        <table:table-row table:style-name="Table7.1">
          <table:table-cell table:style-name="Table7.A2" office:value-type="string">
            <text:h text:style-name="P77" text:outline-level="1">[ros]</text:h>
          </table:table-cell>
          <table:table-cell table:style-name="Table7.A2" office:value-type="string">
            <text:h text:style-name="P77" text:outline-level="1">Client operating system</text:h>
          </table:table-cell>
        </table:table-row>
        <table:table-row table:style-name="Table7.1">
          <table:table-cell table:style-name="Table7.A2" office:value-type="string">
            <text:h text:style-name="P80" text:outline-level="1">[tos]</text:h>
          </table:table-cell>
          <table:table-cell table:style-name="Table7.A2" office:value-type="string">
            <text:h text:style-name="P80" text:outline-level="1">In game terminal OS name</text:h>
          </table:table-cell>
        </table:table-row>
        <table:table-row table:style-name="Table7.1">
          <table:table-cell table:style-name="Table7.A2" office:value-type="string">
            <text:h text:style-name="P79" text:outline-level="1">[gametitle]</text:h>
          </table:table-cell>
          <table:table-cell table:style-name="Table7.A2" office:value-type="string">
            <text:h text:style-name="P79" text:outline-level="1">Title of the game</text:h>
          </table:table-cell>
        </table:table-row>
        <table:table-row table:style-name="Table7.1">
          <table:table-cell table:style-name="Table7.A2" office:value-type="string">
            <text:h text:style-name="P80" text:outline-level="1">[musicvol]</text:h>
          </table:table-cell>
          <table:table-cell table:style-name="Table7.A2" office:value-type="string">
            <text:h text:style-name="P80" text:outline-level="1">Volume the music is set at</text:h>
          </table:table-cell>
        </table:table-row>
        <table:table-row table:style-name="Table7.1">
          <table:table-cell table:style-name="Table7.A2" office:value-type="string">
            <text:h text:style-name="P80" text:outline-level="1">[sfxvol]</text:h>
          </table:table-cell>
          <table:table-cell table:style-name="Table7.A2" office:value-type="string">
            <text:h text:style-name="P80" text:outline-level="1">Volume the sfx are set at</text:h>
          </table:table-cell>
        </table:table-row>
        <table:table-row table:style-name="Table7.1">
          <table:table-cell table:style-name="Table7.A2" office:value-type="string">
            <text:h text:style-name="P81" text:outline-level="1">[proposedmod]</text:h>
          </table:table-cell>
          <table:table-cell table:style-name="Table7.A2" office:value-type="string">
            <text:h text:style-name="P81" text:outline-level="1">Proposed mod to load</text:h>
          </table:table-cell>
        </table:table-row>
        <table:table-row table:style-name="Table7.1">
          <table:table-cell table:style-name="Table7.A2" office:value-type="string">
            <text:h text:style-name="P94" text:outline-level="1">[moddingname]</text:h>
          </table:table-cell>
          <table:table-cell table:style-name="Table7.A2" office:value-type="string">
            <text:h text:style-name="P94" text:outline-level="1">What mods are referred to in game</text:h>
          </table:table-cell>
        </table:table-row>
        <table:table-row table:style-name="Table7.1">
          <table:table-cell table:style-name="Table7.A2" office:value-type="string">
            <text:h text:style-name="P94" text:outline-level="1">[gametime]</text:h>
          </table:table-cell>
          <table:table-cell table:style-name="Table7.A2" office:value-type="string">
            <text:h text:style-name="P94" text:outline-level="1">How long the save file has been played <text:span text:style-name="T67">in HH:MM:SS</text:span></text:h>
          </table:table-cell>
        </table:table-row>
        <table:table-row table:style-name="Table7.1">
          <table:table-cell table:style-name="Table7.A13" office:value-type="string">
            <text:h text:style-name="P106" text:outline-level="1">[value<text:span text:style-name="T81">]-(no)</text:span></text:h>
          </table:table-cell>
          <table:table-cell table:style-name="Table7.A13" office:value-type="string">
            <text:h text:style-name="P106" text:outline-level="1">A script value</text:h>
          </table:table-cell>
        </table:table-row>
      </table:table>
      <text:h text:style-name="P158" text:outline-level="1"/>
      <text:h text:style-name="P158" text:outline-level="1"/>
      <text:h text:style-name="P158" text:outline-level="1"/>
      <text:h text:style-name="P155" text:outline-level="1"><text:bookmark-start text:name="_Toc10"/>Error Codes<text:bookmark-end text:name="_Toc10"/></text:h>
      <text:h text:style-name="P156" text:outline-level="1"/>
      <text:p text:style-name="P164"/>
      <table:table table:name="Table9" table:style-name="Table9" table:template-name="Elegant">
        <table:table-column table:style-name="Table9.A" table:number-columns-repeated="3"/>
        <table:table-row table:style-name="Table9.1">
          <table:table-cell table:style-name="Table9.A1" office:value-type="string">
            <text:p text:style-name="P232">Error Code</text:p>
          </table:table-cell>
          <table:table-cell table:style-name="Table9.A1" office:value-type="string">
            <text:p text:style-name="P232">Description (and Potential Fix)</text:p>
          </table:table-cell>
          <table:table-cell table:style-name="Table9.A1" office:value-type="string">
            <text:p text:style-name="P233">Result</text:p>
          </table:table-cell>
        </table:table-row>
        <table:table-row table:style-name="Table9.1">
          <table:table-cell table:style-name="Table9.A2" office:value-type="string">
            <text:p text:style-name="P204">5</text:p>
          </table:table-cell>
          <table:table-cell table:style-name="Table9.A2" office:value-type="string">
            <text:p text:style-name="P204">ILLEGAL FUNCTION CALL</text:p>
          </table:table-cell>
          <table:table-cell table:style-name="Table9.A2" office:value-type="string">
            <text:p text:style-name="P213">No Crash</text:p>
          </table:table-cell>
        </table:table-row>
        <table:table-row table:style-name="Table9.1">
          <table:table-cell table:style-name="Table9.A2" office:value-type="string">
            <text:p text:style-name="P204">6</text:p>
          </table:table-cell>
          <table:table-cell table:style-name="Table9.A2" office:value-type="string">
            <text:p text:style-name="P204">OVERFLOW</text:p>
          </table:table-cell>
          <table:table-cell table:style-name="Table9.A2" office:value-type="string">
            <text:p text:style-name="P213">No Crash</text:p>
          </table:table-cell>
        </table:table-row>
        <table:table-row table:style-name="Table9.4">
          <table:table-cell table:style-name="Table9.A2" office:value-type="string">
            <text:p text:style-name="P204">7</text:p>
          </table:table-cell>
          <table:table-cell table:style-name="Table9.A2" office:value-type="string">
            <text:p text:style-name="P204">OUT OF MEMORY (check to see if host machine running VaME has enough memory.)</text:p>
          </table:table-cell>
          <table:table-cell table:style-name="Table9.A2" office:value-type="string">
            <text:p text:style-name="P213">Guru Meditation</text:p>
          </table:table-cell>
        </table:table-row>
        <table:table-row table:style-name="Table9.5">
          <table:table-cell table:style-name="Table9.A2" office:value-type="string">
            <text:p text:style-name="P204">9</text:p>
          </table:table-cell>
          <table:table-cell table:style-name="Table9.A2" office:value-type="string">
            <text:p text:style-name="P204">Subscript out of range. (An array's upper or lower dimensioned boundary has been exceeded.) </text:p>
          </table:table-cell>
          <table:table-cell table:style-name="Table9.A2" office:value-type="string">
            <text:p text:style-name="P213">No Crash</text:p>
          </table:table-cell>
        </table:table-row>
        <table:table-row table:style-name="Table9.5">
          <table:table-cell table:style-name="Table9.A2" office:value-type="string">
            <text:p text:style-name="P204">11</text:p>
          </table:table-cell>
          <table:table-cell table:style-name="Table9.A2" office:value-type="string">
            <text:p text:style-name="P204">DIVISION BY ZERO (check any metadata values that are processed by any engine algorithms)</text:p>
          </table:table-cell>
          <table:table-cell table:style-name="Table9.A2" office:value-type="string">
            <text:p text:style-name="P229">Crash (not Guru Meditation)</text:p>
          </table:table-cell>
        </table:table-row>
        <table:table-row table:style-name="Table9.1">
          <table:table-cell table:style-name="Table9.A2" office:value-type="string">
            <text:p text:style-name="P204">13</text:p>
          </table:table-cell>
          <table:table-cell table:style-name="Table9.A2" office:value-type="string">
            <text:p text:style-name="P204">TYPE MISMATCH</text:p>
          </table:table-cell>
          <table:table-cell table:style-name="Table9.A2" office:value-type="string">
            <text:p text:style-name="P213">No Crash</text:p>
          </table:table-cell>
        </table:table-row>
        <table:table-row table:style-name="Table9.1">
          <table:table-cell table:style-name="Table9.A2" office:value-type="string">
            <text:p text:style-name="P204">19</text:p>
          </table:table-cell>
          <table:table-cell table:style-name="Table9.A2" office:value-type="string">
            <text:p text:style-name="P204">NO RESUME - RESUME REQUIRED</text:p>
          </table:table-cell>
          <table:table-cell table:style-name="Table9.A2" office:value-type="string">
            <text:p text:style-name="P213">No Crash</text:p>
          </table:table-cell>
        </table:table-row>
        <table:table-row table:style-name="Table9.1">
          <table:table-cell table:style-name="Table9.A2" office:value-type="string">
            <text:p text:style-name="P204">20</text:p>
          </table:table-cell>
          <table:table-cell table:style-name="Table9.A2" office:value-type="string">
            <text:p text:style-name="P204">RESUME WITHOUT ERROR</text:p>
          </table:table-cell>
          <table:table-cell table:style-name="Table9.A2" office:value-type="string">
            <text:p text:style-name="P213">No Crash</text:p>
          </table:table-cell>
        </table:table-row>
        <table:table-row table:style-name="Table9.1">
          <table:table-cell table:style-name="Table9.A2" office:value-type="string">
            <text:p text:style-name="P204">26</text:p>
          </table:table-cell>
          <table:table-cell table:style-name="Table9.A2" office:value-type="string">
            <text:p text:style-name="P204">FOR WITHOUT NEXT</text:p>
          </table:table-cell>
          <table:table-cell table:style-name="Table9.A2" office:value-type="string">
            <text:p text:style-name="P213">No Crash</text:p>
          </table:table-cell>
        </table:table-row>
        <table:table-row table:style-name="Table9.1">
          <table:table-cell table:style-name="Table9.A2" office:value-type="string">
            <text:p text:style-name="P204">51</text:p>
          </table:table-cell>
          <table:table-cell table:style-name="Table9.A2" office:value-type="string">
            <text:p text:style-name="P204">INTERNAL MALFUNCTION</text:p>
          </table:table-cell>
          <table:table-cell table:style-name="Table9.A2" office:value-type="string">
            <text:p text:style-name="P213">No Crash</text:p>
          </table:table-cell>
        </table:table-row>
        <table:table-row table:style-name="Table9.5">
          <table:table-cell table:style-name="Table9.A2" office:value-type="string">
            <text:p text:style-name="P204">52</text:p>
          </table:table-cell>
          <table:table-cell table:style-name="Table9.A2" office:value-type="string">
            <text:p text:style-name="P204">METADATA FILE DATA NOT FOUND (check if metadata file engine is reading has the expected values within)</text:p>
          </table:table-cell>
          <table:table-cell table:style-name="Table9.A2" office:value-type="string">
            <text:p text:style-name="P213">No Crash</text:p>
          </table:table-cell>
        </table:table-row>
        <table:table-row table:style-name="Table9.5">
          <table:table-cell table:style-name="Table9.A2" office:value-type="string">
            <text:p text:style-name="P204">53</text:p>
          </table:table-cell>
          <table:table-cell table:style-name="Table9.A2" office:value-type="string">
            <text:p text:style-name="P204">METADATA FILE NOT FOUND (check if metadata file engine is trying to read exists in expected location)</text:p>
          </table:table-cell>
          <table:table-cell table:style-name="Table9.A2" office:value-type="string">
            <text:p text:style-name="P213">No Crash</text:p>
          </table:table-cell>
        </table:table-row>
        <table:table-row table:style-name="Table9.1">
          <table:table-cell table:style-name="Table9.A2" office:value-type="string">
            <text:p text:style-name="P204">54</text:p>
          </table:table-cell>
          <table:table-cell table:style-name="Table9.A2" office:value-type="string">
            <text:p text:style-name="P204">BAD FILE MODE</text:p>
          </table:table-cell>
          <table:table-cell table:style-name="Table9.A2" office:value-type="string">
            <text:p text:style-name="P213">No Crash</text:p>
          </table:table-cell>
        </table:table-row>
        <table:table-row table:style-name="Table9.1">
          <table:table-cell table:style-name="Table9.A2" office:value-type="string">
            <text:p text:style-name="P204">55</text:p>
          </table:table-cell>
          <table:table-cell table:style-name="Table9.A2" office:value-type="string">
            <text:p text:style-name="P204">FILE ALREADY OPEN</text:p>
          </table:table-cell>
          <table:table-cell table:style-name="Table9.A2" office:value-type="string">
            <text:p text:style-name="P213">No Crash</text:p>
          </table:table-cell>
        </table:table-row>
        <table:table-row table:style-name="Table9.5">
          <table:table-cell table:style-name="Table9.A2" office:value-type="string">
            <text:p text:style-name="P204">61</text:p>
          </table:table-cell>
          <table:table-cell table:style-name="Table9.A2" office:value-type="string">
            <text:p text:style-name="P204">DISK FULL (check to see if hard disk drive VaME is running on isn’t full. Seeing this error may cause savedata loss.)</text:p>
          </table:table-cell>
          <table:table-cell table:style-name="Table9.A2" office:value-type="string">
            <text:p text:style-name="P213">No Crash</text:p>
          </table:table-cell>
        </table:table-row>
        <table:table-row table:style-name="Table9.5">
          <table:table-cell table:style-name="Table9.A2" office:value-type="string">
            <text:p text:style-name="P204">62</text:p>
          </table:table-cell>
          <table:table-cell table:style-name="Table9.A2" office:value-type="string">
            <text:p text:style-name="P204">INPUT PAST END OF FILE (check to see if metadata engine is reading has all the required values within)</text:p>
          </table:table-cell>
          <table:table-cell table:style-name="Table9.A2" office:value-type="string">
            <text:p text:style-name="P213">No Crash</text:p>
          </table:table-cell>
        </table:table-row>
        <table:table-row table:style-name="Table9.4">
          <table:table-cell table:style-name="Table9.A2" office:value-type="string">
            <text:p text:style-name="P204">64</text:p>
          </table:table-cell>
          <table:table-cell table:style-name="Table9.A2" office:value-type="string">
            <text:p text:style-name="P204">BAD FILE NAME (file name is illegal. Avoid symbols and log filenames.)</text:p>
          </table:table-cell>
          <table:table-cell table:style-name="Table9.A2" office:value-type="string">
            <text:p text:style-name="P213">No Crash</text:p>
          </table:table-cell>
        </table:table-row>
        <table:table-row table:style-name="Table9.4">
          <table:table-cell table:style-name="Table9.A2" office:value-type="string">
            <text:p text:style-name="P204">67</text:p>
          </table:table-cell>
          <table:table-cell table:style-name="Table9.A2" office:value-type="string">
            <text:p text:style-name="P204">TOO MANY FILES (over 15 files are loaded using OPEN.)</text:p>
          </table:table-cell>
          <table:table-cell table:style-name="Table9.A2" office:value-type="string">
            <text:p text:style-name="P213">Guru Meditation</text:p>
          </table:table-cell>
        </table:table-row>
        <table:table-row table:style-name="Table9.4">
          <table:table-cell table:style-name="Table9.A2" office:value-type="string">
            <text:p text:style-name="P204">73</text:p>
          </table:table-cell>
          <table:table-cell table:style-name="Table9.A2" office:value-type="string">
            <text:p text:style-name="P204">FEATURE UNAVAILABLE (command used is incompatible).</text:p>
          </table:table-cell>
          <table:table-cell table:style-name="Table9.A2" office:value-type="string">
            <text:p text:style-name="P213">No Crash</text:p>
          </table:table-cell>
        </table:table-row>
        <text:soft-page-break/>
        <table:table-row table:style-name="Table9.1">
          <table:table-cell table:style-name="Table9.A2" office:value-type="string">
            <text:p text:style-name="P204">76</text:p>
          </table:table-cell>
          <table:table-cell table:style-name="Table9.A2" office:value-type="string">
            <text:p text:style-name="P204">INVALID METADATA FILE PATH</text:p>
          </table:table-cell>
          <table:table-cell table:style-name="Table9.A2" office:value-type="string">
            <text:p text:style-name="P213">No Crash</text:p>
          </table:table-cell>
        </table:table-row>
        <table:table-row table:style-name="Table9.4">
          <table:table-cell table:style-name="Table9.A2" office:value-type="string">
            <text:p text:style-name="P204">97</text:p>
          </table:table-cell>
          <table:table-cell table:style-name="Table9.A2" office:value-type="string">
            <text:p text:style-name="P204">FALSE FLAG ERROR (for development purposes)</text:p>
          </table:table-cell>
          <table:table-cell table:style-name="Table9.A2" office:value-type="string">
            <text:p text:style-name="P213">No Crash</text:p>
          </table:table-cell>
        </table:table-row>
        <table:table-row table:style-name="Table9.1">
          <table:table-cell table:style-name="Table9.A2" office:value-type="string">
            <text:p text:style-name="P204">258</text:p>
          </table:table-cell>
          <table:table-cell table:style-name="Table9.A2" office:value-type="string">
            <text:p text:style-name="P204">INVALID HANDLE</text:p>
          </table:table-cell>
          <table:table-cell table:style-name="Table9.A2" office:value-type="string">
            <text:p text:style-name="P213">No Crash</text:p>
          </table:table-cell>
        </table:table-row>
        <table:table-row table:style-name="Table9.5">
          <table:table-cell table:style-name="Table9.A2" office:value-type="string">
            <text:p text:style-name="P204">420</text:p>
          </table:table-cell>
          <table:table-cell table:style-name="Table9.A2" office:value-type="string">
            <text:p text:style-name="P204">MISSING ENGINE METADATA (required engine metadata file missing. Check dloc$/engine.ddf)</text:p>
          </table:table-cell>
          <table:table-cell table:style-name="Table9.A2" office:value-type="string">
            <text:p text:style-name="P213">Guru Meditation</text:p>
          </table:table-cell>
        </table:table-row>
        <table:table-row table:style-name="Table9.5">
          <table:table-cell table:style-name="Table9.A2" office:value-type="string">
            <text:p text:style-name="P204">421</text:p>
          </table:table-cell>
          <table:table-cell table:style-name="Table9.A2" office:value-type="string">
            <text:p text:style-name="P204">MISSING METADATA DIRECTORY (required metadata directory is missing. Check if dloc$ has all the needed directories.)</text:p>
          </table:table-cell>
          <table:table-cell table:style-name="Table9.A2" office:value-type="string">
            <text:p text:style-name="P213">Guru Meditation</text:p>
          </table:table-cell>
        </table:table-row>
        <table:table-row table:style-name="Table9.5">
          <table:table-cell table:style-name="Table9.A2" office:value-type="string">
            <text:p text:style-name="P204">422</text:p>
          </table:table-cell>
          <table:table-cell table:style-name="Table9.A2" office:value-type="string">
            <text:p text:style-name="P204">MISSING DEFAULT SAVE FILE (required default save file is missing. Check sloc$/defaultsave.ddf)</text:p>
          </table:table-cell>
          <table:table-cell table:style-name="Table9.A2" office:value-type="string">
            <text:p text:style-name="P213">Guru Meditation</text:p>
          </table:table-cell>
        </table:table-row>
        <table:table-row table:style-name="Table9.5">
          <table:table-cell table:style-name="Table9.A2" office:value-type="string">
            <text:p text:style-name="P204">423</text:p>
          </table:table-cell>
          <table:table-cell table:style-name="Table9.A2" office:value-type="string">
            <text:p text:style-name="P204">MISSING SCRIPT (required script file is missing. Check scriptloc$/ contents for missing or misplaced scripts.</text:p>
          </table:table-cell>
          <table:table-cell table:style-name="Table9.A2" office:value-type="string">
            <text:p text:style-name="P213">No Crash</text:p>
          </table:table-cell>
        </table:table-row>
        <table:table-row table:style-name="Table9.4">
          <table:table-cell table:style-name="Table9.A2" office:value-type="string">
            <text:p text:style-name="P204">424</text:p>
          </table:table-cell>
          <table:table-cell table:style-name="Table9.A2" office:value-type="string">
            <text:p text:style-name="P204">MISSING ANIMATION FILE (required animation file is missing. Check aloc$/anifile$/)</text:p>
          </table:table-cell>
          <table:table-cell table:style-name="Table9.A2" office:value-type="string">
            <text:p text:style-name="P213">No Crash</text:p>
          </table:table-cell>
        </table:table-row>
        <table:table-row table:style-name="Table9.4">
          <table:table-cell table:style-name="Table9.A2" office:value-type="string">
            <text:p text:style-name="P204">425</text:p>
          </table:table-cell>
          <table:table-cell table:style-name="Table9.A2" office:value-type="string">
            <text:p text:style-name="P204">MISSING TERMINAL FILE (required terminal file is missing. Check tloc$/runterminal$/)</text:p>
          </table:table-cell>
          <table:table-cell table:style-name="Table9.A2" office:value-type="string">
            <text:p text:style-name="P213">No Crash</text:p>
          </table:table-cell>
        </table:table-row>
        <table:table-row table:style-name="Table9.4">
          <table:table-cell table:style-name="Table9.A2" office:value-type="string">
            <text:p text:style-name="P214">426</text:p>
          </table:table-cell>
          <table:table-cell table:style-name="Table9.A2" office:value-type="string">
            <text:p text:style-name="P214">CONFLICTING LAUNCH PARAMETERS (launch parameters -fix and -noupdate used together)</text:p>
          </table:table-cell>
          <table:table-cell table:style-name="Table9.A2" office:value-type="string">
            <text:p text:style-name="P213">Guru Meditation</text:p>
          </table:table-cell>
        </table:table-row>
        <table:table-row table:style-name="Table9.4">
          <table:table-cell table:style-name="Table9.A2" office:value-type="string">
            <text:p text:style-name="P216">427</text:p>
          </table:table-cell>
          <table:table-cell table:style-name="Table9.A2" office:value-type="string">
            <text:p text:style-name="P216">GAME REQUIRES A DIFFERENT ENGINE VERSION</text:p>
          </table:table-cell>
          <table:table-cell table:style-name="Table9.A2" office:value-type="string">
            <text:p text:style-name="P213">Guru Meditation</text:p>
          </table:table-cell>
        </table:table-row>
        <table:table-row table:style-name="Table9.4">
          <table:table-cell table:style-name="Table9.A2" office:value-type="string">
            <text:p text:style-name="P217">428</text:p>
          </table:table-cell>
          <table:table-cell table:style-name="Table9.A2" office:value-type="string">
            <text:p text:style-name="P217">NO CONTROLS DEFINED (required input codes are not present)</text:p>
          </table:table-cell>
          <table:table-cell table:style-name="Table9.A2" office:value-type="string">
            <text:p text:style-name="P213">Guru Meditation</text:p>
          </table:table-cell>
        </table:table-row>
        <table:table-row table:style-name="Table9.4">
          <table:table-cell table:style-name="Table9.A2" office:value-type="string">
            <text:p text:style-name="P218">429</text:p>
          </table:table-cell>
          <table:table-cell table:style-name="Table9.A2" office:value-type="string">
            <text:p text:style-name="P218">NO FONT DEFINED (required font file or metadata not present)</text:p>
          </table:table-cell>
          <table:table-cell table:style-name="Table9.A2" office:value-type="string">
            <text:p text:style-name="P213">Guru Meditation</text:p>
          </table:table-cell>
        </table:table-row>
        <table:table-row table:style-name="Table9.4">
          <table:table-cell table:style-name="Table9.A2" office:value-type="string">
            <text:p text:style-name="P219">430</text:p>
          </table:table-cell>
          <table:table-cell table:style-name="Table9.A2" office:value-type="string">
            <text:p text:style-name="P219">Unsupported/unknown OS</text:p>
          </table:table-cell>
          <table:table-cell table:style-name="Table9.A2" office:value-type="string">
            <text:p text:style-name="P213">Guru Meditation</text:p>
          </table:table-cell>
        </table:table-row>
        <table:table-row table:style-name="Table9.4">
          <table:table-cell table:style-name="Table9.A2" office:value-type="string">
            <text:p text:style-name="P220">431</text:p>
          </table:table-cell>
          <table:table-cell table:style-name="Table9.A2" office:value-type="string">
            <text:p text:style-name="P220">CANNOT LOAD MORE THAN ONE MOD AT ONCE</text:p>
          </table:table-cell>
          <table:table-cell table:style-name="Table9.A2" office:value-type="string">
            <text:p text:style-name="P213">Guru Meditation</text:p>
          </table:table-cell>
        </table:table-row>
        <table:table-row table:style-name="Table9.4">
          <table:table-cell table:style-name="Table9.A2" office:value-type="string">
            <text:p text:style-name="P221">432</text:p>
          </table:table-cell>
          <table:table-cell table:style-name="Table9.A2" office:value-type="string">
            <text:p text:style-name="P221">REQUESTED MOD NOT FOUND</text:p>
          </table:table-cell>
          <table:table-cell table:style-name="Table9.A2" office:value-type="string">
            <text:p text:style-name="P213">Guru Meditation</text:p>
          </table:table-cell>
        </table:table-row>
        <table:table-row table:style-name="Table9.4">
          <table:table-cell table:style-name="Table9.A2" office:value-type="string">
            <text:p text:style-name="P222">433</text:p>
          </table:table-cell>
          <table:table-cell table:style-name="Table9.A2" office:value-type="string">
            <text:p text:style-name="P215">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13">Guru Meditation</text:p>
          </table:table-cell>
        </table:table-row>
        <table:table-row table:style-name="Table9.4">
          <table:table-cell table:style-name="Table9.A2" office:value-type="string">
            <text:p text:style-name="P226">434</text:p>
          </table:table-cell>
          <table:table-cell table:style-name="Table9.A2" office:value-type="string">
            <text:p text:style-name="P226">DEFAULT OPTIONS FILE MISSING!</text:p>
          </table:table-cell>
          <table:table-cell table:style-name="Table9.A2" office:value-type="string">
            <text:p text:style-name="P226">Guru Meditation</text:p>
          </table:table-cell>
        </table:table-row>
        <table:table-row table:style-name="Table9.4">
          <table:table-cell table:style-name="Table9.A2" office:value-type="string">
            <text:p text:style-name="P227">435</text:p>
          </table:table-cell>
          <table:table-cell table:style-name="Table9.A2" office:value-type="string">
            <text:p text:style-name="P227">Missing full screen image!</text:p>
          </table:table-cell>
          <table:table-cell table:style-name="Table9.A2" office:value-type="string">
            <text:p text:style-name="P227">No Crash</text:p>
          </table:table-cell>
        </table:table-row>
        <table:table-row table:style-name="Table9.4">
          <table:table-cell table:style-name="Table9.A2" office:value-type="string">
            <text:p text:style-name="P228">436</text:p>
          </table:table-cell>
          <table:table-cell table:style-name="Table9.A2" office:value-type="string">
            <text:p text:style-name="P228">Division by Zero!</text:p>
          </table:table-cell>
          <table:table-cell table:style-name="Table9.A2" office:value-type="string">
            <text:p text:style-name="P228">No Crash</text:p>
          </table:table-cell>
        </table:table-row>
        <table:table-row table:style-name="Table9.1">
          <table:table-cell table:style-name="Table9.A2" office:value-type="string">
            <text:p text:style-name="P204">666</text:p>
          </table:table-cell>
          <table:table-cell table:style-name="Table9.A2" office:value-type="string">
            <text:p text:style-name="P204">Demonic Error</text:p>
          </table:table-cell>
          <table:table-cell table:style-name="Table9.A2" office:value-type="string">
            <text:p text:style-name="P213">Guru Meditation</text:p>
          </table:table-cell>
        </table:table-row>
        <table:table-row table:style-name="Table9.1">
          <table:table-cell table:style-name="Table9.A42" office:value-type="string">
            <text:p text:style-name="P204">any other number not listed here</text:p>
          </table:table-cell>
          <table:table-cell table:style-name="Table9.A42" office:value-type="string">
            <text:p text:style-name="P204">UNKNOWN ERROR</text:p>
          </table:table-cell>
          <table:table-cell table:style-name="Table9.A42" office:value-type="string">
            <text:p text:style-name="P213">Guru Meditation</text:p>
          </table:table-cell>
        </table:table-row>
      </table:table>
      <text:h text:style-name="P143" text:outline-level="1"/>
      <text:p text:style-name="P130"/>
      <text:p text:style-name="P130"/>
      <text:h text:style-name="P155" text:outline-level="1"><text:bookmark-start text:name="_Toc11"/>Mandatory Music<text:bookmark-end text:name="_Toc11"/></text:h>
      <text:h text:style-name="P156" text:outline-level="1"/>
      <text:p text:style-name="P135">The following is a list of the mandatory music files that must exist.</text:p>
      <text:p text:style-name="P133"/>
      <table:table table:name="Table10" table:style-name="Table10" table:template-name="Elegant">
        <table:table-column table:style-name="Table10.A"/>
        <table:table-column table:style-name="Table10.B"/>
        <table:table-row table:style-name="Table10.1">
          <table:table-cell table:style-name="Table10.A1" office:value-type="string">
            <text:p text:style-name="P232">Filename</text:p>
          </table:table-cell>
          <table:table-cell table:style-name="Table10.A1" office:value-type="string">
            <text:p text:style-name="P232">Description</text:p>
          </table:table-cell>
        </table:table-row>
        <table:table-row table:style-name="Table10.1">
          <table:table-cell table:style-name="Table10.A2" office:value-type="string">
            <text:p text:style-name="P204">menu.ogg</text:p>
          </table:table-cell>
          <table:table-cell table:style-name="Table10.A2" office:value-type="string">
            <text:p text:style-name="P204">Music for main menu. </text:p>
          </table:table-cell>
        </table:table-row>
      </table:table>
      <text:p text:style-name="P139"/>
      <text:h text:style-name="P155" text:outline-level="1"><text:bookmark-start text:name="_Toc12"/>Mandatory Sound Effects<text:bookmark-end text:name="_Toc12"/></text:h>
      <text:h text:style-name="P156" text:outline-level="1"/>
      <text:p text:style-name="P135">The following is a list of the mandatory music files that must exist.</text:p>
      <text:p text:style-name="P133"/>
      <table:table table:name="Table11" table:style-name="Table11" table:template-name="Elegant">
        <table:table-column table:style-name="Table11.A"/>
        <table:table-column table:style-name="Table11.B"/>
        <table:table-row table:style-name="Table11.1">
          <table:table-cell table:style-name="Table11.A1" office:value-type="string">
            <text:p text:style-name="P232">Filename</text:p>
          </table:table-cell>
          <table:table-cell table:style-name="Table11.A1" office:value-type="string">
            <text:p text:style-name="P232">Description</text:p>
          </table:table-cell>
        </table:table-row>
        <table:table-row table:style-name="Table11.1">
          <table:table-cell table:style-name="Table11.A2" office:value-type="string">
            <text:p text:style-name="P204">move.ogg</text:p>
          </table:table-cell>
          <table:table-cell table:style-name="Table11.A2" office:value-type="string">
            <text:p text:style-name="P204">Move menu/pocket/terminal item.</text:p>
          </table:table-cell>
        </table:table-row>
        <table:table-row table:style-name="Table11.1">
          <table:table-cell table:style-name="Table11.A2" office:value-type="string">
            <text:p text:style-name="P204">select.ogg</text:p>
          </table:table-cell>
          <table:table-cell table:style-name="Table11.A2" office:value-type="string">
            <text:p text:style-name="P204">Select menu/pocket/terminal item.</text:p>
          </table:table-cell>
        </table:table-row>
        <table:table-row table:style-name="Table11.1">
          <table:table-cell table:style-name="Table11.A2" office:value-type="string">
            <text:p text:style-name="P204">terminalon.ogg</text:p>
          </table:table-cell>
          <table:table-cell table:style-name="Table11.A2" office:value-type="string">
            <text:p text:style-name="P204">Sound played when terminal is switched on.</text:p>
          </table:table-cell>
        </table:table-row>
        <table:table-row table:style-name="Table11.1">
          <table:table-cell table:style-name="Table11.A2" office:value-type="string">
            <text:p text:style-name="P204">terminaloff.ogg</text:p>
          </table:table-cell>
          <table:table-cell table:style-name="Table11.A2" office:value-type="string">
            <text:p text:style-name="P204">Sound played when terminal is switched off.</text:p>
          </table:table-cell>
        </table:table-row>
        <table:table-row table:style-name="Table11.1">
          <table:table-cell table:style-name="Table11.A2" office:value-type="string">
            <text:p text:style-name="P204">openpocket.ogg</text:p>
          </table:table-cell>
          <table:table-cell table:style-name="Table11.A2" office:value-type="string">
            <text:p text:style-name="P204">Sound played when pocket is opened.</text:p>
          </table:table-cell>
        </table:table-row>
        <table:table-row table:style-name="Table11.1">
          <table:table-cell table:style-name="Table11.A2" office:value-type="string">
            <text:p text:style-name="P204">closepocket.ogg</text:p>
          </table:table-cell>
          <table:table-cell table:style-name="Table11.A2" office:value-type="string">
            <text:p text:style-name="P204">Sound played when pocket is closed.</text:p>
          </table:table-cell>
        </table:table-row>
        <table:table-row table:style-name="Table11.1">
          <table:table-cell table:style-name="Table11.A2" office:value-type="string">
            <text:p text:style-name="P204">pickup.ogg</text:p>
          </table:table-cell>
          <table:table-cell table:style-name="Table11.A2" office:value-type="string">
            <text:p text:style-name="P204">Sound played when pocket item/currency is picked up.</text:p>
          </table:table-cell>
        </table:table-row>
        <table:table-row table:style-name="Table11.1">
          <table:table-cell table:style-name="Table11.A2" office:value-type="string">
            <text:p text:style-name="P204">drop.ogg</text:p>
          </table:table-cell>
          <table:table-cell table:style-name="Table11.A2" office:value-type="string">
            <text:p text:style-name="P204">Sound played when pocket item/currency is given away.</text:p>
          </table:table-cell>
        </table:table-row>
        <table:table-row table:style-name="Table11.1">
          <table:table-cell table:style-name="Table11.A2" office:value-type="string">
            <text:p text:style-name="P204">lightning.ogg</text:p>
          </table:table-cell>
          <table:table-cell table:style-name="Table11.A2" office:value-type="string">
            <text:p text:style-name="P204">Sound played for lightning during storm map effect.</text:p>
          </table:table-cell>
        </table:table-row>
        <table:table-row table:style-name="Table11.1">
          <table:table-cell table:style-name="Table11.A2" office:value-type="string">
            <text:p text:style-name="P231">awardgranted.ogg</text:p>
          </table:table-cell>
          <table:table-cell table:style-name="Table11.A2" office:value-type="string">
            <text:p text:style-name="P231">Sound played when an award is granted to the player.</text:p>
          </table:table-cell>
        </table:table-row>
        <table:table-row table:style-name="Table11.1">
          <table:table-cell table:style-name="Table11.A12" office:value-type="string">
            <text:p text:style-name="P204">devlogo.ogg</text:p>
          </table:table-cell>
          <table:table-cell table:style-name="Table11.A12" office:value-type="string">
            <text:p text:style-name="P204">Sound played when developer logo is displayed.</text:p>
          </table:table-cell>
        </table:table-row>
      </table:table>
      <text:p text:style-name="P139"><text:bookmark text:name="_Toc13"/></text:p>
      <text:h text:style-name="P155" text:outline-level="1"><text:bookmark-start text:name="_Toc15"/>Launch Parameters<text:bookmark-end text:name="_Toc15"/></text:h>
      <text:h text:style-name="P156" text:outline-level="1"/>
      <text:p text:style-name="P139">Windows: <text:span text:style-name="T60">vame_win.exe</text:span><text:span text:style-name="T46"> [parameters]</text:span></text:p>
      <text:p text:style-name="P139">Linux: <text:span text:style-name="T60">./vame_linux </text:span><text:span text:style-name="T46">[parameters]</text:span></text:p>
      <text:h text:style-name="P143"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32">Parameter</text:p>
          </table:table-cell>
          <table:table-cell table:style-name="Table14.A1" office:value-type="string">
            <text:p text:style-name="P232">Description</text:p>
          </table:table-cell>
        </table:table-row>
        <table:table-row table:style-name="Table14.2">
          <table:table-cell table:style-name="Table14.A2" office:value-type="string">
            <text:p text:style-name="P204">-console</text:p>
          </table:table-cell>
          <table:table-cell table:style-name="Table14.A2" office:value-type="string">
            <text:p text:style-name="P204">Forces engine to display engine console (only if devmode is switched on.)</text:p>
          </table:table-cell>
        </table:table-row>
        <table:table-row table:style-name="Table14.1">
          <table:table-cell table:style-name="Table14.A2" office:value-type="string">
            <text:p text:style-name="P204">-devmode</text:p>
          </table:table-cell>
          <table:table-cell table:style-name="Table14.A2" office:value-type="string">
            <text:p text:style-name="P204">Forces engine to run in developer mode.</text:p>
          </table:table-cell>
        </table:table-row>
        <table:table-row table:style-name="Table14.1">
          <table:table-cell table:style-name="Table14.A2" office:value-type="string">
            <text:p text:style-name="P204">-erasesave</text:p>
          </table:table-cell>
          <table:table-cell table:style-name="Table14.A2" office:value-type="string">
            <text:p text:style-name="P204">Erases save then closes game.</text:p>
          </table:table-cell>
        </table:table-row>
        <table:table-row table:style-name="Table14.2">
          <table:table-cell table:style-name="Table14.A2" office:value-type="string">
            <text:p text:style-name="P204">-fix</text:p>
          </table:table-cell>
          <table:table-cell table:style-name="Table14.A2" office:value-type="string">
            <text:p text:style-name="P204">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04">-<text:span text:style-name="T18">fullscreen</text:span></text:p>
          </table:table-cell>
          <table:table-cell table:style-name="Table14.A2" office:value-type="string">
            <text:p text:style-name="P223">Launches in fullscreen mode overriding user settings. Cannot be used with -windowed parameter.</text:p>
          </table:table-cell>
        </table:table-row>
        <table:table-row table:style-name="Table14.2">
          <table:table-cell table:style-name="Table14.A2" office:value-type="string">
            <text:p text:style-name="P204">-lite</text:p>
          </table:table-cell>
          <table:table-cell table:style-name="Table14.A2" office:value-type="string">
            <text:p text:style-name="P204">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04">-<text:span text:style-name="T16">mod=[mod folder name]</text:span></text:p>
          </table:table-cell>
          <table:table-cell table:style-name="Table14.A2" office:value-type="string">
            <text:p text:style-name="P224">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04">-nofx</text:p>
          </table:table-cell>
          <table:table-cell table:style-name="Table14.A2" office:value-type="string">
            <text:p text:style-name="P204">Disables any effects the engine uses. Good at reducing flicker on slower machines.</text:p>
          </table:table-cell>
        </table:table-row>
        <table:table-row table:style-name="Table14.9">
          <table:table-cell table:style-name="Table14.A2" office:value-type="string">
            <text:p text:style-name="P204">-nosave</text:p>
          </table:table-cell>
          <table:table-cell table:style-name="Table14.A2" office:value-type="string">
            <text:p text:style-name="P204">Prevents game from saving <text:span text:style-name="T13">automatically if autosave is enabled.</text:span></text:p>
          </table:table-cell>
        </table:table-row>
        <table:table-row table:style-name="Table14.9">
          <table:table-cell table:style-name="Table14.A2" office:value-type="string">
            <text:p text:style-name="P204">-<text:span text:style-name="T4">noupdate</text:span></text:p>
          </table:table-cell>
          <table:table-cell table:style-name="Table14.A2" office:value-type="string">
            <text:p text:style-name="P204"><text:span text:style-name="T4">Skips</text:span> update checker. <text:span text:style-name="T16">Cannot be used with -fix parameter.</text:span></text:p>
          </table:table-cell>
        </table:table-row>
        <table:table-row table:style-name="Table14.9">
          <table:table-cell table:style-name="Table14.A12" office:value-type="string">
            <text:p text:style-name="P204">-<text:span text:style-name="T14">windowed</text:span></text:p>
          </table:table-cell>
          <table:table-cell table:style-name="Table14.A12" office:value-type="string">
            <text:p text:style-name="P225">Launches in windowed mode overriding user settings. <text:span text:style-name="T18">Cannot be used with -fullscreen parameter.</text:span></text:p>
          </table:table-cell>
        </table:table-row>
      </table:table>
      <text:h text:style-name="P156" text:outline-level="1"/>
      <text:h text:style-name="P159" text:outline-level="1">Input Values</text:h>
      <text:h text:style-name="P160" text:outline-level="1"/>
      <table:table table:name="Table6" table:style-name="Table6" table:template-name="Elegant">
        <table:table-column table:style-name="Table6.A"/>
        <table:table-column table:style-name="Table6.B"/>
        <table:table-row>
          <table:table-cell table:style-name="Table6.A1" office:value-type="string">
            <text:h text:style-name="P128" text:outline-level="1">Value</text:h>
          </table:table-cell>
          <table:table-cell table:style-name="Table6.A1" office:value-type="string">
            <text:h text:style-name="P128" text:outline-level="1">Description</text:h>
          </table:table-cell>
        </table:table-row>
        <table:table-row>
          <table:table-cell table:style-name="Table6.A2" office:value-type="string">
            <text:h text:style-name="P78" text:outline-level="1">a</text:h>
          </table:table-cell>
          <table:table-cell table:style-name="Table6.A2" office:value-type="string">
            <text:h text:style-name="P78" text:outline-level="1">Walking controls / map</text:h>
          </table:table-cell>
        </table:table-row>
        <table:table-row>
          <table:table-cell table:style-name="Table6.A2" office:value-type="string">
            <text:h text:style-name="P78" text:outline-level="1">b</text:h>
          </table:table-cell>
          <table:table-cell table:style-name="Table6.A2" office:value-type="string">
            <text:h text:style-name="P78" text:outline-level="1">Pockets</text:h>
          </table:table-cell>
        </table:table-row>
        <table:table-row table:style-name="Table6.4">
          <table:table-cell table:style-name="Table6.A2" office:value-type="string">
            <text:h text:style-name="P78" text:outline-level="1">c</text:h>
          </table:table-cell>
          <table:table-cell table:style-name="Table6.A2" office:value-type="string">
            <text:h text:style-name="P78" text:outline-level="1">Pockets</text:h>
          </table:table-cell>
        </table:table-row>
        <table:table-row>
          <table:table-cell table:style-name="Table6.A2" office:value-type="string">
            <text:h text:style-name="P78" text:outline-level="1">d</text:h>
          </table:table-cell>
          <table:table-cell table:style-name="Table6.A2" office:value-type="string">
            <text:h text:style-name="P78" text:outline-level="1">Pockets <text:span text:style-name="T36">+ Text Banner</text:span></text:h>
          </table:table-cell>
        </table:table-row>
        <table:table-row>
          <table:table-cell table:style-name="Table6.A2" office:value-type="string">
            <text:h text:style-name="P78" text:outline-level="1">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d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t</text:h>
          </table:table-cell>
          <table:table-cell table:style-name="Table6.A2" office:value-type="string">
            <text:h text:style-name="P78" text:outline-level="1">Terminal</text:h>
          </table:table-cell>
        </table:table-row>
        <table:table-row>
          <table:table-cell table:style-name="Table6.A2" office:value-type="string">
            <text:h text:style-name="P78" text:outline-level="1">tt</text:h>
          </table:table-cell>
          <table:table-cell table:style-name="Table6.A2" office:value-type="string">
            <text:h text:style-name="P78" text:outline-level="1">Terminal / Readtxt</text:h>
          </table:table-cell>
        </table:table-row>
        <table:table-row>
          <table:table-cell table:style-name="Table6.A2" office:value-type="string">
            <text:h text:style-name="P78" text:outline-level="1">ss</text:h>
          </table:table-cell>
          <table:table-cell table:style-name="Table6.A2" office:value-type="string">
            <text:h text:style-name="P78" text:outline-level="1">Fullscreen Image</text:h>
          </table:table-cell>
        </table:table-row>
        <table:table-row>
          <table:table-cell table:style-name="Table6.A11" office:value-type="string">
            <text:h text:style-name="P78" text:outline-level="1">ci</text:h>
          </table:table-cell>
          <table:table-cell table:style-name="Table6.A11" office:value-type="string">
            <text:h text:style-name="P78" text:outline-level="1">Choice Banner</text:h>
          </table:table-cell>
        </table:table-row>
      </table:table>
      <text:h text:style-name="P160"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dc:date>2024-01-15T11:35:00.137786264</dc:date>
    <meta:editing-duration>P7DT1H39M44S</meta:editing-duration>
    <meta:editing-cycles>287</meta:editing-cycles>
    <meta:document-statistic meta:table-count="11" meta:image-count="1" meta:object-count="0" meta:page-count="54" meta:paragraph-count="2190" meta:word-count="11004" meta:character-count="73366" meta:non-whitespace-character-count="64517"/>
  </office:meta>
</office:document-meta>
</file>